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FFFFFF" style:cell-protect="none"/>
    </style:style>
    <style:style style:name="ce3" style:family="table-cell" style:parent-style-name="Default" style:data-style-name="N0">
      <style:table-cell-properties style:vertical-align="middle" fo:background-color="#FFFFFF" style:cell-protect="none"/>
    </style:style>
    <style:style style:name="ce4" style:family="table-cell" style:parent-style-name="Default" style:data-style-name="N0">
      <style:table-cell-properties style:vertical-align="middle" style:cell-protect="none"/>
    </style:style>
    <style:style style:name="ce5" style:family="table-cell" style:parent-style-name="Default" style:data-style-name="N0">
      <style:table-cell-properties fo:border="thin solid #000000" style:vertical-align="middle" fo:background-color="#FFFFFF" style:cell-protect="none"/>
    </style:style>
    <style:style style:name="ce6" style:family="table-cell" style:parent-style-name="Normal_32_7" style:data-style-name="N0">
      <style:table-cell-properties style:vertical-align="automatic" fo:background-color="#FFFFFF" style:cell-protect="protected"/>
      <style:text-properties fo:color="#000000" fo:font-size="10pt" style:font-size-asian="10pt" style:font-size-complex="10pt"/>
    </style:style>
    <style:style style:name="ce7" style:family="table-cell" style:parent-style-name="Normal_32_7" style:data-style-name="N0">
      <style:table-cell-properties style:vertical-align="automatic" fo:wrap-option="wrap" fo:background-color="#FFFFFF" style:cell-protect="protected"/>
      <style:text-properties fo:color="#000000" fo:font-size="10pt" style:font-size-asian="10pt" style:font-size-complex="10pt"/>
    </style:style>
    <style:style style:name="ce8" style:family="table-cell" style:parent-style-name="Normal_32_7"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9" style:family="table-cell" style:parent-style-name="Normal_32_7" style:data-style-name="N0">
      <style:table-cell-properties style:vertical-align="middle" fo:background-color="#FFFFFF" style:cell-protect="protected"/>
      <style:text-properties fo:color="#000000" fo:font-size="10pt" style:font-size-asian="10pt" style:font-size-complex="10pt"/>
    </style:style>
    <style:style style:name="ce10" style:family="table-cell" style:parent-style-name="Normal_32_7" style:data-style-name="N0">
      <style:table-cell-properties fo:border="thin solid #000000" style:vertical-align="middle" fo:wrap-option="wrap" fo:background-color="#FFFFFF" style:cell-protect="protected"/>
      <style:text-properties fo:color="#000000" fo:font-size="10pt" style:font-size-asian="10pt" style:font-size-complex="10pt"/>
    </style:style>
    <style:style style:name="ce11" style:family="table-cell" style:parent-style-name="Normal_32_7" style:data-style-name="N0">
      <style:table-cell-properties fo:border="thin solid #000000" style:vertical-align="middle" fo:wrap-option="wrap" fo:background-color="#D9D9D9" style:cell-protect="protected" style:repeat-content="false"/>
      <style:paragraph-properties fo:text-align="start" fo:margin-left="0cm"/>
      <style:text-properties fo:color="#000000" fo:font-size="10pt" style:font-size-asian="10pt" style:font-size-complex="10pt"/>
    </style:style>
    <style:style style:name="ce12" style:family="table-cell" style:parent-style-name="Default" style:data-style-name="N0">
      <style:table-cell-properties fo:background-color="#FFFFFF"/>
    </style:style>
    <style:style style:name="ce13" style:family="table-cell" style:parent-style-name="Default" style:data-style-name="N0">
      <style:table-cell-properties fo:background-color="#FFFFFF"/>
      <style:text-properties fo:font-weight="bold" style:font-weight-asian="bold" style:font-weight-complex="bold"/>
    </style:style>
    <style:style style:name="ce14" style:family="table-cell" style:parent-style-name="Default" style:data-style-name="N0">
      <style:table-cell-properties fo:background-color="#FFFFFF"/>
      <style:text-properties fo:font-size="14pt" style:font-size-asian="14pt" style:font-size-complex="14pt"/>
    </style:style>
    <style:style style:name="ce15" style:family="table-cell" style:parent-style-name="Default" style:data-style-name="N0">
      <style:table-cell-properties style:vertical-align="middle" fo:background-color="#FFFFFF" style:repeat-content="false"/>
      <style:paragraph-properties fo:text-align="start" fo:margin-left="0cm"/>
      <style:text-properties fo:color="#BFBFBF" style:font-name="Calibri" style:font-name-asian="Calibri" style:font-name-complex="Calibri" fo:font-size="14pt" style:font-size-asian="14pt" style:font-size-complex="14pt"/>
    </style:style>
    <style:style style:name="ce16"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style>
    <style:style style:name="ce17" style:family="table-cell" style:parent-style-name="Default" style:data-style-name="N0">
      <style:table-cell-properties fo:background-color="#FFFFFF"/>
      <style:text-properties fo:font-size="14pt" style:font-size-asian="14pt" style:font-size-complex="14pt"/>
    </style:style>
    <style:style style:name="ce18" style:family="table-cell" style:parent-style-name="Default" style:data-style-name="N0">
      <style:table-cell-properties style:vertical-align="middle" fo:background-color="#FFFFFF"/>
      <style:text-properties style:font-name="Calibri" style:font-name-asian="Calibri" style:font-name-complex="Calibri" fo:font-size="14pt" style:font-size-asian="14pt" style:font-size-complex="14pt" fo:font-weight="bold" style:font-weight-asian="bold" style:font-weight-complex="bold"/>
    </style:style>
    <style:style style:name="ce19"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text-underline-style="solid" style:text-underline-type="single" fo:font-weight="bold" style:font-weight-asian="bold" style:font-weight-complex="bold"/>
    </style:style>
    <style:style style:name="ce20" style:family="table-cell" style:parent-style-name="Normal_32_7"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21" style:family="table-cell" style:parent-style-name="Default" style:data-style-name="N0">
      <style:table-cell-properties fo:border="thin solid #000000" style:vertical-align="middle" fo:wrap-option="wrap" style:cell-protect="none"/>
    </style:style>
    <style:style style:name="ce22" style:family="table-cell" style:parent-style-name="Default" style:data-style-name="N0">
      <style:table-cell-properties fo:background-color="#FFFFFF"/>
      <style:text-properties fo:font-size="18pt" style:font-size-asian="18pt" style:font-size-complex="18pt" fo:font-weight="bold" style:font-weight-asian="bold" style:font-weight-complex="bold"/>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automatic" fo:background-color="#FFFFFF"/>
      <style:text-properties fo:color="#FFFFFF"/>
    </style:style>
    <style:style style:name="ce25" style:family="table-cell" style:parent-style-name="Default" style:data-style-name="N0">
      <style:table-cell-properties style:vertical-align="middle" fo:background-color="#FFFFFF" style:repeat-content="false"/>
      <style:paragraph-properties fo:text-align="end" fo:margin-right="0cm"/>
      <style:text-properties style:font-name="Calibri" style:font-name-asian="Calibri" style:font-name-complex="Calibri" fo:font-size="16pt" style:font-size-asian="16pt" style:font-size-complex="16pt" fo:font-weight="bold" style:font-weight-asian="bold" style:font-weight-complex="bold"/>
    </style:style>
    <style:style style:name="ce26" style:family="table-cell" style:parent-style-name="Default" style:data-style-name="N0">
      <style:table-cell-properties style:vertical-align="automatic"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27" style:family="table-cell" style:parent-style-name="Default" style:data-style-name="N0">
      <style:table-cell-properties fo:background-color="#FFFFFF"/>
      <style:text-properties fo:font-size="16pt" style:font-size-asian="16pt" style:font-size-complex="16pt" fo:font-weight="bold" style:font-weight-asian="bold" style:font-weight-complex="bold"/>
    </style:style>
    <style:style style:name="ce28" style:family="table-cell" style:parent-style-name="Default" style:data-style-name="N0">
      <style:table-cell-properties style:vertical-align="middle" fo:wrap-option="wrap" fo:background-color="#FFFFFF"/>
      <style:text-properties fo:color="#BFBFBF" style:font-name="Calibri" style:font-name-asian="Calibri" style:font-name-complex="Calibri" fo:font-size="14pt" style:font-size-asian="14pt" style:font-size-complex="14pt"/>
    </style:style>
    <style:style style:name="ce29" style:family="table-cell" style:parent-style-name="Default" style:data-style-name="N0">
      <style:table-cell-properties style:vertical-align="automatic" fo:background-color="#FFFFFF"/>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30" style:family="table-cell" style:parent-style-name="Default" style:data-style-name="N0">
      <style:table-cell-properties style:vertical-align="automatic" fo:wrap-option="wrap" fo:background-color="#FFFFFF"/>
    </style:style>
    <style:style style:name="ce31"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32" style:family="table-cell" style:parent-style-name="Default" style:data-style-name="N58">
      <style:table-cell-properties style:vertical-align="automatic" fo:wrap-option="wrap" fo:background-color="#FFFFFF"/>
    </style:style>
    <style:style style:name="ce33" style:family="table-cell" style:parent-style-name="Normal_32_7" style:data-style-name="N0">
      <style:table-cell-properties fo:border="thin solid #000000" style:vertical-align="top" fo:wrap-option="wrap" fo:background-color="#FFFFFF" style:cell-protect="protected"/>
      <style:text-properties fo:color="#000000" fo:font-size="10pt" style:font-size-asian="10pt" style:font-size-complex="10pt"/>
    </style:style>
    <style:style style:name="ce34" style:family="table-cell" style:parent-style-name="Normal_32_7" style:data-style-name="N0">
      <style:table-cell-properties fo:border="thin solid #000000" style:vertical-align="automatic" fo:wrap-option="wrap" fo:background-color="#FFFFFF" style:cell-protect="protected"/>
      <style:text-properties fo:color="#000000" fo:font-size="10pt" style:font-size-asian="10pt" style:font-size-complex="10pt"/>
    </style:style>
    <style:style style:name="ce35" style:family="table-cell" style:parent-style-name="Normal_32_4" style:data-style-name="N0">
      <style:table-cell-properties style:vertical-align="top" fo:wrap-option="wrap" fo:background-color="#FABF8F" style:cell-protect="protected"/>
      <style:text-properties fo:font-size="12pt" style:font-size-asian="12pt" style:font-size-complex="12pt"/>
    </style:style>
    <style:style style:name="ce36" style:family="table-cell" style:parent-style-name="Normal_32_4" style:data-style-name="N0">
      <style:table-cell-properties style:vertical-align="middle" fo:wrap-option="wrap" fo:background-color="transparent" style:cell-protect="protected"/>
      <style:text-properties fo:font-size="12pt" style:font-size-asian="12pt" style:font-size-complex="12pt"/>
    </style:style>
    <style:style style:name="ce37"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8" style:family="table-cell" style:parent-style-name="Normal_32_4" style:data-style-name="N0">
      <style:table-cell-properties style:vertical-align="top" fo:wrap-option="wrap" fo:background-color="transparent" style:cell-protect="protected"/>
      <style:text-properties fo:font-size="12pt" style:font-size-asian="12pt" style:font-size-complex="12pt"/>
    </style:style>
    <style:style style:name="ce39" style:family="table-cell" style:parent-style-name="Normal_32_4" style:data-style-name="N0">
      <style:table-cell-properties style:vertical-align="automatic" fo:background-color="#FABF8F" style:cell-protect="protected"/>
      <style:text-properties fo:font-size="12pt" style:font-size-asian="12pt" style:font-size-complex="12pt"/>
    </style:style>
    <style:style style:name="ce40" style:family="table-cell" style:parent-style-name="Normal_32_4" style:data-style-name="N0">
      <style:table-cell-properties style:vertical-align="middle" fo:background-color="transparent" style:cell-protect="protected"/>
      <style:text-properties fo:font-size="12pt" style:font-size-asian="12pt" style:font-size-complex="12pt"/>
    </style:style>
    <style:style style:name="ce41" style:family="table-cell" style:parent-style-name="Default" style:data-style-name="N0">
      <style:table-cell-properties fo:background-color="transparent"/>
    </style:style>
    <style:style style:name="ce42" style:family="table-cell" style:parent-style-name="Default" style:data-style-name="N0">
      <style:table-cell-properties style:vertical-align="automatic" fo:background-color="transparent"/>
      <style:text-properties fo:color="#000000"/>
    </style:style>
    <style:style style:name="ce43" style:family="table-cell" style:parent-style-name="Default" style:data-style-name="N0">
      <style:table-cell-properties fo:border="thin solid #000000" style:vertical-align="automatic" fo:wrap-option="wrap" fo:background-color="#D9D9D9"/>
      <style:text-properties fo:color="#000000" fo:font-weight="bold" style:font-weight-asian="bold" style:font-weight-complex="bold"/>
    </style:style>
    <style:style style:name="ce44"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color="#000000" fo:font-weight="bold" style:font-weight-asian="bold" style:font-weight-complex="bold"/>
    </style:style>
    <style:style style:name="ce45" style:family="table-cell" style:parent-style-name="Default" style:data-style-name="N0">
      <style:table-cell-properties fo:border="thin solid #000000" style:vertical-align="middle" fo:background-color="#FFFFFF"/>
      <style:text-properties fo:color="#000000"/>
    </style:style>
    <style:style style:name="ce4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style>
    <style:style style:name="ce47" style:family="table-cell" style:parent-style-name="Default" style:data-style-name="N0">
      <style:table-cell-properties fo:border="thin solid #000000" style:vertical-align="middle" fo:background-color="#FFFFFF" style:repeat-content="false"/>
      <style:paragraph-properties fo:text-align="center"/>
      <style:text-properties fo:color="#000000"/>
    </style:style>
    <style:style style:name="ce48" style:family="table-cell" style:parent-style-name="Hyperlink" style:data-style-name="N0">
      <style:table-cell-properties fo:border="thin solid #000000" style:vertical-align="middle" fo:wrap-option="wrap" fo:background-color="#FFFFFF"/>
      <style:text-properties fo:color="#0000FF" style:text-underline-style="solid" style:text-underline-type="single"/>
    </style:style>
    <style:style style:name="ce49"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color="#000000"/>
    </style:style>
    <style:style style:name="ce50" style:family="table-cell" style:parent-style-name="Default" style:data-style-name="N0">
      <style:table-cell-properties style:vertical-align="middle" fo:background-color="#FFFFFF" style:cell-protect="protected"/>
    </style:style>
    <style:style style:name="ce51" style:family="table-cell" style:parent-style-name="Default" style:data-style-name="N0">
      <style:table-cell-properties fo:border="thin solid #000000" style:vertical-align="middle" fo:background-color="#FFFFFF" style:cell-protect="none"/>
    </style:style>
    <style:style style:name="ce52"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53"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54"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55"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56" style:family="table-cell" style:parent-style-name="Default" style:data-style-name="N59">
      <style:table-cell-properties fo:border="thin solid #000000" style:vertical-align="middle" style:cell-protect="none" style:repeat-content="false"/>
      <style:paragraph-properties fo:text-align="end" fo:margin-right="0cm"/>
    </style:style>
    <style:style style:name="ce57" style:family="table-cell" style:parent-style-name="Default" style:data-style-name="N59">
      <style:table-cell-properties fo:border="thin solid #000000" style:vertical-align="middle" style:cell-protect="none" style:repeat-content="false"/>
      <style:paragraph-properties fo:text-align="end" fo:margin-right="0cm"/>
    </style:style>
    <style:style style:name="ce58" style:family="table-cell" style:parent-style-name="Default" style:data-style-name="N59">
      <style:table-cell-properties fo:border="thin solid #000000" style:vertical-align="middle" fo:background-color="#A6A6A6" style:cell-protect="protected" style:repeat-content="false"/>
      <style:paragraph-properties fo:text-align="end" fo:margin-right="0cm"/>
    </style:style>
    <style:style style:name="ce59" style:family="table-cell" style:parent-style-name="Default" style:data-style-name="N59">
      <style:table-cell-properties fo:border="thin solid #000000" style:vertical-align="middle" fo:background-color="#FFFFFF" style:cell-protect="none" style:repeat-content="false"/>
      <style:paragraph-properties fo:text-align="end" fo:margin-right="0cm"/>
    </style:style>
    <style:style style:name="ce60" style:family="table-cell" style:parent-style-name="Default" style:data-style-name="N59">
      <style:table-cell-properties fo:border="thin solid #000000" style:vertical-align="middle" fo:background-color="#BFBFBF" style:cell-protect="protected" style:repeat-content="false"/>
      <style:paragraph-properties fo:text-align="end" fo:margin-right="0cm"/>
    </style:style>
    <style:style style:name="ce61" style:family="table-cell" style:parent-style-name="Default" style:data-style-name="N59">
      <style:table-cell-properties fo:border="thin solid #000000" style:vertical-align="middle" fo:background-color="#A6A6A6" style:cell-protect="protected" style:repeat-content="false"/>
      <style:paragraph-properties fo:text-align="end" fo:margin-right="0cm"/>
    </style:style>
    <style:style style:name="ce62"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63" style:family="table-cell" style:parent-style-name="Default" style:data-style-name="N0">
      <style:table-cell-properties style:vertical-align="automatic" fo:background-color="#FFFFFF" style:repeat-content="false"/>
      <style:paragraph-properties fo:text-align="end" fo:margin-right="0cm"/>
      <style:text-properties fo:font-size="14pt" style:font-size-asian="14pt" style:font-size-complex="14pt" fo:font-weight="bold" style:font-weight-asian="bold" style:font-weight-complex="bold"/>
    </style:style>
    <style:style style:name="ce64" style:family="table-cell" style:parent-style-name="Default" style:data-style-name="N0">
      <style:table-cell-properties fo:border="thin solid #000000" style:vertical-align="middle" fo:wrap-option="wrap" style:cell-protect="none"/>
    </style:style>
    <style:style style:name="ce6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6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67"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text-properties fo:color="#000000"/>
    </style:style>
    <style:style style:name="ce68"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69" style:family="table-cell" style:parent-style-name="Normal_32_4" style:data-style-name="N0">
      <style:table-cell-properties style:vertical-align="automatic" fo:background-color="#FFFFFF" style:cell-protect="protected"/>
      <style:text-properties fo:font-size="10pt" style:font-size-asian="10pt" style:font-size-complex="10pt"/>
    </style:style>
    <style:style style:name="ce70" style:family="table-cell" style:parent-style-name="Normal_32_4" style:data-style-name="N3">
      <style:table-cell-properties style:vertical-align="automatic" fo:background-color="#FFFFFF" style:cell-protect="protected"/>
      <style:text-properties fo:font-size="10pt" style:font-size-asian="10pt" style:font-size-complex="10pt"/>
    </style:style>
    <style:style style:name="ce71" style:family="table-cell" style:parent-style-name="Normal_32_4" style:data-style-name="N0">
      <style:table-cell-properties fo:border="thin solid #000000" style:vertical-align="automatic" fo:background-color="#FFFFFF" style:cell-protect="protected"/>
      <style:text-properties fo:font-size="10pt" style:font-size-asian="10pt" style:font-size-complex="10pt"/>
    </style:style>
    <style:style style:name="ce72" style:family="table-cell" style:parent-style-name="Normal_32_4" style:data-style-name="N0">
      <style:table-cell-properties fo:border="thin solid #000000" style:vertical-align="automatic" fo:background-color="#FFFFFF" style:cell-protect="protected"/>
      <style:text-properties fo:color="#000000" fo:font-size="10pt" style:font-size-asian="10pt" style:font-size-complex="10pt"/>
    </style:style>
    <style:style style:name="ce73" style:family="table-cell" style:parent-style-name="Normal_32_4" style:data-style-name="N0">
      <style:table-cell-properties fo:border="thin solid #000000" style:vertical-align="automatic" fo:background-color="#FFFFFF" style:cell-protect="protected"/>
      <style:text-properties fo:color="#000000" fo:font-size="10pt" style:font-size-asian="10pt" style:font-size-complex="10pt"/>
    </style:style>
    <style:style style:name="ce74" style:family="table-cell" style:parent-style-name="Normal_32_4" style:data-style-name="N0">
      <style:table-cell-properties fo:border="thin solid #000000" style:vertical-align="automatic" fo:background-color="#FFFFFF" style:cell-protect="protected"/>
      <style:text-properties fo:color="#000000" fo:font-size="10pt" style:font-size-asian="10pt" style:font-size-complex="10pt"/>
    </style:style>
    <style:style style:name="ce75" style:family="table-cell" style:parent-style-name="Normal_32_4" style:data-style-name="N0">
      <style:table-cell-properties style:vertical-align="automatic" fo:background-color="#FFFFFF" style:cell-protect="protected"/>
      <style:text-properties fo:color="#000000" fo:font-size="10pt" style:font-size-asian="10pt" style:font-size-complex="10pt"/>
    </style:style>
    <style:style style:name="ce76" style:family="table-cell" style:parent-style-name="Normal_32_4" style:data-style-name="N0">
      <style:table-cell-properties style:vertical-align="automatic" fo:background-color="#FFFFFF" style:cell-protect="protected"/>
      <style:text-properties fo:font-size="10pt" style:font-size-asian="10pt" style:font-size-complex="10pt" fo:font-weight="bold" style:font-weight-asian="bold" style:font-weight-complex="bold"/>
    </style:style>
    <style:style style:name="ce77" style:family="table-cell" style:parent-style-name="Normal_32_4" style:data-style-name="N3">
      <style:table-cell-properties style:vertical-align="automatic" fo:background-color="#FFFFFF" style:cell-protect="protected"/>
      <style:text-properties fo:font-size="10pt" style:font-size-asian="10pt" style:font-size-complex="10pt" fo:font-weight="bold" style:font-weight-asian="bold" style:font-weight-complex="bold"/>
    </style:style>
    <style:style style:name="ce78"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79"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80"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81"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82"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83"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84"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85"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86"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87" style:family="table-cell" style:parent-style-name="Default" style:data-style-name="N0">
      <style:table-cell-properties fo:background-color="transparent"/>
    </style:style>
    <style:style style:name="ce88"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89"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0"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1"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2"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3"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4"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5"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6"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7"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8"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9"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0"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1"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2"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3"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4"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5"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6" style:family="table-cell" style:parent-style-name="Normal_32_4" style:data-style-name="N0">
      <style:table-cell-properties style:vertical-align="top" fo:wrap-option="wrap" fo:background-color="transparent" style:cell-protect="protected"/>
      <style:text-properties fo:font-size="12pt" style:font-size-asian="12pt" style:font-size-complex="12pt"/>
    </style:style>
    <style:style style:name="ce107"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8" style:family="table-cell" style:parent-style-name="Normal_32_4" style:data-style-name="N0">
      <style:table-cell-properties style:vertical-align="top" fo:wrap-option="wrap" fo:background-color="transparent" style:cell-protect="protected"/>
      <style:text-properties fo:font-size="12pt" style:font-size-asian="12pt" style:font-size-complex="12pt"/>
    </style:style>
    <style:style style:name="ce109" style:family="table-cell" style:parent-style-name="Normal_32_4" style:data-style-name="N0">
      <style:table-cell-properties fo:border="thin solid #000000" style:vertical-align="middle" fo:background-color="#FABF8F" style:cell-protect="protected"/>
      <style:text-properties fo:font-size="12pt" style:font-size-asian="12pt" style:font-size-complex="12pt"/>
    </style:style>
    <style:style style:name="ce110" style:family="table-cell" style:parent-style-name="Normal_32_4" style:data-style-name="N0">
      <style:table-cell-properties fo:border="thin solid #000000" style:vertical-align="middle" fo:wrap-option="wrap" fo:background-color="#FABF8F" style:cell-protect="protected"/>
      <style:text-properties fo:font-size="12pt" style:font-size-asian="12pt" style:font-size-complex="12pt"/>
    </style:style>
    <style:style style:name="ce111"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cell-protect="none" style:repeat-content="false"/>
      <style:paragraph-properties fo:text-align="start" fo:margin-left="0cm"/>
      <style:text-properties fo:color="#000000" fo:font-size="11pt" style:font-size-asian="11pt" style:font-size-complex="11pt"/>
    </style:style>
    <style:style style:name="ce112" style:family="table-cell" style:parent-style-name="Default" style:data-style-name="N58">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style>
    <style:style style:name="ce113" style:family="table-cell" style:parent-style-name="Default" style:data-style-name="N58">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style>
    <style:style style:name="ce114"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color="#969696"/>
    </style:style>
    <style:style style:name="ce115"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color="#969696"/>
    </style:style>
    <style:style style:name="ce116"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fo:color="#969696"/>
    </style:style>
    <style:style style:name="ce117" style:family="table-cell" style:parent-style-name="Default" style:data-style-name="N3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color="#969696"/>
    </style:style>
    <style:style style:name="ce118" style:family="table-cell" style:parent-style-name="Default" style:data-style-name="N3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color="#969696"/>
    </style:style>
    <style:style style:name="ce119" style:family="table-cell" style:parent-style-name="Default" style:data-style-name="N3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fo:color="#969696"/>
    </style:style>
    <style:style style:name="ce120" style:family="table-cell" style:parent-style-name="Hyperlink"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color="#0000FF" style:text-underline-style="solid" style:text-underline-type="single"/>
    </style:style>
    <style:style style:name="ce121"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style>
    <style:style style:name="ce122"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style>
    <style:style style:name="ce123"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style>
    <style:style style:name="ce124"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125" style:family="table-cell" style:parent-style-name="Default" style:data-style-name="N0">
      <style:table-cell-properties fo:border-top="none" fo:border-bottom="none" fo:border-left="none" fo:border-right="thin solid #000000" style:vertical-align="top" fo:wrap-option="wrap"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126" style:family="table-cell" style:parent-style-name="Default" style:data-style-name="N0">
      <style:table-cell-properties fo:border-top="thin solid #000000" fo:border-bottom="none" fo:border-left="thin solid #000000" fo:border-right="none" style:vertical-align="top" fo:wrap-option="wrap" fo:background-color="#FFFFFF" style:repeat-content="false"/>
      <style:paragraph-properties fo:text-align="center"/>
    </style:style>
    <style:style style:name="ce127" style:family="table-cell" style:parent-style-name="Default" style:data-style-name="N0">
      <style:table-cell-properties fo:border-top="thin solid #000000" fo:border-bottom="none" fo:border-left="none" fo:border-right="none" style:vertical-align="top" fo:wrap-option="wrap" fo:background-color="#FFFFFF" style:repeat-content="false"/>
      <style:paragraph-properties fo:text-align="center"/>
    </style:style>
    <style:style style:name="ce128" style:family="table-cell" style:parent-style-name="Default" style:data-style-name="N0">
      <style:table-cell-properties fo:border-top="thin solid #000000" fo:border-bottom="none" fo:border-left="none" fo:border-right="thin solid #000000" style:vertical-align="top" fo:wrap-option="wrap" fo:background-color="#FFFFFF" style:repeat-content="false"/>
      <style:paragraph-properties fo:text-align="center"/>
    </style:style>
    <style:style style:name="ce129" style:family="table-cell" style:parent-style-name="Default" style:data-style-name="N0">
      <style:table-cell-properties fo:border-top="none" fo:border-bottom="none" fo:border-left="thin solid #000000" fo:border-right="none" style:vertical-align="top" fo:wrap-option="wrap" fo:background-color="#FFFFFF" style:repeat-content="false"/>
      <style:paragraph-properties fo:text-align="center"/>
    </style:style>
    <style:style style:name="ce130" style:family="table-cell" style:parent-style-name="Default" style:data-style-name="N0">
      <style:table-cell-properties style:vertical-align="top" fo:wrap-option="wrap" fo:background-color="#FFFFFF" style:repeat-content="false"/>
      <style:paragraph-properties fo:text-align="center"/>
    </style:style>
    <style:style style:name="ce131" style:family="table-cell" style:parent-style-name="Default" style:data-style-name="N0">
      <style:table-cell-properties fo:border-top="none" fo:border-bottom="none" fo:border-left="none" fo:border-right="thin solid #000000" style:vertical-align="top" fo:wrap-option="wrap" fo:background-color="#FFFFFF" style:repeat-content="false"/>
      <style:paragraph-properties fo:text-align="center"/>
    </style:style>
    <style:style style:name="ce132" style:family="table-cell" style:parent-style-name="Default" style:data-style-name="N0">
      <style:table-cell-properties fo:border-top="none" fo:border-bottom="thin solid #000000" fo:border-left="thin solid #000000" fo:border-right="none" style:vertical-align="top" fo:wrap-option="wrap" fo:background-color="#FFFFFF" style:repeat-content="false"/>
      <style:paragraph-properties fo:text-align="center"/>
    </style:style>
    <style:style style:name="ce133"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center"/>
    </style:style>
    <style:style style:name="ce134" style:family="table-cell" style:parent-style-name="Default" style:data-style-name="N0">
      <style:table-cell-properties fo:border-top="none" fo:border-bottom="thin solid #000000" fo:border-left="none" fo:border-right="thin solid #000000" style:vertical-align="top" fo:wrap-option="wrap" fo:background-color="#FFFFFF" style:repeat-content="false"/>
      <style:paragraph-properties fo:text-align="center"/>
    </style:style>
    <style:style style:name="ce135" style:family="table-cell" style:parent-style-name="Default" style:data-style-name="N0">
      <style:table-cell-properties fo:border="thin solid #000000"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136" style:family="table-cell" style:parent-style-name="Default" style:data-style-name="N0">
      <style:table-cell-properties fo:border="thin solid #000000" style:vertical-align="middle" fo:wrap-option="wrap" fo:background-color="#BFBFBF" style:cell-protect="none" style:repeat-content="false"/>
      <style:paragraph-properties fo:text-align="start" fo:margin-left="0cm"/>
      <style:text-properties fo:color="#000000" fo:font-size="10pt" style:font-size-asian="10pt" style:font-size-complex="10pt"/>
    </style:style>
    <style:style style:name="ce137" style:family="table-cell" style:parent-style-name="Default" style:data-style-name="N0">
      <style:table-cell-properties fo:border="thin solid #000000" style:vertical-align="automatic" fo:wrap-option="wrap" fo:background-color="#BFBFBF" style:repeat-content="false"/>
      <style:paragraph-properties fo:text-align="start" fo:margin-left="0cm"/>
      <style:text-properties fo:color="#000000" fo:font-size="10pt" style:font-size-asian="10pt" style:font-size-complex="10pt"/>
    </style:style>
    <style:style style:name="ce138" style:family="table-cell" style:parent-style-name="Default" style:data-style-name="N0">
      <style:table-cell-properties fo:border-top="thin solid #000000" fo:border-bottom="none"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139" style:family="table-cell" style:parent-style-name="Default" style:data-style-name="N0">
      <style:table-cell-properties fo:border-top="none" fo:border-bottom="none"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140" style:family="table-cell" style:parent-style-name="Default" style:data-style-name="N0">
      <style:table-cell-properties fo:border-top="none" fo:border-bottom="thin solid #000000"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141"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142" style:family="table-cell" style:parent-style-name="Default" style:data-style-name="N0">
      <style:table-cell-properties fo:border-top="thin solid #000000" fo:border-bottom="none"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143" style:family="table-cell" style:parent-style-name="Default" style:data-style-name="N0">
      <style:table-cell-properties fo:border-top="none" fo:border-bottom="none"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144" style:family="table-cell" style:parent-style-name="Default" style:data-style-name="N0">
      <style:table-cell-properties fo:border-top="none" fo:border-bottom="thin solid #000000"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14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146" style:family="table-cell" style:parent-style-name="Default" style:data-style-name="N0">
      <style:table-cell-properties fo:border-top="thin solid #000000" fo:border-bottom="thin solid #000000" fo:border-left="none" fo:border-right="none"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147"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148" style:family="table-cell" style:parent-style-name="Default" style:data-style-name="N0">
      <style:table-cell-properties fo:border-top="thin solid #000000" fo:border-bottom="none" fo:border-left="thin solid #000000" fo:border-right="none"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149" style:family="table-cell" style:parent-style-name="Default" style:data-style-name="N0">
      <style:table-cell-properties fo:border-top="thin solid #000000" fo:border-bottom="none" fo:border-left="none" fo:border-right="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150" style:family="table-cell" style:parent-style-name="Default" style:data-style-name="N0">
      <style:table-cell-properties fo:border-top="none" fo:border-bottom="thin solid #000000" fo:border-left="thin solid #000000" fo:border-right="none"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151" style:family="table-cell" style:parent-style-name="Default" style:data-style-name="N0">
      <style:table-cell-properties fo:border-top="none" fo:border-bottom="thin solid #000000" fo:border-left="none" fo:border-right="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152"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153"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154"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155" style:family="table-cell" style:parent-style-name="Normal_32_7" style:data-style-name="N0">
      <style:table-cell-properties fo:border-top="none" fo:border-bottom="thin solid #000000" fo:border-left="none" fo:border-right="none" style:vertical-align="middle" fo:wrap-option="wrap" fo:background-color="#FFFFFF"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156" style:family="table-cell" style:parent-style-name="Normal_32_7" style:data-style-name="N0">
      <style:table-cell-properties fo:border-top="thin solid #000000" fo:border-bottom="thin solid #000000" fo:border-left="none" fo:border-right="none" style:vertical-align="middle" fo:wrap-option="wrap" fo:background-color="transparent" style:cell-protect="protected"/>
      <style:text-properties fo:color="#000000" fo:font-size="12pt" style:font-size-asian="12pt" style:font-size-complex="12pt" fo:font-weight="bold" style:font-weight-asian="bold" style:font-weight-complex="bold"/>
    </style:style>
    <style:style style:name="ce157" style:family="table-cell" style:parent-style-name="Normal_32_7" style:data-style-name="N0">
      <style:table-cell-properties fo:border-top="thin solid #000000" fo:border-bottom="thin solid #000000" fo:border-left="none" fo:border-right="thin solid #000000" style:vertical-align="middle" fo:wrap-option="wrap" fo:background-color="transparent" style:cell-protect="protected"/>
      <style:text-properties fo:color="#000000" fo:font-size="12pt" style:font-size-asian="12pt" style:font-size-complex="12pt" fo:font-weight="bold" style:font-weight-asian="bold" style:font-weight-complex="bold"/>
    </style:style>
    <style:style style:name="ce158" style:family="table-cell" style:parent-style-name="Default" style:data-style-name="N0">
      <style:table-cell-properties fo:border-top="thin solid #000000" fo:border-bottom="none" fo:border-left="thin solid #000000" fo:border-right="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159" style:family="table-cell" style:parent-style-name="Default" style:data-style-name="N0">
      <style:table-cell-properties fo:border-top="none" fo:border-bottom="none" fo:border-left="thin solid #000000" fo:border-right="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160" style:family="table-cell" style:parent-style-name="Default" style:data-style-name="N0">
      <style:table-cell-properties fo:border-top="none" fo:border-bottom="thin solid #000000" fo:border-left="thin solid #000000" fo:border-right="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161" style:family="table-cell" style:parent-style-name="Normal_32_7" style:data-style-name="N0">
      <style:table-cell-properties fo:border-top="thin solid #000000" fo:border-bottom="none" fo:border-left="thin solid #000000" fo:border-right="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162" style:family="table-cell" style:parent-style-name="Normal_32_7" style:data-style-name="N0">
      <style:table-cell-properties fo:border-top="none" fo:border-bottom="none" fo:border-left="thin solid #000000" fo:border-right="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163" style:family="table-cell" style:parent-style-name="Normal_32_7" style:data-style-name="N0">
      <style:table-cell-properties fo:border-top="none" fo:border-bottom="thin solid #000000" fo:border-left="thin solid #000000" fo:border-right="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164" style:family="table-cell" style:parent-style-name="Default" style:data-style-name="N0">
      <style:table-cell-properties fo:border-top="thin solid #000000" fo:border-bottom="none" fo:border-left="thin solid #000000" fo:border-right="none" style:vertical-align="middle" fo:background-color="#BFBFBF" style:cell-protect="protected" style:repeat-content="false"/>
      <style:paragraph-properties fo:text-align="center"/>
    </style:style>
    <style:style style:name="ce165" style:family="table-cell" style:parent-style-name="Default" style:data-style-name="N0">
      <style:table-cell-properties fo:border-top="thin solid #000000" fo:border-bottom="none" fo:border-left="none" fo:border-right="none" style:vertical-align="middle" fo:background-color="#BFBFBF" style:cell-protect="protected" style:repeat-content="false"/>
      <style:paragraph-properties fo:text-align="center"/>
    </style:style>
    <style:style style:name="ce166" style:family="table-cell" style:parent-style-name="Default" style:data-style-name="N0">
      <style:table-cell-properties fo:border-top="thin solid #000000" fo:border-bottom="none" fo:border-left="none" fo:border-right="thin solid #000000" style:vertical-align="middle" fo:background-color="#BFBFBF" style:cell-protect="protected" style:repeat-content="false"/>
      <style:paragraph-properties fo:text-align="center"/>
    </style:style>
    <style:style style:name="ce167"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168"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style>
    <style:style style:name="ce169"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style>
    <style:style style:name="ce170" style:family="table-cell" style:parent-style-name="Default" style:data-style-name="N0">
      <style:table-cell-properties fo:border-top="thin solid #000000" fo:border-bottom="thin solid #000000" fo:border-left="thin solid #000000" fo:border-right="none" style:vertical-align="middle" fo:background-color="#BFBFBF" style:cell-protect="protected" style:repeat-content="false"/>
      <style:paragraph-properties fo:text-align="center"/>
    </style:style>
    <style:style style:name="ce171" style:family="table-cell" style:parent-style-name="Default" style:data-style-name="N0">
      <style:table-cell-properties fo:border-top="thin solid #000000" fo:border-bottom="thin solid #000000" fo:border-left="none" fo:border-right="thin solid #000000" style:vertical-align="middle" fo:background-color="#BFBFBF" style:cell-protect="protected" style:repeat-content="false"/>
      <style:paragraph-properties fo:text-align="center"/>
    </style:style>
    <style:style style:name="ce172"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173"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protected" style:repeat-content="false"/>
      <style:paragraph-properties fo:text-align="center"/>
    </style:style>
    <style:style style:name="ce174" style:family="table-cell" style:parent-style-name="Default" style:data-style-name="N0">
      <style:table-cell-properties fo:border-top="thin solid #000000" fo:border-bottom="none" fo:border-left="thin solid #000000" fo:border-right="none" style:vertical-align="middle" fo:wrap-option="wrap" fo:background-color="#BFBFBF" style:cell-protect="protected" style:repeat-content="false"/>
      <style:paragraph-properties fo:text-align="center"/>
      <style:text-properties fo:color="#000000"/>
    </style:style>
    <style:style style:name="ce175" style:family="table-cell" style:parent-style-name="Default" style:data-style-name="N0">
      <style:table-cell-properties fo:border-top="thin solid #000000" fo:border-bottom="none" fo:border-left="none" fo:border-right="thin solid #000000" style:vertical-align="middle" fo:wrap-option="wrap" fo:background-color="#BFBFBF" style:cell-protect="protected" style:repeat-content="false"/>
      <style:paragraph-properties fo:text-align="center"/>
      <style:text-properties fo:color="#000000"/>
    </style:style>
    <style:style style:name="ce176"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text-properties fo:color="#000000"/>
    </style:style>
    <style:style style:name="ce177"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text-properties fo:color="#000000"/>
    </style:style>
    <style:style style:name="ce178" style:family="table-cell" style:parent-style-name="Default" style:data-style-name="N0">
      <style:table-cell-properties fo:border-top="thin solid #000000" fo:border-bottom="thin solid #000000" fo:border-left="none" fo:border-right="none" style:vertical-align="middle" fo:background-color="#BFBFBF" style:cell-protect="protected" style:repeat-content="false"/>
      <style:paragraph-properties fo:text-align="center"/>
    </style:style>
    <style:style style:name="ce179"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180"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181"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182"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style>
    <style:style style:name="ce183"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style>
    <style:style style:name="ce184"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85"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86"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87" style:family="table-cell" style:parent-style-name="Default" style:data-style-name="N0">
      <style:table-cell-properties fo:border-top="thin solid #000000" fo:border-bottom="thin solid #000000" fo:border-left="thin solid #000000" fo:border-right="none"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188" style:family="table-cell" style:parent-style-name="Default" style:data-style-name="N0">
      <style:table-cell-properties fo:border-top="thin solid #000000" fo:border-bottom="thin solid #000000" fo:border-left="none" fo:border-right="none"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189" style:family="table-cell" style:parent-style-name="Default" style:data-style-name="N0">
      <style:table-cell-properties fo:border-top="thin solid #000000" fo:border-bottom="thin solid #000000" fo:border-left="none" fo:border-right="thin solid #000000"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190" style:family="table-cell" style:parent-style-name="Default" style:data-style-name="N0">
      <style:table-cell-properties fo:border-top="none" fo:border-bottom="none" fo:border-left="thin solid #000000" fo:border-right="thin solid #000000" fo:background-color="#BFBFBF" style:cell-protect="protected"/>
    </style:style>
    <style:style style:name="ce191" style:family="table-cell" style:parent-style-name="Default" style:data-style-name="N0">
      <style:table-cell-properties fo:border-top="none" fo:border-bottom="thin solid #000000" fo:border-left="thin solid #000000" fo:border-right="thin solid #000000" fo:background-color="#BFBFBF" style:cell-protect="protected"/>
    </style:style>
    <style:style style:name="ce192"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193" style:family="table-cell" style:parent-style-name="Default" style:data-style-name="N0">
      <style:table-cell-properties fo:border-top="thin solid #000000" fo:border-bottom="thin solid #000000" fo:border-left="none" fo:border-right="none" style:vertical-align="middle" fo:wrap-option="wrap" fo:background-color="#BFBFBF" style:cell-protect="protected" style:repeat-content="false"/>
      <style:paragraph-properties fo:text-align="center"/>
    </style:style>
    <style:style style:name="ce194" style:family="table-cell" style:parent-style-name="Normal_Book1_32_2" style:data-style-name="N0">
      <style:table-cell-properties fo:border-top="thin solid #000000" fo:border-bottom="thin solid #000000" fo:border-left="2pt solid #000000" fo:border-right="thin solid #000000" style:vertical-align="middle" fo:wrap-option="wrap" fo:background-color="transparent" style:cell-protect="none" style:repeat-content="false"/>
      <style:paragraph-properties fo:text-align="center"/>
      <style:text-properties fo:color="#000000" fo:font-size="10pt" style:font-size-asian="10pt" style:font-size-complex="10pt"/>
    </style:style>
    <style:style style:name="ce195" style:family="table-cell" style:parent-style-name="Default" style:data-style-name="N0">
      <style:table-cell-properties fo:border="thin solid #000000" style:vertical-align="middle" fo:wrap-option="wrap" fo:background-color="#FFFFFF" style:cell-protect="none" style:repeat-content="false"/>
      <style:paragraph-properties fo:text-align="start" fo:margin-left="0cm"/>
      <style:text-properties fo:color="#000000" fo:font-size="11pt" style:font-size-asian="11pt" style:font-size-complex="11pt"/>
    </style:style>
    <style:style style:name="ce196"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97" style:family="table-cell" style:parent-style-name="Default" style:data-style-name="N0">
      <style:table-cell-properties fo:border="thin solid #000000" style:vertical-align="top" fo:wrap-option="wrap" fo:background-color="#FFFFFF" style:repeat-content="false"/>
      <style:paragraph-properties fo:text-align="center"/>
    </style:style>
    <style:style style:name="ce198" style:family="table-cell" style:parent-style-name="Default" style:data-style-name="N58">
      <style:table-cell-properties fo:border="thin solid #000000" style:vertical-align="middle" fo:wrap-option="wrap" fo:background-color="#FFFFFF" style:repeat-content="false"/>
      <style:paragraph-properties fo:text-align="start" fo:margin-left="0cm"/>
    </style:style>
    <style:style style:name="ce19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969696"/>
    </style:style>
    <style:style style:name="ce200" style:family="table-cell" style:parent-style-name="Default" style:data-style-name="N30">
      <style:table-cell-properties fo:border="thin solid #000000" style:vertical-align="middle" fo:wrap-option="wrap" fo:background-color="#FFFFFF" style:repeat-content="false"/>
      <style:paragraph-properties fo:text-align="start" fo:margin-left="0cm"/>
      <style:text-properties fo:color="#969696"/>
    </style:style>
    <style:style style:name="ce201" style:family="table-cell" style:parent-style-name="Hyperlink" style:data-style-name="N0">
      <style:table-cell-properties fo:border="thin solid #000000" style:vertical-align="middle" fo:wrap-option="wrap" fo:background-color="#FFFFFF" style:repeat-content="false"/>
      <style:paragraph-properties fo:text-align="start" fo:margin-left="0cm"/>
      <style:text-properties fo:color="#0000FF" style:text-underline-style="solid" style:text-underline-type="single"/>
    </style:style>
    <style:style style:name="ce202" style:family="table-cell" style:parent-style-name="Default" style:data-style-name="N0">
      <style:table-cell-properties fo:border="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203" style:family="table-cell" style:parent-style-name="Normal_32_7"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204" style:family="table-cell" style:parent-style-name="Default" style:data-style-name="N0">
      <style:table-cell-properties fo:border-top="thin solid #000000" fo:border-bottom="thin solid #000000"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205"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000000"/>
    </style:style>
    <style:style style:name="ce206" style:family="table-cell" style:parent-style-name="Default" style:data-style-name="N0">
      <style:table-cell-properties fo:border="thin solid #000000"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207"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T1" style:family="text" style:parent-style-name="Default">
      <style:text-properties fo:color="#000000" style:text-line-through-style="none" style:font-name="Tahoma" style:font-name-asian="Tahoma" style:font-name-complex="Tahoma"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143125cm" style:use-optimal-column-width="true"/>
    </style:style>
    <style:style style:name="co2" style:family="table-column">
      <style:table-column-properties fo:break-before="auto" style:column-width="3.96875cm" style:use-optimal-column-width="true"/>
    </style:style>
    <style:style style:name="co3" style:family="table-column">
      <style:table-column-properties fo:break-before="auto" style:column-width="11.5622916666667cm"/>
    </style:style>
    <style:style style:name="co4" style:family="table-column">
      <style:table-column-properties fo:break-before="auto" style:column-width="4.60375cm"/>
    </style:style>
    <style:style style:name="co5" style:family="table-column">
      <style:table-column-properties fo:break-before="auto" style:column-width="2.11666666666667cm"/>
    </style:style>
    <style:style style:name="co6" style:family="table-column">
      <style:table-column-properties fo:break-before="auto" style:column-width="0.211666666666667cm"/>
    </style:style>
    <style:style style:name="co7" style:family="table-column">
      <style:table-column-properties fo:break-before="auto" style:column-width="11.2977083333333cm"/>
    </style:style>
    <style:style style:name="co8" style:family="table-column">
      <style:table-column-properties fo:break-before="auto" style:column-width="4.49791666666667cm"/>
    </style:style>
    <style:style style:name="co9" style:family="table-column">
      <style:table-column-properties fo:break-before="auto" style:column-width="1.45520833333333cm"/>
    </style:style>
    <style:style style:name="co10" style:family="table-column">
      <style:table-column-properties fo:break-before="auto" style:column-width="0.449791666666667cm"/>
    </style:style>
    <style:style style:name="co11" style:family="table-column">
      <style:table-column-properties fo:break-before="auto" style:column-width="2.35479166666667cm"/>
    </style:style>
    <style:style style:name="co12" style:family="table-column">
      <style:table-column-properties fo:break-before="auto" style:column-width="2.40770833333333cm"/>
    </style:style>
    <style:style style:name="co13" style:family="table-column">
      <style:table-column-properties fo:break-before="auto" style:column-width="2.96333333333333cm"/>
    </style:style>
    <style:style style:name="co14" style:family="table-column">
      <style:table-column-properties fo:break-before="auto" style:column-width="3.12208333333333cm" style:use-optimal-column-width="true"/>
    </style:style>
    <style:style style:name="co15" style:family="table-column">
      <style:table-column-properties fo:break-before="auto" style:column-width="15.001875cm"/>
    </style:style>
    <style:style style:name="co16" style:family="table-column">
      <style:table-column-properties fo:break-before="auto" style:column-width="5.60916666666667cm"/>
    </style:style>
    <style:style style:name="co17" style:family="table-column">
      <style:table-column-properties fo:break-before="auto" style:column-width="3.59833333333333cm"/>
    </style:style>
    <style:style style:name="co18" style:family="table-column">
      <style:table-column-properties fo:break-before="auto" style:column-width="3.12208333333333cm"/>
    </style:style>
    <style:style style:name="co19" style:family="table-column">
      <style:table-column-properties fo:break-before="auto" style:column-width="2.301875cm"/>
    </style:style>
    <style:style style:name="co20" style:family="table-column">
      <style:table-column-properties fo:break-before="auto" style:column-width="2.16958333333333cm"/>
    </style:style>
    <style:style style:name="co21" style:family="table-column">
      <style:table-column-properties fo:break-before="auto" style:column-width="2.64583333333333cm"/>
    </style:style>
    <style:style style:name="co22" style:family="table-column">
      <style:table-column-properties fo:break-before="auto" style:column-width="3.70416666666667cm"/>
    </style:style>
    <style:style style:name="co23" style:family="table-column">
      <style:table-column-properties fo:break-before="auto" style:column-width="4.206875cm"/>
    </style:style>
    <style:style style:name="co24" style:family="table-column">
      <style:table-column-properties fo:break-before="auto" style:column-width="4.97416666666667cm"/>
    </style:style>
    <style:style style:name="co25" style:family="table-column">
      <style:table-column-properties fo:break-before="auto" style:column-width="4.28625cm"/>
    </style:style>
    <style:style style:name="co26" style:family="table-column">
      <style:table-column-properties fo:break-before="auto" style:column-width="3.30729166666667cm"/>
    </style:style>
    <style:style style:name="co27" style:family="table-column">
      <style:table-column-properties fo:break-before="auto" style:column-width="1.031875cm"/>
    </style:style>
    <style:style style:name="co28" style:family="table-column">
      <style:table-column-properties fo:break-before="auto" style:column-width="10.8214583333333cm"/>
    </style:style>
    <style:style style:name="co29" style:family="table-column">
      <style:table-column-properties fo:break-before="auto" style:column-width="11.43cm"/>
    </style:style>
    <style:style style:name="co30" style:family="table-column">
      <style:table-column-properties fo:break-before="auto" style:column-width="7.88458333333333cm"/>
    </style:style>
    <style:style style:name="co31" style:family="table-column">
      <style:table-column-properties fo:break-before="auto" style:column-width="11.7739583333333cm" style:use-optimal-column-width="true"/>
    </style:style>
    <style:style style:name="co32" style:family="table-column">
      <style:table-column-properties fo:break-before="auto" style:column-width="13.096875cm" style:use-optimal-column-width="true"/>
    </style:style>
    <style:style style:name="co33" style:family="table-column">
      <style:table-column-properties fo:break-before="auto" style:column-width="2.11666666666667cm" style:use-optimal-column-width="true"/>
    </style:style>
    <style:style style:name="co34" style:family="table-column">
      <style:table-column-properties fo:break-before="auto" style:column-width="7.17020833333333cm"/>
    </style:style>
    <style:style style:name="ro1" style:family="table-row">
      <style:table-row-properties style:row-height="47.2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109.5pt" style:use-optimal-row-height="false" fo:break-before="auto"/>
    </style:style>
    <style:style style:name="ro5" style:family="table-row">
      <style:table-row-properties style:row-height="38.25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23.25pt" style:use-optimal-row-height="true" fo:break-before="auto"/>
    </style:style>
    <style:style style:name="ro8" style:family="table-row">
      <style:table-row-properties style:row-height="5.25pt" style:use-optimal-row-height="false" fo:break-before="auto"/>
    </style:style>
    <style:style style:name="ro9" style:family="table-row">
      <style:table-row-properties style:row-height="27pt" style:use-optimal-row-height="false" fo:break-before="auto"/>
    </style:style>
    <style:style style:name="ro10" style:family="table-row">
      <style:table-row-properties style:row-height="21pt" style:use-optimal-row-height="true" fo:break-before="auto"/>
    </style:style>
    <style:style style:name="ro11" style:family="table-row">
      <style:table-row-properties style:row-height="6.75pt" style:use-optimal-row-height="false" fo:break-before="auto"/>
    </style:style>
    <style:style style:name="ro12" style:family="table-row">
      <style:table-row-properties style:row-height="4.5pt" style:use-optimal-row-height="false" fo:break-before="auto"/>
    </style:style>
    <style:style style:name="ro13" style:family="table-row">
      <style:table-row-properties style:row-height="24.75pt" style:use-optimal-row-height="false" fo:break-before="auto"/>
    </style:style>
    <style:style style:name="ro14" style:family="table-row">
      <style:table-row-properties style:row-height="15.7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25.5pt" style:use-optimal-row-height="false" fo:break-before="auto"/>
    </style:style>
    <style:style style:name="ro17" style:family="table-row">
      <style:table-row-properties style:row-height="33.75pt" style:use-optimal-row-height="false" fo:break-before="auto"/>
    </style:style>
    <style:style style:name="ro18" style:family="table-row">
      <style:table-row-properties style:row-height="105.75pt" style:use-optimal-row-height="false" fo:break-before="auto"/>
    </style:style>
    <style:style style:name="ro19" style:family="table-row">
      <style:table-row-properties style:row-height="55.5pt" style:use-optimal-row-height="false" fo:break-before="auto"/>
    </style:style>
    <style:style style:name="ro20" style:family="table-row">
      <style:table-row-properties style:row-height="52.5pt" style:use-optimal-row-height="false" fo:break-before="auto"/>
    </style:style>
    <style:style style:name="ro21" style:family="table-row">
      <style:table-row-properties style:row-height="38.25pt" style:use-optimal-row-height="true" fo:break-before="auto"/>
    </style:style>
    <style:style style:name="ro22" style:family="table-row">
      <style:table-row-properties style:row-height="51pt" style:use-optimal-row-height="true" fo:break-before="auto"/>
    </style:style>
    <style:style style:name="ro23" style:family="table-row">
      <style:table-row-properties style:row-height="49.5pt" style:use-optimal-row-height="false" fo:break-before="auto"/>
    </style:style>
    <style:style style:name="ro24" style:family="table-row">
      <style:table-row-properties style:row-height="54pt" style:use-optimal-row-height="false" fo:break-before="auto"/>
    </style:style>
    <style:style style:name="ro25" style:family="table-row">
      <style:table-row-properties style:row-height="12.75pt" style:use-optimal-row-height="false" fo:break-before="auto"/>
    </style:style>
    <style:style style:name="ro26" style:family="table-row">
      <style:table-row-properties style:row-height="25.5pt" style:use-optimal-row-height="true" fo:break-before="auto"/>
    </style:style>
    <style:style style:name="ro27" style:family="table-row">
      <style:table-row-properties style:row-height="58.5pt" style:use-optimal-row-height="false" fo:break-before="auto"/>
    </style:style>
    <style:style style:name="ro28" style:family="table-row">
      <style:table-row-properties style:row-height="63.75pt" style:use-optimal-row-height="true" fo:break-before="auto"/>
    </style:style>
    <style:style style:name="ro29" style:family="table-row">
      <style:table-row-properties style:row-height="68.25pt" style:use-optimal-row-height="false" fo:break-before="auto"/>
    </style:style>
    <style:style style:name="ro30" style:family="table-row">
      <style:table-row-properties style:row-height="60.75pt" style:use-optimal-row-height="false" fo:break-before="auto"/>
    </style:style>
    <style:style style:name="ro31" style:family="table-row">
      <style:table-row-properties style:row-height="12.75pt" style:use-optimal-row-height="true" fo:break-before="auto"/>
    </style:style>
    <style:style style:name="ro32" style:family="table-row">
      <style:table-row-properties style:row-height="35.25pt" style:use-optimal-row-height="false" fo:break-before="auto"/>
    </style:style>
    <style:style style:name="ro33" style:family="table-row">
      <style:table-row-properties style:row-height="45pt" style:use-optimal-row-height="false" fo:break-before="auto"/>
    </style:style>
    <style:style style:name="ro34" style:family="table-row">
      <style:table-row-properties style:row-height="54.75pt" style:use-optimal-row-height="false" fo:break-before="auto"/>
    </style:style>
    <style:style style:name="ro35" style:family="table-row">
      <style:table-row-properties style:row-height="42pt" style:use-optimal-row-height="false" fo:break-before="auto"/>
    </style:style>
    <style:style style:name="ro36" style:family="table-row">
      <style:table-row-properties style:row-height="29.25pt" style:use-optimal-row-height="false" fo:break-before="auto"/>
    </style:style>
    <style:style style:name="ro37" style:family="table-row">
      <style:table-row-properties style:row-height="7.5pt" style:use-optimal-row-height="false" fo:break-before="auto"/>
    </style:style>
    <style:style style:name="ro38" style:family="table-row">
      <style:table-row-properties style:row-height="113.25pt" style:use-optimal-row-height="false" fo:break-before="auto"/>
    </style:style>
    <style:style style:name="ro39" style:family="table-row">
      <style:table-row-properties style:row-height="53.25pt" style:use-optimal-row-height="false" fo:break-before="auto"/>
    </style:style>
    <style:style style:name="ro40" style:family="table-row">
      <style:table-row-properties style:row-height="57.75pt" style:use-optimal-row-height="false" fo:break-before="auto"/>
    </style:style>
    <style:style style:name="ro41" style:family="table-row">
      <style:table-row-properties style:row-height="114.75pt" style:use-optimal-row-height="true" fo:break-before="auto"/>
    </style:style>
    <style:style style:name="ro42" style:family="table-row">
      <style:table-row-properties style:row-height="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false" style:writing-mode="lr-tb"/>
    </style:style>
    <style:style style:name="ce20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style>
    <style:style style:name="ce20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style>
    <style:style style:name="ce21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style>
    <style:style style:name="ce21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style>
    <style:style style:name="ce21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style>
    <style:style style:name="ce21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style>
    <style:style style:name="ce21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style>
    <style:style style:name="ce21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style>
    <style:style style:name="ce21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style>
    <style:style style:name="ce21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style>
    <style:style style:name="ce21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style>
    <style:style style:name="ce21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style>
    <style:style style:name="ce22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style>
    <style:style style:name="ce22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map style:condition="of:is-true-formula(AND(NOT(ISBLANK([.E7]));ISBLANK([.D7])))" style:apply-style-name="cf1" style:base-cell-address="Data_sheet.D7"/>
    </style:style>
    <style:style style:name="ce22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map style:condition="of:is-true-formula(AND(NOT(ISBLANK([.E7]));ISBLANK([.D7])))" style:apply-style-name="cf1" style:base-cell-address="Data_sheet.D7"/>
    </style:style>
    <style:style style:name="ce22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map style:condition="of:is-true-formula(AND(NOT(ISBLANK([.E7]));ISBLANK([.D7])))" style:apply-style-name="cf1" style:base-cell-address="Data_sheet.D7"/>
    </style:style>
    <style:style style:name="ce22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map style:condition="of:is-true-formula(AND(NOT(ISBLANK([.E7]));ISBLANK([.D7])))" style:apply-style-name="cf1" style:base-cell-address="Data_sheet.D7"/>
    </style:style>
    <style:style style:name="ce22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map style:condition="of:is-true-formula(AND(NOT(ISBLANK([.E7]));ISBLANK([.D7])))" style:apply-style-name="cf1" style:base-cell-address="Data_sheet.D7"/>
    </style:style>
    <style:style style:name="ce22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map style:condition="of:is-true-formula(AND(NOT(ISBLANK([.E7]));ISBLANK([.D7])))" style:apply-style-name="cf1" style:base-cell-address="Data_sheet.D7"/>
    </style:style>
    <style:style style:name="ce22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map style:condition="of:is-true-formula(AND(NOT(ISBLANK([.E7]));ISBLANK([.D7])))" style:apply-style-name="cf1" style:base-cell-address="Data_sheet.D7"/>
    </style:style>
    <style:style style:name="ce22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map style:condition="of:is-true-formula(AND(NOT(ISBLANK([.E7]));ISBLANK([.D7])))" style:apply-style-name="cf1" style:base-cell-address="Data_sheet.D7"/>
    </style:style>
    <style:style style:name="ce22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map style:condition="of:is-true-formula(AND(NOT(ISBLANK([.E7]));ISBLANK([.D7])))" style:apply-style-name="cf1" style:base-cell-address="Data_sheet.D7"/>
    </style:style>
    <style:style style:name="ce23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map style:condition="of:is-true-formula(AND(NOT(ISBLANK([.E7]));ISBLANK([.D7])))" style:apply-style-name="cf1" style:base-cell-address="Data_sheet.D7"/>
    </style:style>
    <style:style style:name="ce23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map style:condition="of:is-true-formula(AND(NOT(ISBLANK([.E7]));ISBLANK([.D7])))" style:apply-style-name="cf1" style:base-cell-address="Data_sheet.D7"/>
    </style:style>
    <style:style style:name="ce23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map style:condition="of:is-true-formula(AND(NOT(ISBLANK([.E7]));ISBLANK([.D7])))" style:apply-style-name="cf1" style:base-cell-address="Data_sheet.D7"/>
    </style:style>
    <style:style style:name="ce23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5]));ISBLANK([.D15])))" style:apply-style-name="cf1" style:base-cell-address="Data_sheet.D15"/>
      <style:map style:condition="of:is-true-formula(AND(NOT(ISBLANK([.E7]));ISBLANK([.D7])))" style:apply-style-name="cf1" style:base-cell-address="Data_sheet.D7"/>
    </style:style>
    <style:style style:name="ce23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5]));ISBLANK([.E15])))" style:apply-style-name="cf1" style:base-cell-address="Data_sheet.E15"/>
      <style:map style:condition="of:is-true-formula(AND(NOT(ISBLANK([.E7]));ISBLANK([.D7])))" style:apply-style-name="cf1" style:base-cell-address="Data_sheet.D7"/>
    </style:style>
    <style:style style:name="ce23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6]));ISBLANK([.E16])))" style:apply-style-name="cf1" style:base-cell-address="Data_sheet.E16"/>
      <style:map style:condition="of:is-true-formula(AND(NOT(ISBLANK([.E7]));ISBLANK([.D7])))" style:apply-style-name="cf1" style:base-cell-address="Data_sheet.D7"/>
    </style:style>
    <style:style style:name="ce23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6]));ISBLANK([.D16])))" style:apply-style-name="cf1" style:base-cell-address="Data_sheet.D16"/>
      <style:map style:condition="of:is-true-formula(AND(NOT(ISBLANK([.E7]));ISBLANK([.D7])))" style:apply-style-name="cf1" style:base-cell-address="Data_sheet.D7"/>
    </style:style>
    <style:style style:name="ce23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7]));ISBLANK([.D17])))" style:apply-style-name="cf1" style:base-cell-address="Data_sheet.D17"/>
      <style:map style:condition="of:is-true-formula(AND(NOT(ISBLANK([.E7]));ISBLANK([.D7])))" style:apply-style-name="cf1" style:base-cell-address="Data_sheet.D7"/>
    </style:style>
    <style:style style:name="ce23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7]));ISBLANK([.E17])))" style:apply-style-name="cf1" style:base-cell-address="Data_sheet.E17"/>
      <style:map style:condition="of:is-true-formula(AND(NOT(ISBLANK([.E7]));ISBLANK([.D7])))" style:apply-style-name="cf1" style:base-cell-address="Data_sheet.D7"/>
    </style:style>
    <style:style style:name="ce23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C17]));ISBLANK([.D17])))" style:apply-style-name="cf1" style:base-cell-address="Data_sheet.D17"/>
      <style:map style:condition="of:is-true-formula(AND(NOT(ISBLANK([.E7]));ISBLANK([.D7])))" style:apply-style-name="cf1" style:base-cell-address="Data_sheet.D7"/>
    </style:style>
    <style:style style:name="ce24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17]));ISBLANK([.E17])))" style:apply-style-name="cf1" style:base-cell-address="Data_sheet.E17"/>
      <style:map style:condition="of:is-true-formula(AND(NOT(ISBLANK([.E7]));ISBLANK([.D7])))" style:apply-style-name="cf1" style:base-cell-address="Data_sheet.D7"/>
    </style:style>
    <style:style style:name="ce241" style:family="table-cell" style:parent-style-name="Default" style:data-style-name="N0">
      <style:table-cell-properties fo:border="thin solid #000000" style:vertical-align="middle" fo:wrap-option="wrap" style:cell-protect="none"/>
      <style:map style:condition="of:is-true-formula(AND(NOT(ISBLANK([.$A7]));ISBLANK([.B7])))" style:apply-style-name="cf1" style:base-cell-address="Data_sheet.B7"/>
    </style:style>
    <style:style style:name="ce242" style:family="table-cell" style:parent-style-name="Default" style:data-style-name="N0">
      <style:table-cell-properties fo:border="thin solid #000000" style:vertical-align="middle" fo:wrap-option="wrap" style:cell-protect="none"/>
      <style:map style:condition="of:is-true-formula(AND(NOT(ISBLANK([.A7]));ISBLANK([.C7])))" style:apply-style-name="cf1" style:base-cell-address="Data_sheet.C7"/>
    </style:style>
    <style:style style:name="ce24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R7]));ISBLANK([.S7])))" style:apply-style-name="cf1" style:base-cell-address="Data_sheet.S7"/>
    </style:style>
    <style:style style:name="ce24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7]));ISBLANK([.T7])))" style:apply-style-name="cf1" style:base-cell-address="Data_sheet.T7"/>
    </style:style>
    <style:style style:name="ce24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7]));ISBLANK([.R7])))" style:apply-style-name="cf1" style:base-cell-address="Data_sheet.R7"/>
    </style:style>
    <style:style style:name="ce24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T7]));ISBLANK([.U7])))" style:apply-style-name="cf1" style:base-cell-address="Data_sheet.U7"/>
    </style:style>
    <style:style style:name="ce24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7]));ISBLANK([.V7])))" style:apply-style-name="cf1" style:base-cell-address="Data_sheet.V7"/>
    </style:style>
    <style:style style:name="ce24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V7]));ISBLANK([.W7])))" style:apply-style-name="cf1" style:base-cell-address="Data_sheet.W7"/>
    </style:style>
    <style:style style:name="ce24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7]));ISBLANK([.X7])))" style:apply-style-name="cf1" style:base-cell-address="Data_sheet.X7"/>
    </style:style>
    <style:style style:name="ce25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X7]));ISBLANK([.Y7])))" style:apply-style-name="cf1" style:base-cell-address="Data_sheet.Y7"/>
    </style:style>
    <style:style style:family="graphic" style:name="a50">
      <style:graphic-properties draw:stroke="solid" svg:stroke-color="#000000" draw:auto-grow-width="false" draw:auto-grow-height="false"/>
    </style:style>
    <style:style style:family="graphic" style:name="a51">
      <style:graphic-properties draw:stroke="solid" svg:stroke-color="#000000" draw:auto-grow-width="false" draw:auto-grow-height="false"/>
    </style:style>
    <style:style style:family="graphic" style:name="a52">
      <style:graphic-properties draw:stroke="solid" svg:stroke-color="#000000" draw:auto-grow-width="false" draw:auto-grow-height="false"/>
    </style:style>
    <style:style style:family="graphic" style:name="a53">
      <style:graphic-properties draw:stroke="solid" svg:stroke-color="#000000" draw:auto-grow-width="false" draw:auto-grow-height="false"/>
    </style:style>
    <style:style style:family="graphic" style:name="a54">
      <style:graphic-properties draw:stroke="solid" svg:stroke-color="#000000" draw:auto-grow-width="false" draw:auto-grow-height="false"/>
    </style:style>
    <style:style style:family="graphic" style:name="a55">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56">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57">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58">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59">
      <style:graphic-properties draw:stroke="solid" svg:stroke-color="#000000" draw:auto-grow-width="false" draw:auto-grow-height="false"/>
    </style:style>
    <style:style style:family="paragraph" style:name="a1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stroke="solid" svg:stroke-color="#000000" draw:auto-grow-width="false" draw:auto-grow-height="false"/>
    </style:style>
    <style:style style:family="graphic" style:name="a11">
      <style:graphic-properties fo:wrap-option="wrap" fo:padding-top="0.05in" fo:padding-bottom="0.05in" fo:padding-left="0.1in" fo:padding-right="0.1in" draw:textarea-vertical-align="middle" draw:textarea-horizontal-align="center" draw:fill="solid" draw:fill-color="#4f81bd" draw:opacity="100%"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36">
      <style:graphic-properties draw:stroke="solid" svg:stroke-color="#000000" draw:auto-grow-width="false" draw:auto-grow-height="false"/>
    </style:style>
    <style:style style:family="graphic" style:name="a37">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INDIRECT(&quot;Month&quot;))" table:base-cell-address="Cover_sheet.M3">
          <table:help-message table:display="true"/>
          <table:error-message table:display="true"/>
        </table:content-validation>
        <table:content-validation table:name="val2" table:condition="of:cell-content-is-in-list(INDIRECT(&quot;Yes_No&quot;))" table:base-cell-address="Cover_sheet.C5">
          <table:help-message table:display="true"/>
          <table:error-message table:display="true"/>
        </table:content-validation>
        <table:content-validation table:name="val3">
          <table:help-message table:display="true"/>
          <table:error-message table:display="true">
            <text:p>FTE cannot be greater than Headcount</text:p>
            <text:p/>
          </table:error-message>
        </table:content-validation>
        <table:content-validation table:name="val4" table:condition="of:is-true-formula([.E7]&lt;=[.D7])" table:base-cell-address="Data_sheet.E7">
          <table:help-message table:display="true"/>
          <table:error-message table:title="FTE" table:display="true">
            <text:p>The value entered in the FTE field must be less than or equal to the value entered in the headcount field.</text:p>
          </table:error-message>
        </table:content-validation>
        <table:content-validation table:name="val5" table:condition="of:is-true-formula([.D7]&gt;=[.E7])" table:base-cell-address="Data_sheet.D7">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6">
          <table:help-message table:display="true"/>
          <table:error-message table:display="true">
            <text:p>FTE cannot be greater than Headcount</text:p>
            <text:p/>
          </table:error-message>
        </table:content-validation>
        <table:content-validation table:name="val7" table:condition="of:cell-content-is-in-list(INDIRECT(&quot;Organisation_Type&quot;))" table:base-cell-address="Data_sheet.B7">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8" table:condition="of:cell-content-is-decimal-number() and cell-content()&gt;=0">
          <table:help-message table:display="true"/>
          <table:error-message table:display="true"/>
        </table:content-validation>
        <table:content-validation table:name="val9" table:condition="of:cell-content-is-decimal-number() and cell-content()&gt;=0">
          <table:help-message table:display="true"/>
          <table:error-message table:display="true"/>
        </table:content-validation>
        <table:content-validation table:name="val10">
          <table:help-message table:display="true"/>
          <table:error-message table:display="true"/>
        </table:content-validation>
        <table:content-validation table:name="val11" table:condition="of:cell-content-is-in-list([Drop_down_lists.$B$2:.$B$195])" table:base-cell-address="Data_sheet.A7">
          <table:help-message table:title="Organisation Name" table:display="true">
            <text:p>Select from the dropdown list. If your organisation is not shown, please select 'OTHER' and enter full details in the 'Notes' field.</text:p>
          </table:help-message>
          <table:error-message table:display="true">
            <text:p>If your organisation is not shown, please select 'OTHER' and enter full details in the 'Notes' field.</text:p>
          </table:error-message>
        </table:content-validation>
        <table:content-validation table:name="val12" table:condition="of:cell-content-is-in-list([Drop_down_lists.$A$2:.$A$37])" table:base-cell-address="Data_sheet.C7">
          <table:help-message table:title="Main, parent or sponsoring dept" table:display="true">
            <text:p>Select the name your organisation's Main/Parent/Sponsoring department from the list. If your Main/Parent/Sponsoring department is not listed or incorrectly identified, please select 'OTHER' from the drop down list and enter details in the 'Notes' field.</text:p>
          </table:help-message>
          <table:error-message table:display="true">
            <text:p>If your main, parent or sponsoring department is not shown or is incorrectly identified, please select 'OTHER' and enter full details in the 'Notes' field.</text:p>
            <text:p/>
          </table:error-message>
        </table:content-validation>
      </table:content-validations>
      <table:table table:name="Contents"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number-columns-repeated="16380" table:default-cell-style-name="ce12"/>
        <table:table-row table:style-name="ro1">
          <table:table-cell office:value-type="string" table:style-name="ce43">
            <text:p>Sheet no.</text:p>
          </table:table-cell>
          <table:table-cell office:value-type="string" table:style-name="ce43">
            <text:p>Sheet title</text:p>
          </table:table-cell>
          <table:table-cell office:value-type="string" table:style-name="ce44">
            <text:p>Detail</text:p>
          </table:table-cell>
          <table:table-cell office:value-type="string" table:style-name="ce44">
            <text:p>Sheet to be returned to Cabinet Office by main department</text:p>
          </table:table-cell>
          <table:table-cell table:number-columns-repeated="16380"/>
        </table:table-row>
        <table:table-row table:style-name="ro2">
          <table:table-cell office:value-type="float" office:value="1" table:style-name="ce45">
            <text:p>1</text:p>
          </table:table-cell>
          <table:table-cell office:value-type="string" table:style-name="ce48">
            <text:p><text:a xlink:href="#Contents.A1">Contents</text:a></text:p>
          </table:table-cell>
          <table:table-cell office:value-type="string" table:style-name="ce46">
            <text:p>Provides summary detail of contents of workbook and each separate sheet.</text:p>
          </table:table-cell>
          <table:table-cell office:value-type="string" table:style-name="ce47">
            <text:p>No</text:p>
          </table:table-cell>
          <table:table-cell table:number-columns-repeated="16380"/>
        </table:table-row>
        <table:table-row table:style-name="ro3">
          <table:table-cell office:value-type="float" office:value="2" table:style-name="ce45">
            <text:p>2</text:p>
          </table:table-cell>
          <table:table-cell office:value-type="string" table:style-name="ce48">
            <text:p><text:a xlink:href="#'Cover sheet'.A1">Cover sheet</text:a></text:p>
          </table:table-cell>
          <table:table-cell office:value-type="string" table:style-name="ce46">
            <text:p>Requests main department contact information and confirmation of coverage and sign-off. Additional comments can also be provided on this sheet.<text:s/></text:p>
            <text:p>To be completed by main department when returning the summary template to Cabinet Office</text:p>
          </table:table-cell>
          <table:table-cell office:value-type="string" table:style-name="ce47">
            <text:p>YES</text:p>
          </table:table-cell>
          <table:table-cell table:number-columns-repeated="16380"/>
        </table:table-row>
        <table:table-row table:style-name="ro2">
          <table:table-cell office:value-type="float" office:value="3" table:style-name="ce45">
            <text:p>3</text:p>
          </table:table-cell>
          <table:table-cell office:value-type="string" table:style-name="ce48">
            <text:p><text:a xlink:href="#'Data fields'.A1">Data fields</text:a></text:p>
          </table:table-cell>
          <table:table-cell office:value-type="string" table:style-name="ce46">
            <text:p>Provides detailed descriptions on the information required for each field in the data sheet.</text:p>
          </table:table-cell>
          <table:table-cell office:value-type="string" table:style-name="ce47">
            <text:p>No</text:p>
          </table:table-cell>
          <table:table-cell table:number-columns-repeated="16380"/>
        </table:table-row>
        <table:table-row table:style-name="ro4">
          <table:table-cell office:value-type="float" office:value="4" table:style-name="ce45">
            <text:p>4</text:p>
          </table:table-cell>
          <table:table-cell office:value-type="string" table:style-name="ce48">
            <text:p><text:a xlink:href="#'Data sheet'.A1">Data sheet</text:a></text:p>
          </table:table-cell>
          <table:table-cell office:value-type="string" table:style-name="ce49">
            <text:p>To be populated with the management information relating to this exercise.<text:s/></text:p>
            <text:p>A row of information to be completed by all organisations and to be sent back to the main department. The main department will collate responses for all their organisations and send one summary return to Cabinet Office that will contain a separate row of information for each organisation.</text:p>
          </table:table-cell>
          <table:table-cell office:value-type="string" table:style-name="ce47">
            <text:p>YES</text:p>
          </table:table-cell>
          <table:table-cell table:number-columns-repeated="16380"/>
        </table:table-row>
        <table:table-row table:style-name="ro5">
          <table:table-cell office:value-type="float" office:value="5" table:style-name="ce45">
            <text:p>5</text:p>
          </table:table-cell>
          <table:table-cell office:value-type="string" table:style-name="ce48">
            <text:p><text:a xlink:href="#'List of organisations'.A1">List of organisations</text:a></text:p>
          </table:table-cell>
          <table:table-cell office:value-type="string" table:style-name="ce46">
            <text:p>Provides an up-to-date list (as at 31 October 2016) of all organisations in scope for this exercise</text:p>
          </table:table-cell>
          <table:table-cell office:value-type="string" table:style-name="ce47">
            <text:p>No</text:p>
          </table:table-cell>
          <table:table-cell table:number-columns-repeated="16380"/>
        </table:table-row>
        <table:table-row table:number-rows-repeated="1048570" table:style-name="ro6">
          <table:table-cell table:number-columns-repeated="16384"/>
        </table:table-row>
      </table:table>
      <table:table table:name="Cover_sheet" table:style-name="ta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5" table:number-columns-repeated="16377" table:default-cell-style-name="ce12"/>
        <table:table-row table:style-name="ro7">
          <table:table-cell/>
          <table:table-cell office:value-type="string" table:style-name="ce22">
            <text:p>Main departments must return this 'Cover sheet' together with their fully completed 'Data sheet'</text:p>
          </table:table-cell>
          <table:table-cell table:number-columns-repeated="9" table:style-name="ce12"/>
          <table:table-cell table:style-name="ce24"/>
          <table:table-cell table:number-columns-repeated="16372"/>
        </table:table-row>
        <table:table-row table:style-name="ro8">
          <table:table-cell/>
          <table:table-cell table:number-columns-repeated="6" table:style-name="ce12"/>
          <table:table-cell table:number-columns-repeated="4" table:style-name="ce23"/>
          <table:table-cell table:number-columns-repeated="16373" table:style-name="ce12"/>
        </table:table-row>
        <table:table-row table:style-name="ro9">
          <table:table-cell/>
          <table:table-cell office:value-type="string" table:style-name="ce26">
            <office:annotation draw:style-name="a0" svg:x="3.48958333333333in" svg:y="0.510416666666667in" svg:width="2.28125in" svg:height="0.572916666666667in">
              <dc:creator>ccabmstopher</dc:creator>
              <text:p><text:span text:style-name="T1">This is the month to which the attached data refers.<text:s/></text:span></text:p>
            </office:annotation>
            <text:p>Reference month:</text:p>
          </table:table-cell>
          <table:table-cell office:value-type="date" office:date-value="2019-01-01T00:00:00" table:number-columns-spanned="2" table:number-rows-spanned="1" table:style-name="ce198">
            <text:p>January 2019</text:p>
          </table:table-cell>
          <table:covered-table-cell/>
          <table:table-cell table:style-name="ce32"/>
          <table:table-cell table:number-columns-repeated="3" table:style-name="ce12"/>
          <table:table-cell table:number-columns-repeated="3" table:style-name="ce23"/>
          <table:table-cell table:style-name="ce12"/>
          <table:table-cell table:content-validation-name="val1" table:style-name="ce12"/>
          <table:table-cell table:number-columns-repeated="16371"/>
        </table:table-row>
        <table:table-row table:style-name="ro8">
          <table:table-cell/>
          <table:table-cell table:style-name="ce27"/>
          <table:table-cell table:number-columns-repeated="2" table:style-name="ce13"/>
          <table:table-cell table:number-columns-repeated="3" table:style-name="ce12"/>
          <table:table-cell table:number-columns-repeated="4" table:style-name="ce23"/>
          <table:table-cell table:number-columns-repeated="16373" table:style-name="ce12"/>
        </table:table-row>
        <table:table-row table:style-name="ro9">
          <table:table-cell/>
          <table:table-cell office:value-type="string" table:style-name="ce26">
            <office:annotation draw:style-name="a1" svg:x="4.6875in" svg:y="1.20833333333333in" svg:width="3.77083333333333in" svg:height="3.6875in">
              <dc:creator>ccabmstopher</dc:creator>
              <text:p><text:span text:style-name="T1">It is important that we receive returns for all your department's agencies, NDPBs and other relevant arms length bodies. A list of all the organisations that we are expecting returns from is shown in the 'List of Organisations' sheet, together with their main/parent/sponsoring department.</text:span></text:p>
              <text:p><text:span text:style-name="T1"/></text:p>
              <text:p><text:span text:style-name="T1">Please indicate whether all returns for your department are included in the attached template. Where one or more organisation's information is missing, please select 'No' and provide information in the additional commentary box below.</text:span></text:p>
            </office:annotation>
            <text:p>All organisations' information received?:</text:p>
          </table:table-cell>
          <table:table-cell office:value-type="string" table:number-columns-spanned="2" table:number-rows-spanned="1" table:content-validation-name="val2" table:style-name="ce196">
            <text:p>No - please add a comment</text:p>
          </table:table-cell>
          <table:covered-table-cell/>
          <table:table-cell table:content-validation-name="val2" table:style-name="ce31"/>
          <table:table-cell table:number-columns-repeated="2" table:style-name="ce12"/>
          <table:table-cell table:number-columns-repeated="4" table:style-name="ce23"/>
          <table:table-cell table:number-columns-repeated="16373" table:style-name="ce12"/>
        </table:table-row>
        <table:table-row table:style-name="ro8">
          <table:table-cell/>
          <table:table-cell table:style-name="ce13"/>
          <table:table-cell table:number-columns-repeated="5" table:style-name="ce12"/>
          <table:table-cell table:number-columns-repeated="4" table:style-name="ce23"/>
          <table:table-cell table:number-columns-repeated="16373" table:style-name="ce12"/>
        </table:table-row>
        <table:table-row table:style-name="ro10">
          <table:table-cell/>
          <table:table-cell table:style-name="ce14"/>
          <table:table-cell office:value-type="string" table:number-columns-spanned="3" table:number-rows-spanned="1" table:style-name="ce124">
            <text:p>Department contact details</text:p>
          </table:table-cell>
          <table:covered-table-cell table:number-columns-repeated="2"/>
          <table:table-cell table:number-columns-repeated="2" table:style-name="ce19"/>
          <table:table-cell table:number-columns-repeated="4" table:style-name="ce14"/>
          <table:table-cell table:number-columns-repeated="16373" table:style-name="ce12"/>
        </table:table-row>
        <table:table-row table:style-name="ro11">
          <table:table-cell/>
          <table:table-cell table:number-columns-repeated="10" table:style-name="ce14"/>
          <table:table-cell table:number-columns-repeated="16373" table:style-name="ce12"/>
        </table:table-row>
        <table:table-row table:style-name="ro9">
          <table:table-cell/>
          <table:table-cell office:value-type="string" table:style-name="ce25">
            <office:annotation draw:style-name="a2" svg:x="4.64583333333333in" svg:y="1.83333333333333in" svg:width="2.89583333333333in" svg:height="0.28125in">
              <dc:creator>ccabmstopher</dc:creator>
              <text:p><text:span text:style-name="T1">Enter the name of your department</text:span></text:p>
            </office:annotation>
            <text:p>Department:</text:p>
          </table:table-cell>
          <table:table-cell office:value-type="string" table:number-columns-spanned="9" table:number-rows-spanned="1" table:style-name="ce196">
            <text:p>Ministry of Justice</text:p>
          </table:table-cell>
          <table:covered-table-cell table:number-columns-repeated="8"/>
          <table:table-cell table:number-columns-repeated="16373" table:style-name="ce12"/>
        </table:table-row>
        <table:table-row table:style-name="ro8">
          <table:table-cell/>
          <table:table-cell table:style-name="ce25"/>
          <table:table-cell table:number-columns-repeated="9" table:style-name="ce15"/>
          <table:table-cell table:number-columns-repeated="16373" table:style-name="ce12"/>
        </table:table-row>
        <table:table-row table:style-name="ro9">
          <table:table-cell/>
          <table:table-cell office:value-type="string" table:style-name="ce25">
            <office:annotation draw:style-name="a3" svg:x="3.44791666666667in" svg:y="2.11458333333333in" svg:width="2.94791666666667in" svg:height="0.78125in">
              <dc:creator>ccabmstopher</dc:creator>
              <text:p><text:span text:style-name="T1">Please enter the name of the person we can contact at your department in the event of a query.</text:span></text:p>
            </office:annotation>
            <text:p>Contact name:</text:p>
          </table:table-cell>
          <table:table-cell office:value-type="string" table:number-columns-spanned="9" table:number-rows-spanned="1" table:style-name="ce199">
            <text:p>Andrew Wilson</text:p>
          </table:table-cell>
          <table:covered-table-cell table:number-columns-repeated="8"/>
          <table:table-cell table:number-columns-repeated="16373" table:style-name="ce12"/>
        </table:table-row>
        <table:table-row table:style-name="ro8">
          <table:table-cell/>
          <table:table-cell table:style-name="ce25"/>
          <table:table-cell table:number-columns-repeated="9" table:style-name="ce15"/>
          <table:table-cell table:number-columns-repeated="16373" table:style-name="ce12"/>
        </table:table-row>
        <table:table-row table:style-name="ro9">
          <table:table-cell/>
          <table:table-cell office:value-type="string" table:style-name="ce25">
            <office:annotation draw:style-name="a4" svg:x="3.44791666666667in" svg:y="2.5625in" svg:width="2.98958333333333in" svg:height="0.65625in">
              <dc:creator>ccabmstopher</dc:creator>
              <text:p><text:span text:style-name="T1">Please enter the phone number of the contact name entered above</text:span></text:p>
            </office:annotation>
            <text:p>Phone number:</text:p>
          </table:table-cell>
          <table:table-cell office:value-type="string" table:number-columns-spanned="9" table:number-rows-spanned="1" table:style-name="ce200">
            <text:p>07891342971</text:p>
          </table:table-cell>
          <table:covered-table-cell table:number-columns-repeated="8"/>
          <table:table-cell table:number-columns-repeated="16373" table:style-name="ce12"/>
        </table:table-row>
        <table:table-row table:style-name="ro8">
          <table:table-cell/>
          <table:table-cell table:style-name="ce25"/>
          <table:table-cell table:number-columns-repeated="9" table:style-name="ce15"/>
          <table:table-cell table:number-columns-repeated="16373" table:style-name="ce12"/>
        </table:table-row>
        <table:table-row table:style-name="ro9">
          <table:table-cell/>
          <table:table-cell office:value-type="string" table:style-name="ce25">
            <office:annotation draw:style-name="a5" svg:x="3.44791666666667in" svg:y="3.01041666666667in" svg:width="2.98958333333333in" svg:height="0.53125in">
              <dc:creator>ccabmstopher</dc:creator>
              <text:p><text:span text:style-name="T1">Please enter the email address of the contact name entered above.</text:span></text:p>
            </office:annotation>
            <text:p>Email address:</text:p>
          </table:table-cell>
          <table:table-cell office:value-type="string" table:number-columns-spanned="9" table:number-rows-spanned="1" table:style-name="ce201">
            <text:p><text:a xlink:href="mailto:Andrew.Wilson2@Justice.gsi.gov.uk">Andrew.Wilson2@Justice.gsi.gov.uk</text:a></text:p>
          </table:table-cell>
          <table:covered-table-cell table:number-columns-repeated="8"/>
          <table:table-cell table:number-columns-repeated="16373" table:style-name="ce12"/>
        </table:table-row>
        <table:table-row table:style-name="ro8">
          <table:table-cell/>
          <table:table-cell table:style-name="ce18"/>
          <table:table-cell table:number-columns-repeated="4" table:style-name="ce16"/>
          <table:table-cell table:number-columns-repeated="5" table:style-name="ce17"/>
          <table:table-cell table:number-columns-repeated="16373" table:style-name="ce12"/>
        </table:table-row>
        <table:table-row table:style-name="ro10">
          <table:table-cell/>
          <table:table-cell table:style-name="ce12"/>
          <table:table-cell office:value-type="string" table:style-name="ce29">
            <text:p>Sign off</text:p>
          </table:table-cell>
          <table:table-cell table:number-columns-repeated="2" table:style-name="ce29"/>
          <table:table-cell table:number-columns-repeated="16379" table:style-name="ce12"/>
        </table:table-row>
        <table:table-row table:style-name="ro12">
          <table:table-cell/>
          <table:table-cell table:style-name="ce12"/>
          <table:table-cell table:number-columns-repeated="3" table:style-name="ce29"/>
          <table:table-cell table:number-columns-repeated="16379" table:style-name="ce12"/>
        </table:table-row>
        <table:table-row table:style-name="ro9">
          <table:table-cell/>
          <table:table-cell office:value-type="string" table:style-name="ce25">
            <office:annotation draw:style-name="a6" svg:x="4.64583333333333in" svg:y="3.8125in" svg:width="3.6875in" svg:height="1.45833333333333in">
              <dc:creator>ccabmstopher</dc:creator>
              <text:p><text:span text:style-name="T1">Given that in due course these returns will be published, we expect that departments and organisations will obtain sign-off by a senior leader. <text:s/>Please provide details in the boxes below.</text:span></text:p>
              <text:p><text:span text:style-name="T1"/></text:p>
              <text:p/>
            </office:annotation>
            <text:p>Return signed off at senior level?</text:p>
          </table:table-cell>
          <table:table-cell office:value-type="string" table:number-columns-spanned="2" table:number-rows-spanned="1" table:content-validation-name="val2" table:style-name="ce196">
            <text:p>Yes</text:p>
          </table:table-cell>
          <table:covered-table-cell/>
          <table:table-cell table:style-name="ce30"/>
          <table:table-cell table:number-columns-repeated="6" table:style-name="ce28"/>
          <table:table-cell table:number-columns-repeated="16373"/>
        </table:table-row>
        <table:table-row table:style-name="ro8">
          <table:table-cell/>
          <table:table-cell table:style-name="ce18"/>
          <table:table-cell table:number-columns-repeated="4" table:style-name="ce16"/>
          <table:table-cell table:number-columns-repeated="5" table:style-name="ce17"/>
          <table:table-cell table:number-columns-repeated="16373"/>
        </table:table-row>
        <table:table-row table:style-name="ro13">
          <table:table-cell/>
          <table:table-cell office:value-type="string" table:style-name="ce25">
            <office:annotation draw:style-name="a7" svg:x="4.64583333333333in" svg:y="3.97916666666667in" svg:width="3.6875in" svg:height="1.41666666666667in">
              <dc:creator>ccabmstopher</dc:creator>
              <text:p><text:span text:style-name="T1">Please enter the name and position/job title of the senior leader signing-off this template.</text:span></text:p>
              <text:p><text:span text:style-name="T1"/></text:p>
              <text:p/>
            </office:annotation>
            <text:p>Name:</text:p>
          </table:table-cell>
          <table:table-cell office:value-type="string" table:number-columns-spanned="4" table:number-rows-spanned="1" table:style-name="ce196">
            <text:p>Jon Roberts</text:p>
          </table:table-cell>
          <table:covered-table-cell table:number-columns-repeated="3"/>
          <table:table-cell office:value-type="string" table:style-name="ce63">
            <text:p>Position:</text:p>
          </table:table-cell>
          <table:table-cell office:value-type="string" table:number-columns-spanned="4" table:number-rows-spanned="1" table:style-name="ce196">
            <text:p>ASD Deputy Director</text:p>
          </table:table-cell>
          <table:covered-table-cell table:number-columns-repeated="3"/>
          <table:table-cell table:number-columns-repeated="16373"/>
        </table:table-row>
        <table:table-row table:style-name="ro8">
          <table:table-cell/>
          <table:table-cell table:style-name="ce18"/>
          <table:table-cell table:number-columns-repeated="4" table:style-name="ce16"/>
          <table:table-cell table:number-columns-repeated="5" table:style-name="ce17"/>
          <table:table-cell table:number-columns-repeated="16373"/>
        </table:table-row>
        <table:table-row table:style-name="ro14">
          <table:table-cell/>
          <table:table-cell office:value-type="string" table:number-columns-spanned="1" table:number-rows-spanned="16" table:style-name="ce125">
            <office:annotation draw:style-name="a8" svg:x="4.64583333333333in" svg:y="4.80208333333333in" svg:width="3.02083333333333in" svg:height="1.96875in">
              <dc:creator>ccabmstopher</dc:creator>
              <text:p><text:span text:style-name="T1">Please enter additional clarifying comments in this box. If necessary, a separate sheet may be supplied.</text:span></text:p>
            </office:annotation>
            <text:p>Additional commentary:</text:p>
            <text:p><text:span text:style-name="T4">(to include comments where organisations<text:s/></text:span></text:p>
            <text:p><text:span text:style-name="T4">have not returned information)</text:span></text:p>
          </table:table-cell>
          <table:table-cell table:number-columns-spanned="9" table:number-rows-spanned="16" table:style-name="ce197"/>
          <table:covered-table-cell table:number-columns-repeated="8"/>
          <table:table-cell table:number-columns-repeated="16373"/>
        </table:table-row>
        <table:table-row table:number-rows-repeated="15" table:style-name="ro15">
          <table:table-cell/>
          <table:covered-table-cell/>
          <table:covered-table-cell/>
          <table:covered-table-cell table:number-columns-repeated="8"/>
          <table:table-cell table:number-columns-repeated="16373"/>
        </table:table-row>
        <table:table-row table:number-rows-repeated="1048538" table:style-name="ro6">
          <table:table-cell table:number-columns-repeated="16384"/>
        </table:table-row>
      </table:table>
      <table:table table:name="Data_fields" table:style-name="ta3">
        <table:table-column table:style-name="co12" table:default-cell-style-name="ce6"/>
        <table:table-column table:style-name="co13" table:default-cell-style-name="ce7"/>
        <table:table-column table:style-name="co14" table:default-cell-style-name="ce6"/>
        <table:table-column table:style-name="co15" table:default-cell-style-name="ce9"/>
        <table:table-column table:style-name="co5" table:number-columns-repeated="16380" table:default-cell-style-name="ce6"/>
        <table:table-row table:style-name="ro16">
          <table:table-cell office:value-type="string" table:number-columns-spanned="4" table:number-rows-spanned="1" table:style-name="ce155">
            <text:p>This sheet contains details of what information is required in each data field<text:s/></text:p>
          </table:table-cell>
          <table:covered-table-cell table:number-columns-repeated="3"/>
          <table:table-cell table:number-columns-repeated="16380"/>
        </table:table-row>
        <table:table-row table:style-name="ro17">
          <table:table-cell office:value-type="string" table:number-columns-spanned="3" table:number-rows-spanned="1" table:style-name="ce157">
            <text:p>Field</text:p>
          </table:table-cell>
          <table:covered-table-cell table:number-columns-repeated="2"/>
          <table:table-cell office:value-type="string" table:style-name="ce20">
            <text:p>Information required</text:p>
          </table:table-cell>
          <table:table-cell table:number-columns-repeated="16380"/>
        </table:table-row>
        <table:table-row table:style-name="ro18">
          <table:table-cell office:value-type="string" table:number-columns-spanned="3" table:number-rows-spanned="1" table:content-validation-name="val3" table:style-name="ce136">
            <text:p>Organisation name</text:p>
          </table:table-cell>
          <table:covered-table-cell table:number-columns-repeated="2"/>
          <table:table-cell office:value-type="string" table:style-name="ce33">
            <text:p>Select from the dropdown list. If your organisation is not shown, please select 'OTHER' and enter full details in the 'NOTES' field. We have recently undertaken an exercise to establish the full list of central government organisations in scope for this exercise. The list provided is up-to-date. However, if there have been machinery of government changes that are not reflected in the list, please provide additional information in the 'NOTES' field as appropriate.</text:p>
            <text:p>NB: Organisations no longer in existence - where this is the case, departments should provide as much information as possible. It is important that departments are able to establish robust baseline figures for this key management information.<text:s/></text:p>
          </table:table-cell>
          <table:table-cell table:number-columns-repeated="16380"/>
        </table:table-row>
        <table:table-row table:style-name="ro19">
          <table:table-cell office:value-type="string" table:number-columns-spanned="3" table:number-rows-spanned="1" table:content-validation-name="val3" table:style-name="ce136">
            <text:p><text:a xlink:href="#'Cover sheet'.A1">Organisation<text:s/><text:line-break/>type</text:a></text:p>
          </table:table-cell>
          <table:covered-table-cell table:number-columns-repeated="2"/>
          <table:table-cell office:value-type="string" table:style-name="ce33">
            <text:p>Select from the dropdown list. If your organisation type is not shown, please select 'OTHER' and enter full details in the 'Notes' field. NB: Where your organisation is known both as an executive agency and say, a trading fund, public corporation, or regulator etc, then please select executive agency and add further details in the 'NOTES' field as appropriate.</text:p>
          </table:table-cell>
          <table:table-cell table:number-columns-repeated="16380"/>
        </table:table-row>
        <table:table-row table:style-name="ro20">
          <table:table-cell office:value-type="string" table:number-columns-spanned="3" table:number-rows-spanned="1" table:content-validation-name="val3" table:style-name="ce136">
            <text:p><text:a xlink:href="#Contents.A1">Main, parent or<text:s/><text:line-break/>sponsoring department:<text:s/></text:a></text:p>
          </table:table-cell>
          <table:covered-table-cell table:number-columns-repeated="2"/>
          <table:table-cell office:value-type="string" table:style-name="ce33">
            <text:p>Please use the drop down list to select the name of your organisation's Main/Parent/Sponsoring department. If your Main/Parent/Sponsoring department is not listed or incorrectly identified, please select 'OTHER' from the drop down list and provide details in the 'NOTES' field.</text:p>
          </table:table-cell>
          <table:table-cell table:number-columns-repeated="16380"/>
        </table:table-row>
        <table:table-row table:style-name="ro21">
          <table:table-cell office:value-type="string" table:number-columns-spanned="1" table:number-rows-spanned="14" table:style-name="ce204">
            <text:p>Payroll staff</text:p>
          </table:table-cell>
          <table:table-cell office:value-type="string" table:number-columns-spanned="1" table:number-rows-spanned="2" table:style-name="ce141">
            <text:p>AA/AO</text:p>
          </table:table-cell>
          <table:table-cell office:value-type="string" table:style-name="ce79">
            <text:p>Headcount</text:p>
          </table:table-cell>
          <table:table-cell office:value-type="string" table:style-name="ce34">
            <text:p>Please enter the number of payroll AO/AA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79">
            <text:p>Full-time<text:s/></text:p>
            <text:p>equivalent</text:p>
          </table:table-cell>
          <table:table-cell office:value-type="string" table:style-name="ce34">
            <text:p>Please enter the number of payroll full-time equivalent (FTE) AO/AA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141">
            <text:p>EO</text:p>
          </table:table-cell>
          <table:table-cell office:value-type="string" table:style-name="ce79">
            <text:p>Headcount</text:p>
          </table:table-cell>
          <table:table-cell office:value-type="string" table:style-name="ce34">
            <text:p>Please enter the number of payroll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79">
            <text:p>Full-time<text:s/></text:p>
            <text:p>equivalent</text:p>
          </table:table-cell>
          <table:table-cell office:value-type="string" table:style-name="ce34">
            <text:p>Please enter the number of payroll full-time equivalent (FTE)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3">
          <table:covered-table-cell/>
          <table:table-cell office:value-type="string" table:number-columns-spanned="1" table:number-rows-spanned="2" table:style-name="ce141">
            <text:p>SEO/HEO</text:p>
          </table:table-cell>
          <table:table-cell office:value-type="string" table:style-name="ce79">
            <text:p>Headcount</text:p>
          </table:table-cell>
          <table:table-cell office:value-type="string" table:style-name="ce34">
            <text:p>Please enter the number of payroll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79">
            <text:p>Full-time<text:s/></text:p>
            <text:p>equivalent</text:p>
          </table:table-cell>
          <table:table-cell office:value-type="string" table:style-name="ce34">
            <text:p>Please enter the number of payroll full-time equivalent (FTE)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4">
          <table:covered-table-cell/>
          <table:table-cell office:value-type="string" table:number-columns-spanned="1" table:number-rows-spanned="2" table:style-name="ce141">
            <text:p>Grade 6/7</text:p>
          </table:table-cell>
          <table:table-cell office:value-type="string" table:style-name="ce79">
            <text:p>Headcount</text:p>
          </table:table-cell>
          <table:table-cell office:value-type="string" table:style-name="ce34">
            <text:p>Please enter the number of payroll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79">
            <text:p>Full-time<text:s/></text:p>
            <text:p>equivalent</text:p>
          </table:table-cell>
          <table:table-cell office:value-type="string" table:style-name="ce34">
            <text:p>Please enter the number of payroll full-time equivalent (FTE)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table-cell office:value-type="string" table:number-columns-spanned="1" table:number-rows-spanned="2" table:style-name="ce141">
            <text:p>SCS level</text:p>
          </table:table-cell>
          <table:table-cell office:value-type="string" table:style-name="ce79">
            <text:p>Headcount</text:p>
          </table:table-cell>
          <table:table-cell office:value-type="string" table:style-name="ce34">
            <text:p>Please enter the number of payroll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79">
            <text:p>Full-time<text:s/></text:p>
            <text:p>equivalent</text:p>
          </table:table-cell>
          <table:table-cell office:value-type="string" table:style-name="ce34">
            <text:p>Please enter the number of payroll full-time equivalent (FTE)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table-cell office:value-type="string" table:number-columns-spanned="1" table:number-rows-spanned="2" table:style-name="ce141">
            <text:p>Other, unknown, or unspecified</text:p>
          </table:table-cell>
          <table:table-cell office:value-type="string" table:style-name="ce79">
            <text:p>Headcount</text:p>
          </table:table-cell>
          <table:table-cell office:value-type="string" table:style-name="ce34">
            <text:p>Please enter the number of payroll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79">
            <text:p>Full-time<text:s/></text:p>
            <text:p>equivalent</text:p>
          </table:table-cell>
          <table:table-cell office:value-type="string" table:style-name="ce34">
            <text:p>Please enter the number of payroll full-time equivalent (FTE)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5">
          <table:covered-table-cell/>
          <table:table-cell office:value-type="string" table:number-columns-spanned="1" table:number-rows-spanned="2" table:content-validation-name="val3" table:style-name="ce141">
            <text:p>Total</text:p>
            <text:p>Employees</text:p>
          </table:table-cell>
          <table:table-cell office:value-type="string" table:style-name="ce79">
            <text:p>Headcount</text:p>
          </table:table-cell>
          <table:table-cell office:value-type="string" table:style-name="ce11">
            <text:p>These cells have formula - please do not enter data</text:p>
          </table:table-cell>
          <table:table-cell table:number-columns-repeated="16380"/>
        </table:table-row>
        <table:table-row table:style-name="ro26">
          <table:covered-table-cell/>
          <table:covered-table-cell/>
          <table:table-cell office:value-type="string" table:style-name="ce79">
            <text:p>Full-time<text:s/></text:p>
            <text:p>equivalent</text:p>
          </table:table-cell>
          <table:table-cell office:value-type="string" table:style-name="ce11">
            <text:p>These cells have formula - please do not enter data</text:p>
          </table:table-cell>
          <table:table-cell table:number-columns-repeated="16380"/>
        </table:table-row>
        <table:table-row table:style-name="ro27">
          <table:table-cell office:value-type="string" table:number-columns-spanned="1" table:number-rows-spanned="10" table:content-validation-name="val3" table:style-name="ce202">
            <text:p>Number of non-payroll staff<text:s/></text:p>
            <text:p>(contingent labour and consultants/consultancy)</text:p>
          </table:table-cell>
          <table:table-cell office:value-type="string" table:number-columns-spanned="1" table:number-rows-spanned="2" table:style-name="ce141">
            <text:p>Agency staff<text:s/></text:p>
            <text:p>(clerical/admin)</text:p>
          </table:table-cell>
          <table:table-cell office:value-type="string" table:style-name="ce79">
            <text:p>Headcount</text:p>
          </table:table-cell>
          <table:table-cell office:value-type="string" table:style-name="ce8">
            <text:p>Please enter the number of non-payroll agency (clerical/admin) staff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79">
            <text:p>Full-time<text:s/></text:p>
            <text:p>equivalent</text:p>
          </table:table-cell>
          <table:table-cell office:value-type="string" table:style-name="ce8">
            <text:p>Please enter the FTE number of non-payroll agency (clerical/admin) staff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table-cell office:value-type="string" table:number-columns-spanned="1" table:number-rows-spanned="2" table:style-name="ce141">
            <text:p>Interim managers</text:p>
          </table:table-cell>
          <table:table-cell office:value-type="string" table:style-name="ce79">
            <text:p>Headcount</text:p>
          </table:table-cell>
          <table:table-cell office:value-type="string" table:style-name="ce8">
            <text:p>Please enter the number of interim manage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9">
          <table:covered-table-cell/>
          <table:covered-table-cell/>
          <table:table-cell office:value-type="string" table:style-name="ce79">
            <text:p>Full-time<text:s/></text:p>
            <text:p>equivalent</text:p>
          </table:table-cell>
          <table:table-cell office:value-type="string" table:style-name="ce8">
            <text:p>Please enter the FTE number of interim manage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table-cell office:value-type="string" table:number-columns-spanned="1" table:number-rows-spanned="2" table:style-name="ce141">
            <text:p>Specialist Contractors</text:p>
          </table:table-cell>
          <table:table-cell office:value-type="string" table:style-name="ce79">
            <text:p>Headcount</text:p>
          </table:table-cell>
          <table:table-cell office:value-type="string" table:style-name="ce8">
            <text:p>Please enter the number of specialist contracto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9">
          <table:covered-table-cell/>
          <table:covered-table-cell/>
          <table:table-cell office:value-type="string" table:style-name="ce79">
            <text:p>Full-time<text:s/></text:p>
            <text:p>equivalent</text:p>
          </table:table-cell>
          <table:table-cell office:value-type="string" table:style-name="ce8">
            <text:p>Please enter the FTE number of specialist contracto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table-cell office:value-type="string" table:number-columns-spanned="1" table:number-rows-spanned="2" table:style-name="ce141">
            <text:p>Consultants/</text:p>
            <text:p>consultancy</text:p>
          </table:table-cell>
          <table:table-cell office:value-type="string" table:style-name="ce79">
            <text:p>Headcount</text:p>
          </table:table-cell>
          <table:table-cell office:value-type="string" table:style-name="ce8">
            <text:p>Please enter the number of consultant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30">
          <table:covered-table-cell/>
          <table:covered-table-cell/>
          <table:table-cell office:value-type="string" table:style-name="ce79">
            <text:p>Full-time<text:s/></text:p>
            <text:p>equivalent</text:p>
          </table:table-cell>
          <table:table-cell office:value-type="string" table:style-name="ce8">
            <text:p>Please enter the FTE number of consultant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31">
          <table:covered-table-cell/>
          <table:table-cell office:value-type="string" table:number-columns-spanned="1" table:number-rows-spanned="2" table:style-name="ce141">
            <text:p>Total</text:p>
          </table:table-cell>
          <table:table-cell office:value-type="string" table:style-name="ce79">
            <text:p>Headcount</text:p>
          </table:table-cell>
          <table:table-cell office:value-type="string" table:style-name="ce11">
            <text:p>These cells have formulae - please do not enter data</text:p>
          </table:table-cell>
          <table:table-cell table:number-columns-repeated="16380"/>
        </table:table-row>
        <table:table-row table:style-name="ro26">
          <table:covered-table-cell/>
          <table:covered-table-cell/>
          <table:table-cell office:value-type="string" table:style-name="ce79">
            <text:p>Full-time<text:s/></text:p>
            <text:p>equivalent</text:p>
          </table:table-cell>
          <table:table-cell office:value-type="string" table:style-name="ce11">
            <text:p>These cells have formulae - please do not enter data</text:p>
          </table:table-cell>
          <table:table-cell table:number-columns-repeated="16380"/>
        </table:table-row>
        <table:table-row table:style-name="ro32">
          <table:table-cell office:value-type="string" table:number-columns-spanned="2" table:number-rows-spanned="2" table:content-validation-name="val3" table:style-name="ce141">
            <text:p>Grand Total<text:s/></text:p>
            <text:p>(workforce numbers)</text:p>
          </table:table-cell>
          <table:covered-table-cell/>
          <table:table-cell office:value-type="string" table:content-validation-name="val3" table:style-name="ce79">
            <text:p>Headcount</text:p>
          </table:table-cell>
          <table:table-cell office:value-type="string" table:style-name="ce11">
            <text:p>These cells have formulae - please do not enter data</text:p>
          </table:table-cell>
          <table:table-cell table:number-columns-repeated="16380"/>
        </table:table-row>
        <table:table-row table:style-name="ro32">
          <table:covered-table-cell/>
          <table:covered-table-cell/>
          <table:table-cell office:value-type="string" table:content-validation-name="val3" table:style-name="ce79">
            <text:p>Full-time<text:s/></text:p>
            <text:p>equivalent</text:p>
          </table:table-cell>
          <table:table-cell office:value-type="string" table:style-name="ce11">
            <text:p>These cells have formulae - please do not enter data</text:p>
          </table:table-cell>
          <table:table-cell table:number-columns-repeated="16380"/>
        </table:table-row>
        <table:table-row table:style-name="ro33">
          <table:table-cell office:value-type="string" table:number-columns-spanned="1" table:number-rows-spanned="7" table:style-name="ce154">
            <text:p>Payroll staff costs</text:p>
          </table:table-cell>
          <table:table-cell office:value-type="string" table:number-columns-spanned="2" table:number-rows-spanned="1" table:style-name="ce154">
            <text:p>Salary</text:p>
          </table:table-cell>
          <table:covered-table-cell/>
          <table:table-cell office:value-type="string" table:number-columns-spanned="1" table:number-rows-spanned="6" table:style-name="ce203">
            <text:p>Please refer to the HMT Guidance provided separately. NB: Whilst the basic methodology is the same as that used for the HMT remit process - we are asking for paybill information broken down by the same elements - there are some differences:</text:p>
            <text:p>• Frequency – we are asking for monthly information</text:p>
            <text:p>• Detail – we require organisational level detail (not just an aggregate picture)</text:p>
            <text:p>• Scope – we include the Senior Civil Service</text:p>
            <text:p>Organisations should of course ensure that information supplied for both collections aligns as appropriate bearing in mind the differences noted above.</text:p>
            <text:p/>
          </table:table-cell>
          <table:table-cell table:number-columns-repeated="16380"/>
        </table:table-row>
        <table:table-row table:style-name="ro33">
          <table:covered-table-cell/>
          <table:table-cell office:value-type="string" table:number-columns-spanned="2" table:number-rows-spanned="1" table:style-name="ce154">
            <text:p>Allowances</text:p>
          </table:table-cell>
          <table:covered-table-cell/>
          <table:covered-table-cell/>
          <table:table-cell table:number-columns-repeated="16380"/>
        </table:table-row>
        <table:table-row table:style-name="ro33">
          <table:covered-table-cell/>
          <table:table-cell office:value-type="string" table:number-columns-spanned="2" table:number-rows-spanned="1" table:style-name="ce154">
            <text:p>Non-consolidated performance payments</text:p>
          </table:table-cell>
          <table:covered-table-cell/>
          <table:covered-table-cell/>
          <table:table-cell table:number-columns-repeated="16380"/>
        </table:table-row>
        <table:table-row table:style-name="ro33">
          <table:covered-table-cell/>
          <table:table-cell office:value-type="string" table:number-columns-spanned="2" table:number-rows-spanned="1" table:style-name="ce154">
            <text:p>Overtime</text:p>
          </table:table-cell>
          <table:covered-table-cell/>
          <table:covered-table-cell/>
          <table:table-cell table:number-columns-repeated="16380"/>
        </table:table-row>
        <table:table-row table:style-name="ro33">
          <table:covered-table-cell/>
          <table:table-cell office:value-type="string" table:number-columns-spanned="2" table:number-rows-spanned="1" table:style-name="ce154">
            <text:p>Employer pension contribution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154">
            <text:p>Employer national insurance contribution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154">
            <text:p>Total Pay Bill of Payroll Staff</text:p>
          </table:table-cell>
          <table:covered-table-cell/>
          <table:table-cell office:value-type="string" table:style-name="ce11">
            <text:p>These cells have formulae - please do not enter data</text:p>
          </table:table-cell>
          <table:table-cell table:number-columns-repeated="16380"/>
        </table:table-row>
        <table:table-row table:style-name="ro34">
          <table:table-cell office:value-type="string" table:number-columns-spanned="1" table:number-rows-spanned="3" table:style-name="ce154">
            <text:p>Non-Payroll staff (contingent labour/consultancy) costs</text:p>
          </table:table-cell>
          <table:table-cell office:value-type="string" table:number-columns-spanned="2" table:number-rows-spanned="1" table:style-name="ce135">
            <text:p>Total monthly cost of contingent labour: agency (clerical and admin) staff, interim managers and specialist contractors</text:p>
          </table:table-cell>
          <table:covered-table-cell/>
          <table:table-cell office:value-type="string" table:style-name="ce10">
            <text:p>Please provide the monthly spend for your agency staff, interim managers and specialist contractors.</text:p>
          </table:table-cell>
          <table:table-cell table:number-columns-repeated="16380"/>
        </table:table-row>
        <table:table-row table:style-name="ro35">
          <table:covered-table-cell/>
          <table:table-cell office:value-type="string" table:number-columns-spanned="2" table:number-rows-spanned="1" table:style-name="ce135">
            <text:p>Total monthly cost of consultants/</text:p>
            <text:p>consultancy</text:p>
          </table:table-cell>
          <table:covered-table-cell/>
          <table:table-cell office:value-type="string" table:style-name="ce10">
            <text:p>Please provide the monthly spend for your consultants/consultancy services. This figure should align with the information provided to Cabinet Office colleagues who are collecting disaggregated consultancy (by category) spend each month.</text:p>
          </table:table-cell>
          <table:table-cell table:number-columns-repeated="16380"/>
        </table:table-row>
        <table:table-row table:style-name="ro35">
          <table:covered-table-cell/>
          <table:table-cell office:value-type="string" table:number-columns-spanned="2" table:number-rows-spanned="1" table:style-name="ce135">
            <text:p>Total non-payroll (CCL) staff costs</text:p>
          </table:table-cell>
          <table:covered-table-cell/>
          <table:table-cell office:value-type="string" table:style-name="ce11">
            <text:p>These cells have formulae - please do not enter data</text:p>
          </table:table-cell>
          <table:table-cell table:number-columns-repeated="16380"/>
        </table:table-row>
        <table:table-row table:style-name="ro36">
          <table:table-cell office:value-type="string" table:number-columns-spanned="3" table:number-rows-spanned="1" table:style-name="ce136">
            <text:p>Grand Total paybill/staffing (payroll and non-payroll) costs</text:p>
          </table:table-cell>
          <table:covered-table-cell table:number-columns-repeated="2"/>
          <table:table-cell office:value-type="string" table:style-name="ce11">
            <text:p>These cells have formulae - please do not enter data</text:p>
          </table:table-cell>
          <table:table-cell table:number-columns-repeated="16380"/>
        </table:table-row>
        <table:table-row table:style-name="ro35">
          <table:table-cell office:value-type="string" table:number-columns-spanned="3" table:number-rows-spanned="1" table:content-validation-name="val3" table:style-name="ce135">
            <text:p>Comments</text:p>
            <text:p>(NB: These will be published alongside your row of data)</text:p>
          </table:table-cell>
          <table:covered-table-cell table:number-columns-repeated="2"/>
          <table:table-cell office:value-type="string" table:style-name="ce10">
            <text:p>Please enter any clarifying notes that you<text:s/><text:span text:style-name="T3">wish to include alongside your published data</text:span></text:p>
          </table:table-cell>
          <table:table-cell table:number-columns-repeated="16380"/>
        </table:table-row>
        <table:table-row table:style-name="ro9">
          <table:table-cell office:value-type="string" table:number-columns-spanned="3" table:number-rows-spanned="1" table:content-validation-name="val3" table:style-name="ce135">
            <text:p>Notes for Cabinet Office</text:p>
            <text:p>(Not for publication)</text:p>
          </table:table-cell>
          <table:covered-table-cell table:number-columns-repeated="2"/>
          <table:table-cell office:value-type="string" table:style-name="ce10">
            <text:p>Please enter notes for Cabinet Office in respect of the data supplied (will not be published).</text:p>
          </table:table-cell>
          <table:table-cell table:number-columns-repeated="16380"/>
        </table:table-row>
        <table:table-row table:number-rows-repeated="1048532" table:style-name="ro31">
          <table:table-cell table:number-columns-repeated="16384"/>
        </table:table-row>
      </table:table>
      <table:table table:name="Data_sheet" table:style-name="ta4">
        <table:table-column table:style-name="co16" table:default-cell-style-name="ce4"/>
        <table:table-column table:style-name="co17" table:default-cell-style-name="ce4"/>
        <table:table-column table:style-name="co18" table:default-cell-style-name="ce4"/>
        <table:table-column table:style-name="co19" table:number-columns-repeated="12" table:default-cell-style-name="ce4"/>
        <table:table-column table:style-name="co20" table:number-columns-repeated="2" table:default-cell-style-name="ce3"/>
        <table:table-column table:style-name="co19" table:number-columns-repeated="6" table:default-cell-style-name="ce3"/>
        <table:table-column table:style-name="co12" table:number-columns-repeated="2" table:default-cell-style-name="ce3"/>
        <table:table-column table:style-name="co19" table:number-columns-repeated="2" table:default-cell-style-name="ce3"/>
        <table:table-column table:style-name="co21" table:number-columns-repeated="2" table:default-cell-style-name="ce3"/>
        <table:table-column table:style-name="co22" table:number-columns-repeated="7" table:default-cell-style-name="ce3"/>
        <table:table-column table:style-name="co23" table:number-columns-repeated="3" table:default-cell-style-name="ce3"/>
        <table:table-column table:style-name="co24" table:default-cell-style-name="ce3"/>
        <table:table-column table:style-name="co25" table:default-cell-style-name="ce3"/>
        <table:table-column table:style-name="co26" table:default-cell-style-name="ce3"/>
        <table:table-column table:style-name="co5" table:number-columns-repeated="16342" table:default-cell-style-name="ce3"/>
        <table:table-row table:style-name="ro37">
          <table:table-cell table:number-columns-repeated="42" table:style-name="ce50"/>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38">
          <table:table-cell office:value-type="string" table:number-columns-spanned="8" table:number-rows-spanned="1" table:style-name="ce206">
            <text:p>Please read the additional data fields descriptions<text:s/><text:span text:style-name="T10">before</text:span><text:span text:style-name="T11"><text:s/>entering information into this template. Completed templates must be returned to your organisation's main, parent or sponsoring department. They will provide one return to Cabinet Office capturing information for all their relevant organisations.</text:span></text:p>
            <text:p><text:span text:style-name="T11">(NB: This data sheet is password protected. Contact Cabinet Office if you require the password.</text:span></text:p>
          </table:table-cell>
          <table:covered-table-cell table:number-columns-repeated="7"/>
          <table:table-cell table:style-name="ce50">
            <draw:custom-shape svg:x="0.41667in" svg:y="0.24306in" svg:width="2.36848in" svg:height="1.16898in" draw:z-index="1" draw:id="id0" draw:style-name="a11" draw:name="Right Arrow 1">
              <svg:title/>
              <svg:desc/>
              <text:p text:style-name="a10" text:class-names="" text:cond-style-name=""><text:span text:style-name="a9" text:class-names="">Please scroll along for additional fields</text:span></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27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33" table:style-name="ce50"/>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37">
          <table:table-cell table:number-columns-repeated="42" table:style-name="ce50"/>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15">
          <table:table-cell office:value-type="string" table:number-columns-spanned="1" table:number-rows-spanned="3" table:content-validation-name="val6" table:style-name="ce179">
            <office:annotation draw:style-name="a12" svg:x="0.833333333333333in" svg:y="0.916666666666667in" svg:width="1.22916666666667in" svg:height="0.885416666666667in">
              <dc:creator>ccabmstopher</dc:creator>
              <text:p><text:span text:style-name="T5">Included in this template is an up-to-date list (as of 31 October 2016) of all organisations that are in scope for this exercise.</text:span></text:p>
              <text:p><text:span text:style-name="T5"/></text:p>
              <text:p><text:span text:style-name="T5">Use the drop down list to select your organisation.</text:span></text:p>
            </office:annotation>
            <text:p>Organisation name</text:p>
          </table:table-cell>
          <table:table-cell office:value-type="string" table:number-columns-spanned="1" table:number-rows-spanned="3" table:content-validation-name="val6" table:style-name="ce207">
            <office:annotation draw:style-name="a13" svg:x="1.47916666666667in" svg:y="0.916666666666667in" svg:width="1.1875in" svg:height="1.02083333333333in">
              <dc:creator>ccabmstopher</dc:creator>
              <text:p><text:span text:style-name="T5">Included in this template is an up-to-date list (as of 31 October 2016) of all organisations together with their appropriate organisation type.</text:span></text:p>
              <text:p><text:span text:style-name="T5"/></text:p>
              <text:p><text:span text:style-name="T5">Use the drop down list to select your organisation type.</text:span></text:p>
            </office:annotation>
            <text:p>Organisation<text:s/></text:p>
            <text:p>type</text:p>
          </table:table-cell>
          <table:table-cell office:value-type="string" table:number-columns-spanned="1" table:number-rows-spanned="3" table:content-validation-name="val6" table:style-name="ce207">
            <office:annotation draw:style-name="a14" svg:x="2.21875in" svg:y="0.916666666666667in" svg:width="1.94791666666667in" svg:height="1.02083333333333in">
              <dc:creator>ccabmstopher</dc:creator>
              <text:p><text:span text:style-name="T5">Included in this template is an up-to-date list (as of 31 October 2016) of all organisations together with their appropriate main/parent/sponsoring department.</text:span></text:p>
              <text:p><text:span text:style-name="T5"/></text:p>
              <text:p><text:span text:style-name="T5">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179">
            <office:annotation draw:style-name="a15" svg:x="9.17708333333333in" svg:y="0.916666666666667in" svg:width="1.34375in" svg:height="2.05208333333333in">
              <dc:creator>ccabmstopher</dc:creator>
              <text:p><text:span text:style-name="T8">Payroll staff</text:span><text:span text:style-name="T5"><text:s/>– the number of headcount and full-time equivalent payroll staff is required, disaggregated by standard Civil Service grades/responsibility levels.<text:s text:c="2"/></text:span></text:p>
              <text:p><text:span text:style-name="T5"/></text:p>
              <text:p><text:span text:style-name="T5">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p>
              <text:p><text:span text:style-name="T5"/></text:p>
              <text:p><text:span text:style-name="T5">Payroll staff in post numbers should be reported in line with the ONS standard headcount methodology <text:s/>(supplied separately).</text:span><text:span text:style-name="T6"/></text:p>
              <text:p/>
            </office:annotation>
            <text:p>Payroll staff</text:p>
          </table:table-cell>
          <table:covered-table-cell table:number-columns-repeated="13"/>
          <table:table-cell office:value-type="string" table:number-columns-spanned="10" table:number-rows-spanned="1" table:content-validation-name="val6" table:style-name="ce180">
            <office:annotation draw:style-name="a16" svg:x="14.21875in" svg:y="0.916666666666667in" svg:width="2.125in" svg:height="2.09375in">
              <dc:creator>ccabmstopher</dc:creator>
              <text:p><text:span text:style-name="T7">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p>
              <text:p><text:span text:style-name="T7"/></text:p>
              <text:p><text:span text:style-name="T7">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6"/></text:p>
              <text:p><text:span text:style-name="T6"/></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6" table:style-name="ce205">
            <text:p>Grand Total<text:s/></text:p>
            <text:p>(workforce numbers)</text:p>
          </table:table-cell>
          <table:covered-table-cell/>
          <table:table-cell office:value-type="string" table:number-columns-spanned="7" table:number-rows-spanned="1" table:style-name="ce180">
            <office:annotation draw:style-name="a17" svg:x="20.96875in" svg:y="0.916666666666667in" svg:width="1.26041666666667in" svg:height="1.11458333333333in">
              <dc:creator>ccabmstopher</dc:creator>
              <text:p><text:span text:style-name="T7">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180">
            <text:p>Non-Payroll staff (contingent labour/consultancy) costs</text:p>
          </table:table-cell>
          <table:covered-table-cell table:number-columns-repeated="2"/>
          <table:table-cell office:value-type="string" table:number-columns-spanned="1" table:number-rows-spanned="3" table:style-name="ce205">
            <text:p>Grand Total paybill/staffing (payroll and non-payroll) costs</text:p>
          </table:table-cell>
          <table:table-cell office:value-type="string" table:number-columns-spanned="1" table:number-rows-spanned="3" table:content-validation-name="val6" table:style-name="ce179">
            <text:p>Comments</text:p>
            <text:p><text:span text:style-name="T2">(NB: These will be published alongside your row of information)</text:span></text:p>
          </table:table-cell>
          <table:table-cell office:value-type="string" table:number-columns-spanned="1" table:number-rows-spanned="3" table:content-validation-name="val6" table:style-name="ce179">
            <text:p>Notes for Cabinet Office</text:p>
            <text:p><text:span text:style-name="T2">(Not for publication)</text:span></text:p>
          </table:table-cell>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number-columns-repeated="16128" table:style-name="ce2"/>
        </table:table-row>
        <table:table-row table:style-name="ro39">
          <table:covered-table-cell/>
          <table:covered-table-cell/>
          <table:covered-table-cell/>
          <table:table-cell office:value-type="string" table:number-columns-spanned="2" table:number-rows-spanned="1" table:style-name="ce179">
            <office:annotation draw:style-name="a18" svg:x="3.23958333333333in" svg:y="1.02083333333333in" svg:width="1.22916666666667in" svg:height="0.520833333333333in">
              <dc:creator>ccabmstopher</dc:creator>
              <text:p><text:span text:style-name="T7">Please enter the number of administrative officers/assistants (or equivalents) on your payroll</text:span><text:span text:style-name="T6"/></text:p>
              <text:p/>
            </office:annotation>
            <text:p>AO/AA</text:p>
          </table:table-cell>
          <table:covered-table-cell/>
          <table:table-cell office:value-type="string" table:number-columns-spanned="2" table:number-rows-spanned="1" table:style-name="ce179">
            <office:annotation draw:style-name="a19" svg:x="4.23958333333333in" svg:y="1.02083333333333in" svg:width="1.22916666666667in" svg:height="0.520833333333333in">
              <dc:creator>ccabmstopher</dc:creator>
              <text:p><text:span text:style-name="T7">Please enter the number of executive officers (or equivalents) on your payroll</text:span><text:span text:style-name="T6"/></text:p>
              <text:p/>
            </office:annotation>
            <text:p>EO</text:p>
          </table:table-cell>
          <table:covered-table-cell/>
          <table:table-cell office:value-type="string" table:number-columns-spanned="2" table:number-rows-spanned="1" table:style-name="ce179">
            <office:annotation draw:style-name="a20" svg:x="5.26041666666667in" svg:y="1.16666666666667in" svg:width="1.25in" svg:height="0.489583333333333in">
              <dc:creator>ccabmstopher</dc:creator>
              <text:p><text:span text:style-name="T7">Please enter the number of senior/higher executive officers (or equivalents) on your payroll</text:span><text:span text:style-name="T6"/></text:p>
              <text:p/>
            </office:annotation>
            <text:p>SEO/HEO</text:p>
          </table:table-cell>
          <table:covered-table-cell/>
          <table:table-cell office:value-type="string" table:number-columns-spanned="2" table:number-rows-spanned="1" table:style-name="ce179">
            <office:annotation draw:style-name="a21" svg:x="6.23958333333333in" svg:y="1.02083333333333in" svg:width="1.22916666666667in" svg:height="0.520833333333333in">
              <dc:creator>ccabmstopher</dc:creator>
              <text:p><text:span text:style-name="T7">Please enter the number of grade 6/7 staff (or equivalents) on your payroll</text:span><text:span text:style-name="T6"/></text:p>
              <text:p/>
            </office:annotation>
            <text:p>Grade 6/7</text:p>
          </table:table-cell>
          <table:covered-table-cell/>
          <table:table-cell office:value-type="string" table:number-columns-spanned="2" table:number-rows-spanned="1" table:style-name="ce179">
            <office:annotation draw:style-name="a22" svg:x="7.23958333333333in" svg:y="1.02083333333333in" svg:width="1.22916666666667in" svg:height="0.520833333333333in">
              <dc:creator>ccabmstopher</dc:creator>
              <text:p><text:span text:style-name="T7">Please enter the number of Senior Civil Servants (or equivalents) on your payroll</text:span><text:span text:style-name="T6"/></text:p>
              <text:p/>
            </office:annotation>
            <text:p>SCS</text:p>
          </table:table-cell>
          <table:covered-table-cell/>
          <table:table-cell office:value-type="string" table:number-columns-spanned="2" table:number-rows-spanned="1" table:style-name="ce179">
            <office:annotation draw:style-name="a23" svg:x="8.23958333333333in" svg:y="1.02083333333333in" svg:width="1.10416666666667in" svg:height="0.322916666666667in">
              <dc:creator>ccabmstopher</dc:creator>
              <text:p><text:span text:style-name="T7">See comment on Payroll staff cell above</text:span><text:span text:style-name="T6"/></text:p>
              <text:p/>
            </office:annotation>
            <text:p>Other, unknown, or unspecified</text:p>
          </table:table-cell>
          <table:covered-table-cell/>
          <table:table-cell office:value-type="string" table:number-columns-spanned="2" table:number-rows-spanned="1" table:content-validation-name="val6" table:style-name="ce179">
            <text:p>Total</text:p>
            <text:p>Employees</text:p>
          </table:table-cell>
          <table:covered-table-cell/>
          <table:table-cell office:value-type="string" table:number-columns-spanned="2" table:number-rows-spanned="1" table:style-name="ce179">
            <office:annotation draw:style-name="a24" svg:x="10.1770833333333in" svg:y="1.02083333333333in" svg:width="2.44791666666667in" svg:height="1.46875in">
              <dc:creator>ccabmstopher</dc:creator>
              <text:p><text:span text:style-name="T9">Agency staff (clearical and admin)</text:span><text:span text:style-name="T7"/></text:p>
              <text:p><text:span text:style-name="T7">Admin &amp; Clerical agency staff are normally lower grade individuals who are actually filling in for a role within the organisational structure and are ideally used on a short term basis.<text:s text:c="6"/></text:span></text:p>
              <text:p><text:span text:style-name="T7"> normally engaged on an ad hoc or temporary basis to fulfil requirements within established posts.</text:span></text:p>
              <text:p><text:span text:style-name="T7"> involves providing cover (e.g. for a vacancy, holiday or sickness) or additional resource (e.g. for a seasonal peak in workload).<text:s text:c="7"/></text:span></text:p>
              <text:p><text:span text:style-name="T7"> may be undertaking operational or professional roles.</text:span></text:p>
              <text:p/>
            </office:annotation>
            <text:p>Agency staff<text:s/></text:p>
            <text:p>(clerical/admin)</text:p>
          </table:table-cell>
          <table:covered-table-cell/>
          <table:table-cell office:value-type="string" table:number-columns-spanned="2" table:number-rows-spanned="1" table:style-name="ce180">
            <office:annotation draw:style-name="a25" svg:x="11.1770833333333in" svg:y="1.02083333333333in" svg:width="2.04166666666667in" svg:height="2.35416666666667in">
              <dc:creator>ccabmstopher</dc:creator>
              <text:p><text:span text:style-name="T9">Interim managers</text:span><text:span text:style-name="T6"/></text:p>
              <text:p><text:span text:style-name="T7">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p>
              <text:p><text:span text:style-name="T7"> may involve providing cover (e.g. for a vacancy, holiday or sickness) or additional resource (e.g. for a new team until someone is recruited, or a seasonal peak in workload).<text:s/></text:span></text:p>
              <text:p><text:span text:style-name="T7"> may include Professional Interim Staff (e.g. senior qualified professionals in areas such as legal, finance, audit) and Interim Managers (including up to the most senior levels of the organisation).</text:span></text:p>
              <text:p><text:span text:style-name="T7"> likely to include a degree of organisational involvement (e.g. managing staff, representation at meetings)</text:span></text:p>
              <text:p><text:span text:style-name="T7"> typically engaged through an agency although in some cases may be engaged directly<text:s text:c="2"/></text:span><text:span text:style-name="T6"><text:s text:c="3"/></text:span></text:p>
            </office:annotation>
            <text:p>Interim managers</text:p>
          </table:table-cell>
          <table:covered-table-cell/>
          <table:table-cell office:value-type="string" table:number-columns-spanned="2" table:number-rows-spanned="1" table:style-name="ce180">
            <office:annotation draw:style-name="a26" svg:x="12.1770833333333in" svg:y="1.02083333333333in" svg:width="1.85416666666667in" svg:height="2.8125in">
              <dc:creator>ccabmstopher</dc:creator>
              <text:p><text:span text:style-name="T9">Specialist Contractors</text:span></text:p>
              <text:p><text:span text:style-name="T7">Specialists are normally middle to senior grades, used to provide expertise that is not available in-house, fulfilling functional or senior positions within the organisational structure and ideally engaged on a short term basis.</text:span></text:p>
              <text:p><text:span text:style-name="T7"> may include sub-categories of Finance, HR, IT, Legal, Logistics, Marketing, Medical, Procurement, Estates, Technical and Other.</text:span></text:p>
              <text:p><text:span text:style-name="T7"> not staff substitution; specialists are used to provide additional resource, skills and expertise, not to cover vacancies etc.</text:span></text:p>
              <text:p><text:span text:style-name="T7"> should not include management functions or similar organisational involvement.</text:span></text:p>
              <text:p><text:span text:style-name="T7"> usually involved in a defined package of work or project rather than covering a day-to-day workload or defined job/ role.<text:s text:c="11"/></text:span></text:p>
              <text:p><text:span text:style-name="T7"> in some instances, may include a degree of organisational involvement (e.g. managing staff, representation at meetings)</text:span></text:p>
              <text:p><text:span text:style-name="T7"> not always provided through an agency.</text:span><text:span text:style-name="T9"/></text:p>
              <text:p><text:span text:style-name="T6"/></text:p>
              <text:p/>
            </office:annotation>
            <text:p>Specialist Contractors</text:p>
          </table:table-cell>
          <table:covered-table-cell/>
          <table:table-cell office:value-type="string" table:number-columns-spanned="2" table:number-rows-spanned="1" table:style-name="ce180">
            <office:annotation draw:style-name="a27" svg:x="13.21875in" svg:y="1.02083333333333in" svg:width="1.88541666666667in" svg:height="1.83333333333333in">
              <dc:creator>ccabmstopher</dc:creator>
              <text:p><text:span text:style-name="T9">Consultants/consultancy</text:span></text:p>
              <text:p><text:span text:style-name="T7">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p>
              <text:p><text:span text:style-name="T7"/></text:p>
              <text:p><text:span text:style-name="T7">(see separate guidance for the various categories of consultancy)</text:span></text:p>
              <text:p><text:span text:style-name="T6"/></text:p>
              <text:p/>
            </office:annotation>
            <text:p>Consultants/consultancy</text:p>
          </table:table-cell>
          <table:covered-table-cell/>
          <table:table-cell office:value-type="string" table:number-columns-spanned="2" table:number-rows-spanned="1" table:style-name="ce179">
            <text:p>Total</text:p>
          </table:table-cell>
          <table:covered-table-cell/>
          <table:covered-table-cell/>
          <table:covered-table-cell/>
          <table:table-cell office:value-type="string" table:number-columns-spanned="1" table:number-rows-spanned="2" table:style-name="ce179">
            <office:annotation draw:style-name="a28" svg:x="16.15625in" svg:y="1.02083333333333in" svg:width="0.916666666666667in" svg:height="0.614583333333333in">
              <dc:creator>ccabmstopher</dc:creator>
              <text:p><text:span text:style-name="T7">Please refer to the HMT guidance provided separately</text:span><text:span text:style-name="T6"/></text:p>
              <text:p/>
            </office:annotation>
            <text:p>Salary</text:p>
          </table:table-cell>
          <table:table-cell office:value-type="string" table:number-columns-spanned="1" table:number-rows-spanned="2" table:style-name="ce179">
            <office:annotation draw:style-name="a29" svg:x="16.9583333333333in" svg:y="1.02083333333333in" svg:width="0.916666666666667in" svg:height="0.614583333333333in">
              <dc:creator>ccabmstopher</dc:creator>
              <text:p><text:span text:style-name="T7">Please refer to the HMT guidance provided separately</text:span><text:span text:style-name="T6"/></text:p>
              <text:p/>
            </office:annotation>
            <text:p>Allowances</text:p>
          </table:table-cell>
          <table:table-cell office:value-type="string" table:number-columns-spanned="1" table:number-rows-spanned="2" table:style-name="ce179">
            <office:annotation draw:style-name="a30" svg:x="17.7604166666667in" svg:y="1.02083333333333in" svg:width="0.916666666666667in" svg:height="0.614583333333333in">
              <dc:creator>ccabmstopher</dc:creator>
              <text:p><text:span text:style-name="T7">Please refer to the HMT guidance provided separately</text:span><text:span text:style-name="T6"/></text:p>
              <text:p/>
            </office:annotation>
            <text:p>Non-consolidated performance payments</text:p>
          </table:table-cell>
          <table:table-cell office:value-type="string" table:number-columns-spanned="1" table:number-rows-spanned="2" table:style-name="ce179">
            <office:annotation draw:style-name="a31" svg:x="18.5625in" svg:y="1.02083333333333in" svg:width="0.916666666666667in" svg:height="0.614583333333333in">
              <dc:creator>ccabmstopher</dc:creator>
              <text:p><text:span text:style-name="T7">Please refer to the HMT guidance provided separately</text:span><text:span text:style-name="T6"/></text:p>
              <text:p/>
            </office:annotation>
            <text:p>Overtime</text:p>
          </table:table-cell>
          <table:table-cell office:value-type="string" table:number-columns-spanned="1" table:number-rows-spanned="2" table:style-name="ce179">
            <office:annotation draw:style-name="a32" svg:x="19.3645833333333in" svg:y="1.02083333333333in" svg:width="0.916666666666667in" svg:height="0.614583333333333in">
              <dc:creator>ccabmstopher</dc:creator>
              <text:p><text:span text:style-name="T7">Please refer to the HMT guidance provided separately</text:span><text:span text:style-name="T6"/></text:p>
              <text:p/>
            </office:annotation>
            <text:p>Employer pension contributions</text:p>
          </table:table-cell>
          <table:table-cell office:value-type="string" table:number-columns-spanned="1" table:number-rows-spanned="2" table:style-name="ce179">
            <office:annotation draw:style-name="a33" svg:x="20.1666666666667in" svg:y="1.02083333333333in" svg:width="0.916666666666667in" svg:height="0.614583333333333in">
              <dc:creator>ccabmstopher</dc:creator>
              <text:p><text:span text:style-name="T7">Please refer to the HMT guidance provided separately</text:span><text:span text:style-name="T6"/></text:p>
              <text:p/>
            </office:annotation>
            <text:p>Employer national insurance contributions</text:p>
          </table:table-cell>
          <table:table-cell office:value-type="string" table:number-columns-spanned="1" table:number-rows-spanned="2" table:style-name="ce179">
            <text:p>Total paybill for payroll staff</text:p>
          </table:table-cell>
          <table:table-cell office:value-type="string" table:number-columns-spanned="1" table:number-rows-spanned="2" table:style-name="ce179">
            <text:p>Total monthly cost of contingent labour: agency (clerical and admin) staff, interim managers and specialist contractors</text:p>
          </table:table-cell>
          <table:table-cell office:value-type="string" table:number-columns-spanned="1" table:number-rows-spanned="2" table:style-name="ce179">
            <text:p>Total monthly cost of consultants/</text:p>
            <text:p>consultancy</text:p>
          </table:table-cell>
          <table:table-cell office:value-type="string" table:number-columns-spanned="1" table:number-rows-spanned="2" table:style-name="ce179">
            <text:p>Total non-payroll (CCL) staff costs</text:p>
          </table:table-cell>
          <table:covered-table-cell/>
          <table:covered-table-cell/>
          <table:covered-table-cell/>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number-columns-repeated="16128" table:style-name="ce2"/>
        </table:table-row>
        <table:table-row table:style-name="ro40">
          <table:covered-table-cell/>
          <table:covered-table-cell/>
          <table:covered-table-cell/>
          <table:table-cell office:value-type="string" table:style-name="ce65">
            <office:annotation draw:style-name="a34" svg:x="2.73958333333333in" svg:y="1.4375in" svg:width="1.4687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6"/></text:p>
              <text:p><text:span text:style-name="T6">.</text:span></text:p>
            </office:annotation>
            <text:p>Headcount</text:p>
          </table:table-cell>
          <table:table-cell office:value-type="string" table:style-name="ce65">
            <office:annotation draw:style-name="a35" svg:x="3.23958333333333in" svg:y="1.4375in" svg:width="1.52083333333333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5"/></text:p>
              <text:p><text:span text:style-name="T6"/></text:p>
              <text:p><text:span text:style-name="T6">.</text:span></text:p>
            </office:annotation>
            <text:p>Full-time<text:s/></text:p>
            <text:p>equivalent</text:p>
          </table:table-cell>
          <table:table-cell office:value-type="string" table:style-name="ce65">
            <office:annotation draw:style-name="a36" svg:x="3.73958333333333in" svg:y="1.4375in" svg:width="1.4687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6"/></text:p>
              <text:p><text:span text:style-name="T6">.</text:span></text:p>
            </office:annotation>
            <text:p>Headcount</text:p>
          </table:table-cell>
          <table:table-cell office:value-type="string" table:style-name="ce65">
            <office:annotation draw:style-name="a37" svg:x="4.23958333333333in" svg:y="1.4375in" svg:width="1.52083333333333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5"/></text:p>
              <text:p><text:span text:style-name="T6"/></text:p>
              <text:p><text:span text:style-name="T6">.</text:span></text:p>
            </office:annotation>
            <text:p>Full-time<text:s/></text:p>
            <text:p>equivalent</text:p>
          </table:table-cell>
          <table:table-cell office:value-type="string" table:style-name="ce65">
            <office:annotation draw:style-name="a38" svg:x="4.73958333333333in" svg:y="1.4375in" svg:width="1.4687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6"/></text:p>
              <text:p><text:span text:style-name="T6">.</text:span></text:p>
            </office:annotation>
            <text:p>Headcount</text:p>
          </table:table-cell>
          <table:table-cell office:value-type="string" table:style-name="ce65">
            <office:annotation draw:style-name="a39" svg:x="5.23958333333333in" svg:y="1.4375in" svg:width="1.52083333333333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5"/></text:p>
              <text:p><text:span text:style-name="T6"/></text:p>
              <text:p><text:span text:style-name="T6">.</text:span></text:p>
            </office:annotation>
            <text:p>Full-time<text:s/></text:p>
            <text:p>equivalent</text:p>
          </table:table-cell>
          <table:table-cell office:value-type="string" table:style-name="ce65">
            <office:annotation draw:style-name="a40" svg:x="5.73958333333333in" svg:y="1.4375in" svg:width="1.4687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6"/></text:p>
              <text:p><text:span text:style-name="T6">.</text:span></text:p>
            </office:annotation>
            <text:p>Headcount</text:p>
          </table:table-cell>
          <table:table-cell office:value-type="string" table:style-name="ce65">
            <office:annotation draw:style-name="a41" svg:x="6.23958333333333in" svg:y="1.4375in" svg:width="1.52083333333333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5"/></text:p>
              <text:p><text:span text:style-name="T6"/></text:p>
              <text:p><text:span text:style-name="T6">.</text:span></text:p>
            </office:annotation>
            <text:p>Full-time<text:s/></text:p>
            <text:p>equivalent</text:p>
          </table:table-cell>
          <table:table-cell office:value-type="string" table:style-name="ce65">
            <office:annotation draw:style-name="a42" svg:x="6.73958333333333in" svg:y="1.4375in" svg:width="1.4687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6"/></text:p>
              <text:p><text:span text:style-name="T6">.</text:span></text:p>
            </office:annotation>
            <text:p>Headcount</text:p>
          </table:table-cell>
          <table:table-cell office:value-type="string" table:style-name="ce65">
            <office:annotation draw:style-name="a43" svg:x="7.23958333333333in" svg:y="1.4375in" svg:width="1.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5"/></text:p>
              <text:p><text:span text:style-name="T6"/></text:p>
              <text:p><text:span text:style-name="T6">.</text:span></text:p>
            </office:annotation>
            <text:p>Full-time<text:s/></text:p>
            <text:p>equivalent</text:p>
          </table:table-cell>
          <table:table-cell office:value-type="string" table:style-name="ce65">
            <office:annotation draw:style-name="a44" svg:x="7.73958333333333in" svg:y="1.4375in" svg:width="1.4687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6"/></text:p>
              <text:p><text:span text:style-name="T6">.</text:span></text:p>
            </office:annotation>
            <text:p>Headcount</text:p>
          </table:table-cell>
          <table:table-cell office:value-type="string" table:style-name="ce65">
            <office:annotation draw:style-name="a45" svg:x="8.23958333333333in" svg:y="1.4375in" svg:width="1.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5"/></text:p>
              <text:p><text:span text:style-name="T6"/></text:p>
              <text:p><text:span text:style-name="T6">.</text:span></text:p>
            </office:annotation>
            <text:p>Full-time<text:s/></text:p>
            <text:p>equivalent</text:p>
          </table:table-cell>
          <table:table-cell office:value-type="string" table:style-name="ce65">
            <office:annotation draw:style-name="a46" svg:x="8.70833333333333in" svg:y="1.4375in" svg:width="1.46875in" svg:height="0.822916666666667in">
              <dc:creator>ccabmstopher</dc:creator>
              <text:p><text:span text:style-name="T5">Staff in post numbers should be reported in line with the ONS standard headcount methodology <text:s/>(supplied separately).</text:span></text:p>
              <text:p><text:span text:style-name="T5"/></text:p>
              <text:p><text:span text:style-name="T5">Do not enter values in the cells below. Formula will automatically sum values across the preceding columns</text:span></text:p>
              <text:p><text:span text:style-name="T5"/></text:p>
              <text:p><text:span text:style-name="T6"/></text:p>
              <text:p><text:span text:style-name="T6">.</text:span></text:p>
            </office:annotation>
            <text:p>Headcount</text:p>
          </table:table-cell>
          <table:table-cell office:value-type="string" table:style-name="ce65">
            <office:annotation draw:style-name="a47" svg:x="9.17708333333333in" svg:y="1.4375in" svg:width="1.5in" svg:height="0.822916666666667in">
              <dc:creator>ccabmstopher</dc:creator>
              <text:p><text:span text:style-name="T5">Staff in post numbers should be reported in line with the ONS standard headcount methodology <text:s/>(supplied separately).</text:span></text:p>
              <text:p><text:span text:style-name="T5"/></text:p>
              <text:p><text:span text:style-name="T5">Do not enter values in the cells below. Formula will automatically sum values across the preceding columns</text:span></text:p>
              <text:p><text:span text:style-name="T5"/></text:p>
              <text:p><text:span text:style-name="T6"/></text:p>
              <text:p><text:span text:style-name="T6">.</text:span></text:p>
            </office:annotation>
            <text:p>Full-time<text:s/></text:p>
            <text:p>equivalent</text:p>
          </table:table-cell>
          <table:table-cell office:value-type="string" table:style-name="ce66">
            <office:annotation draw:style-name="a48" svg:x="9.67708333333333in" svg:y="1.4375in" svg:width="1.46875in" svg:height="1.11458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Headcount</text:p>
          </table:table-cell>
          <table:table-cell office:value-type="string" table:style-name="ce66">
            <office:annotation draw:style-name="a49" svg:x="10.1770833333333in" svg:y="1.4375in" svg:width="1.29166666666667in" svg:height="0.864583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Full-time<text:s/></text:p>
            <text:p>equivalent</text:p>
          </table:table-cell>
          <table:table-cell office:value-type="string" table:style-name="ce66">
            <office:annotation draw:style-name="a50" svg:x="10.6770833333333in" svg:y="1.4375in" svg:width="1.46875in" svg:height="1.11458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Headcount</text:p>
          </table:table-cell>
          <table:table-cell office:value-type="string" table:style-name="ce66">
            <office:annotation draw:style-name="a51" svg:x="11.1770833333333in" svg:y="1.4375in" svg:width="1.29166666666667in" svg:height="0.864583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Full-time<text:s/></text:p>
            <text:p>equivalent</text:p>
          </table:table-cell>
          <table:table-cell office:value-type="string" table:style-name="ce66">
            <office:annotation draw:style-name="a52" svg:x="11.6770833333333in" svg:y="1.4375in" svg:width="1.46875in" svg:height="1.11458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Headcount</text:p>
          </table:table-cell>
          <table:table-cell office:value-type="string" table:style-name="ce66">
            <office:annotation draw:style-name="a53" svg:x="12.1770833333333in" svg:y="1.4375in" svg:width="1.27083333333333in" svg:height="0.864583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Full-time<text:s/></text:p>
            <text:p>equivalent</text:p>
          </table:table-cell>
          <table:table-cell office:value-type="string" table:style-name="ce66">
            <office:annotation draw:style-name="a54" svg:x="12.6979166666667in" svg:y="1.4375in" svg:width="1.46875in" svg:height="1.11458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Headcount</text:p>
          </table:table-cell>
          <table:table-cell office:value-type="string" table:style-name="ce66">
            <office:annotation draw:style-name="a55" svg:x="13.21875in" svg:y="1.4375in" svg:width="1.29166666666667in" svg:height="0.864583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Full-time<text:s/></text:p>
            <text:p>equivalent</text:p>
          </table:table-cell>
          <table:table-cell office:value-type="string" table:style-name="ce66">
            <office:annotation draw:style-name="a56" svg:x="13.71875in" svg:y="1.4375in" svg:width="1.40625in" svg:height="0.59375in">
              <dc:creator>ccabmstopher</dc:creator>
              <text:p><text:span text:style-name="T7">Do not enter values in the cells below. Formula will automatically sum values across the preceding columns<text:s/></text:span><text:span text:style-name="T6"/></text:p>
              <text:p/>
            </office:annotation>
            <text:p>Headcount</text:p>
          </table:table-cell>
          <table:table-cell office:value-type="string" table:style-name="ce66">
            <office:annotation draw:style-name="a57" svg:x="14.21875in" svg:y="1.4375in" svg:width="1.25in" svg:height="0.635416666666667in">
              <dc:creator>ccabmstopher</dc:creator>
              <text:p><text:span text:style-name="T7">Do not enter values in the cells below. Formula will automatically sum values across the preceding columns</text:span><text:span text:style-name="T6"/></text:p>
              <text:p/>
            </office:annotation>
            <text:p>Full-time<text:s/></text:p>
            <text:p>equivalent</text:p>
          </table:table-cell>
          <table:table-cell office:value-type="string" table:content-validation-name="val6" table:style-name="ce67">
            <office:annotation draw:style-name="a58" svg:x="14.78125in" svg:y="1.4375in" svg:width="1.39583333333333in" svg:height="0.59375in">
              <dc:creator>ccabmstopher</dc:creator>
              <text:p><text:span text:style-name="T7">Do not enter values in the cells below. Formula will automatically sum values across the preceding columns<text:s/></text:span><text:span text:style-name="T6"/></text:p>
              <text:p/>
            </office:annotation>
            <text:p>Headcount</text:p>
          </table:table-cell>
          <table:table-cell office:value-type="string" table:content-validation-name="val6" table:style-name="ce68">
            <office:annotation draw:style-name="a59" svg:x="15.3541666666667in" svg:y="1.4375in" svg:width="1.26041666666667in" svg:height="0.635416666666667in">
              <dc:creator>ccabmstopher</dc:creator>
              <text:p><text:span text:style-name="T7">Do not enter values in the cells below. Formula will automatically sum values across the preceding columns</text:span><text:span text:style-name="T6"/></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41">
          <table:table-cell office:value-type="string" table:content-validation-name="val11" table:style-name="ce64">
            <text:p>Ministry of Justice</text:p>
          </table:table-cell>
          <table:table-cell office:value-type="string" table:content-validation-name="val7" table:style-name="ce241">
            <text:p>Ministerial Department</text:p>
          </table:table-cell>
          <table:table-cell office:value-type="string" table:content-validation-name="val12" table:style-name="ce242">
            <text:p>Ministry of Justice</text:p>
          </table:table-cell>
          <table:table-cell office:value-type="float" office:value="244" table:content-validation-name="val5" table:style-name="ce218">
            <text:p>244</text:p>
          </table:table-cell>
          <table:table-cell office:value-type="float" office:value="232.83043000000001" table:content-validation-name="val4" table:style-name="ce220">
            <text:p>232.83043</text:p>
          </table:table-cell>
          <table:table-cell office:value-type="float" office:value="665" table:content-validation-name="val5" table:style-name="ce208">
            <text:p>665</text:p>
          </table:table-cell>
          <table:table-cell office:value-type="float" office:value="647.14363000000003" table:content-validation-name="val4" table:style-name="ce211">
            <text:p>647.14363</text:p>
          </table:table-cell>
          <table:table-cell office:value-type="float" office:value="1849" table:content-validation-name="val5" table:style-name="ce212">
            <text:p>1849</text:p>
          </table:table-cell>
          <table:table-cell office:value-type="float" office:value="1804.3877199999999" table:content-validation-name="val4" table:style-name="ce209">
            <text:p>1804.38772</text:p>
          </table:table-cell>
          <table:table-cell office:value-type="float" office:value="1028" table:content-validation-name="val5" table:style-name="ce210">
            <text:p>1028</text:p>
          </table:table-cell>
          <table:table-cell office:value-type="float" office:value="997.21216000000004" table:content-validation-name="val4" table:style-name="ce213">
            <text:p>997.21216</text:p>
          </table:table-cell>
          <table:table-cell office:value-type="float" office:value="136" table:content-validation-name="val5" table:style-name="ce214">
            <text:p>136</text:p>
          </table:table-cell>
          <table:table-cell office:value-type="float" office:value="130.77402000000001" table:content-validation-name="val4" table:style-name="ce215">
            <text:p>130.77402</text:p>
          </table:table-cell>
          <table:table-cell office:value-type="float" office:value="35" table:content-validation-name="val5" table:style-name="ce216">
            <text:p>35</text:p>
          </table:table-cell>
          <table:table-cell office:value-type="float" office:value="34.286490000000001" table:content-validation-name="val4" table:style-name="ce217">
            <text:p>34.28649</text:p>
          </table:table-cell>
          <table:table-cell office:value-type="float" office:value="3957" table:formula="of:=SUM([.D7];[.F7];[.H7];[.J7];[.L7];[.N7])" table:content-validation-name="val6" table:style-name="ce53">
            <text:p>3,957</text:p>
          </table:table-cell>
          <table:table-cell office:value-type="float" office:value="3846.63445" table:formula="of:=SUM([.E7];[.G7];[.I7];[.K7];[.M7];[.O7])" table:content-validation-name="val6" table:style-name="ce53">
            <text:p>3,847</text:p>
          </table:table-cell>
          <table:table-cell office:value-type="float" office:value="52" table:content-validation-name="val5" table:style-name="ce245">
            <text:p>52</text:p>
          </table:table-cell>
          <table:table-cell office:value-type="float" office:value="52" table:content-validation-name="val4" table:style-name="ce243">
            <text:p>52</text:p>
          </table:table-cell>
          <table:table-cell office:value-type="float" office:value="8" table:content-validation-name="val5" table:style-name="ce244">
            <text:p>8</text:p>
          </table:table-cell>
          <table:table-cell office:value-type="float" office:value="8" table:content-validation-name="val4" table:style-name="ce246">
            <text:p>8</text:p>
          </table:table-cell>
          <table:table-cell office:value-type="float" office:value="320" table:content-validation-name="val5" table:style-name="ce247">
            <text:p>320</text:p>
          </table:table-cell>
          <table:table-cell office:value-type="float" office:value="315.16000000000003" table:content-validation-name="val4" table:style-name="ce248">
            <text:p>315.16</text:p>
          </table:table-cell>
          <table:table-cell office:value-type="float" office:value="1" table:content-validation-name="val5" table:style-name="ce249">
            <text:p>1</text:p>
          </table:table-cell>
          <table:table-cell office:value-type="float" office:value="1" table:content-validation-name="val4" table:style-name="ce250">
            <text:p>1</text:p>
          </table:table-cell>
          <table:table-cell office:value-type="float" office:value="381" table:formula="of:=SUM([.R7];[.T7];[.V7];[.X7];)" table:style-name="ce54">
            <text:p>381</text:p>
          </table:table-cell>
          <table:table-cell office:value-type="float" office:value="376.16" table:formula="of:=SUM([.S7];[.U7];[.W7];[.Y7])" table:style-name="ce54">
            <text:p>376.16</text:p>
          </table:table-cell>
          <table:table-cell office:value-type="float" office:value="4338" table:formula="of:=[.P7]+[.Z7]" table:content-validation-name="val6" table:style-name="ce55">
            <text:p>4,338</text:p>
          </table:table-cell>
          <table:table-cell office:value-type="float" office:value="4222.7944500000003" table:formula="of:=[.Q7]+[.AA7]" table:content-validation-name="val6" table:style-name="ce55">
            <text:p>4,223</text:p>
          </table:table-cell>
          <table:table-cell office:value-type="currency" office:value="10024547.244999997" table:content-validation-name="val9" table:style-name="ce56">
            <text:p>£10,024,547.25</text:p>
          </table:table-cell>
          <table:table-cell office:value-type="currency" office:value="249710.66000000003" table:content-validation-name="val9" table:style-name="ce57">
            <text:p>£249,710.66</text:p>
          </table:table-cell>
          <table:table-cell office:value-type="currency" office:value="55547" table:content-validation-name="val10" table:style-name="ce57">
            <text:p>£55,547.00</text:p>
          </table:table-cell>
          <table:table-cell office:value-type="currency" office:value="36123.57" table:content-validation-name="val9" table:style-name="ce57">
            <text:p>£36,123.57</text:p>
          </table:table-cell>
          <table:table-cell office:value-type="currency" office:value="2211712.2949999999" table:content-validation-name="val9" table:style-name="ce57">
            <text:p>£2,211,712.30</text:p>
          </table:table-cell>
          <table:table-cell office:value-type="currency" office:value="1155011.8650000002" table:content-validation-name="val9" table:style-name="ce57">
            <text:p>£1,155,011.87</text:p>
          </table:table-cell>
          <table:table-cell office:value-type="currency" office:value="13732652.634999998" table:formula="of:=SUM([.AD7:.AI7])" table:style-name="ce58">
            <text:p>£13,732,652.64</text:p>
          </table:table-cell>
          <table:table-cell office:value-type="currency" office:value="-2066133.18" table:content-validation-name="val8" table:style-name="ce59">
            <text:p>-£2,066,133.18</text:p>
          </table:table-cell>
          <table:table-cell office:value-type="currency" office:value="200000" table:content-validation-name="val8" table:style-name="ce59">
            <text:p>£200,000.00</text:p>
          </table:table-cell>
          <table:table-cell office:value-type="currency" office:value="-1866133.18" table:formula="of:=SUM([.AK7:.AL7])" table:style-name="ce60">
            <text:p>-£1,866,133.18</text:p>
          </table:table-cell>
          <table:table-cell office:value-type="currency" office:value="11866519.454999998" table:formula="of:=SUM([.AM7];[.AJ7])" table:style-name="ce61">
            <text:p>£11,866,519.46</text:p>
          </table:table-cell>
          <table:table-cell office:value-type="string" table:content-validation-name="val6" table:style-name="ce194">
            <text:p>Contractor numbers include an adjustment of -£4m after a review resulted in costs between April and December being corrected to be classified as delivery costs, with the adjustment being made in January</text:p>
          </table:table-cell>
          <table:table-cell table:content-validation-name="val6" table:style-name="ce111"/>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2">
          <table:table-cell office:value-type="string" table:content-validation-name="val11" table:style-name="ce64">
            <text:p>Criminal Injuries Compensation Authority</text:p>
          </table:table-cell>
          <table:table-cell office:value-type="string" table:content-validation-name="val7" table:style-name="ce241">
            <text:p>Executive Agency</text:p>
          </table:table-cell>
          <table:table-cell office:value-type="string" table:content-validation-name="val12" table:style-name="ce242">
            <text:p>Ministry of Justice</text:p>
          </table:table-cell>
          <table:table-cell office:value-type="float" office:value="137" table:content-validation-name="val5" table:style-name="ce219">
            <text:p>137</text:p>
          </table:table-cell>
          <table:table-cell office:value-type="float" office:value="125.05029999999999" table:content-validation-name="val4" table:style-name="ce220">
            <text:p>125.0503</text:p>
          </table:table-cell>
          <table:table-cell office:value-type="float" office:value="78" table:content-validation-name="val5" table:style-name="ce208">
            <text:p>78</text:p>
          </table:table-cell>
          <table:table-cell office:value-type="float" office:value="74.434599999999989" table:content-validation-name="val4" table:style-name="ce211">
            <text:p>74.4346</text:p>
          </table:table-cell>
          <table:table-cell office:value-type="float" office:value="73" table:content-validation-name="val5" table:style-name="ce212">
            <text:p>73</text:p>
          </table:table-cell>
          <table:table-cell office:value-type="float" office:value="71.048640000000006" table:content-validation-name="val4" table:style-name="ce209">
            <text:p>71.04864</text:p>
          </table:table-cell>
          <table:table-cell office:value-type="float" office:value="13" table:content-validation-name="val5" table:style-name="ce210">
            <text:p>13</text:p>
          </table:table-cell>
          <table:table-cell office:value-type="float" office:value="10.7027" table:content-validation-name="val4" table:style-name="ce213">
            <text:p>10.7027</text:p>
          </table:table-cell>
          <table:table-cell office:value-type="float" office:value="1" table:content-validation-name="val5" table:style-name="ce214">
            <text:p>1</text:p>
          </table:table-cell>
          <table:table-cell office:value-type="float" office:value="1" table:content-validation-name="val4" table:style-name="ce215">
            <text:p>1</text:p>
          </table:table-cell>
          <table:table-cell office:value-type="float" office:value="0" table:content-validation-name="val5" table:style-name="ce216">
            <text:p>0</text:p>
          </table:table-cell>
          <table:table-cell office:value-type="float" office:value="0" table:content-validation-name="val4" table:style-name="ce217">
            <text:p>0</text:p>
          </table:table-cell>
          <table:table-cell office:value-type="float" office:value="302" table:formula="of:=SUM([.D8];[.F8];[.H8];[.J8];[.L8];[.N8])" table:content-validation-name="val6" table:style-name="ce53">
            <text:p>302</text:p>
          </table:table-cell>
          <table:table-cell office:value-type="float" office:value="282.23624000000001" table:formula="of:=SUM([.E8];[.G8];[.I8];[.K8];[.M8];[.O8])" table:content-validation-name="val6" table:style-name="ce53">
            <text:p>282</text:p>
          </table:table-cell>
          <table:table-cell office:value-type="float" office:value="0" table:content-validation-name="val5" table:style-name="ce245">
            <text:p>0</text:p>
          </table:table-cell>
          <table:table-cell office:value-type="float" office:value="0" table:content-validation-name="val4" table:style-name="ce243">
            <text:p>0</text:p>
          </table:table-cell>
          <table:table-cell office:value-type="float" office:value="0" table:content-validation-name="val5" table:style-name="ce244">
            <text:p>0</text:p>
          </table:table-cell>
          <table:table-cell office:value-type="float" office:value="0" table:content-validation-name="val4" table:style-name="ce246">
            <text:p>0</text:p>
          </table:table-cell>
          <table:table-cell office:value-type="float" office:value="0" table:content-validation-name="val5" table:style-name="ce247">
            <text:p>0</text:p>
          </table:table-cell>
          <table:table-cell office:value-type="float" office:value="0" table:content-validation-name="val4" table:style-name="ce248">
            <text:p>0</text:p>
          </table:table-cell>
          <table:table-cell office:value-type="float" office:value="0" table:content-validation-name="val5" table:style-name="ce249">
            <text:p>0</text:p>
          </table:table-cell>
          <table:table-cell office:value-type="float" office:value="0" table:content-validation-name="val4" table:style-name="ce250">
            <text:p>0</text:p>
          </table:table-cell>
          <table:table-cell office:value-type="float" office:value="0" table:formula="of:=SUM([.R8];[.T8];[.V8];[.X8];)" table:style-name="ce54">
            <text:p>0</text:p>
          </table:table-cell>
          <table:table-cell office:value-type="float" office:value="0" table:formula="of:=SUM([.S8];[.U8];[.W8];[.Y8])" table:style-name="ce54">
            <text:p>0</text:p>
          </table:table-cell>
          <table:table-cell office:value-type="float" office:value="302" table:formula="of:=[.P8]+[.Z8]" table:content-validation-name="val6" table:style-name="ce55">
            <text:p>302</text:p>
          </table:table-cell>
          <table:table-cell office:value-type="float" office:value="282.23624000000001" table:formula="of:=[.Q8]+[.AA8]" table:content-validation-name="val6" table:style-name="ce55">
            <text:p>282</text:p>
          </table:table-cell>
          <table:table-cell office:value-type="currency" office:value="569320.71" table:content-validation-name="val9" table:style-name="ce56">
            <text:p>£569,320.71</text:p>
          </table:table-cell>
          <table:table-cell office:value-type="currency" office:value="7452.11" table:content-validation-name="val9" table:style-name="ce57">
            <text:p>£7,452.11</text:p>
          </table:table-cell>
          <table:table-cell office:value-type="currency" office:value="6200" table:content-validation-name="val9" table:style-name="ce57">
            <text:p>£6,200.00</text:p>
          </table:table-cell>
          <table:table-cell office:value-type="currency" office:value="5141.2700000000004" table:content-validation-name="val9" table:style-name="ce57">
            <text:p>£5,141.27</text:p>
          </table:table-cell>
          <table:table-cell office:value-type="currency" office:value="120455.09" table:content-validation-name="val9" table:style-name="ce57">
            <text:p>£120,455.09</text:p>
          </table:table-cell>
          <table:table-cell office:value-type="currency" office:value="53337.98" table:content-validation-name="val9" table:style-name="ce57">
            <text:p>£53,337.98</text:p>
          </table:table-cell>
          <table:table-cell office:value-type="currency" office:value="761907.15999999992" table:formula="of:=SUM([.AD8:.AI8])" table:style-name="ce58">
            <text:p>£761,907.16</text:p>
          </table:table-cell>
          <table:table-cell office:value-type="currency" office:value="0" table:content-validation-name="val8" table:style-name="ce59">
            <text:p>£0.00</text:p>
          </table:table-cell>
          <table:table-cell office:value-type="currency" office:value="0" table:content-validation-name="val8" table:style-name="ce59">
            <text:p>£0.00</text:p>
          </table:table-cell>
          <table:table-cell office:value-type="currency" office:value="0" table:formula="of:=SUM([.AK8:.AL8])" table:style-name="ce60">
            <text:p>£0.00</text:p>
          </table:table-cell>
          <table:table-cell office:value-type="currency" office:value="761907.15999999992" table:formula="of:=SUM([.AM8];[.AJ8])" table:style-name="ce61">
            <text:p>£761,907.16</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2">
          <table:table-cell office:value-type="string" table:content-validation-name="val11" table:style-name="ce64">
            <text:p>HM Courts and Tribunals Service</text:p>
          </table:table-cell>
          <table:table-cell office:value-type="string" table:content-validation-name="val7" table:style-name="ce241">
            <text:p>Executive Agency</text:p>
          </table:table-cell>
          <table:table-cell office:value-type="string" table:content-validation-name="val12" table:style-name="ce242">
            <text:p>Ministry of Justice</text:p>
          </table:table-cell>
          <table:table-cell office:value-type="float" office:value="10215" table:content-validation-name="val5" table:style-name="ce219">
            <text:p>10215</text:p>
          </table:table-cell>
          <table:table-cell office:value-type="float" office:value="8863.8913200000698" table:content-validation-name="val4" table:style-name="ce220">
            <text:p>8863.89132</text:p>
          </table:table-cell>
          <table:table-cell office:value-type="float" office:value="2518" table:content-validation-name="val5" table:style-name="ce208">
            <text:p>2518</text:p>
          </table:table-cell>
          <table:table-cell office:value-type="float" office:value="2354.3593199999932" table:content-validation-name="val4" table:style-name="ce211">
            <text:p>2354.35932</text:p>
          </table:table-cell>
          <table:table-cell office:value-type="float" office:value="2457" table:content-validation-name="val5" table:style-name="ce212">
            <text:p>2457</text:p>
          </table:table-cell>
          <table:table-cell office:value-type="float" office:value="2288.1937299999859" table:content-validation-name="val4" table:style-name="ce209">
            <text:p>2288.19373</text:p>
          </table:table-cell>
          <table:table-cell office:value-type="float" office:value="558" table:content-validation-name="val5" table:style-name="ce210">
            <text:p>558</text:p>
          </table:table-cell>
          <table:table-cell office:value-type="float" office:value="546.77630000000022" table:content-validation-name="val4" table:style-name="ce213">
            <text:p>546.7763</text:p>
          </table:table-cell>
          <table:table-cell office:value-type="float" office:value="78" table:content-validation-name="val5" table:style-name="ce214">
            <text:p>78</text:p>
          </table:table-cell>
          <table:table-cell office:value-type="float" office:value="77.297300000000007" table:content-validation-name="val4" table:style-name="ce215">
            <text:p>77.2973</text:p>
          </table:table-cell>
          <table:table-cell office:value-type="float" office:value="1" table:content-validation-name="val5" table:style-name="ce216">
            <text:p>1</text:p>
          </table:table-cell>
          <table:table-cell office:value-type="float" office:value="0.86485999999999996" table:content-validation-name="val4" table:style-name="ce217">
            <text:p>0.86486</text:p>
          </table:table-cell>
          <table:table-cell office:value-type="float" office:value="15827" table:formula="of:=SUM([.D9];[.F9];[.H9];[.J9];[.L9];[.N9])" table:content-validation-name="val6" table:style-name="ce53">
            <text:p>15,827</text:p>
          </table:table-cell>
          <table:table-cell office:value-type="float" office:value="14131.38283000005" table:formula="of:=SUM([.E9];[.G9];[.I9];[.K9];[.M9];[.O9])" table:content-validation-name="val6" table:style-name="ce53">
            <text:p>14,131</text:p>
          </table:table-cell>
          <table:table-cell table:content-validation-name="val5" table:style-name="ce245"/>
          <table:table-cell office:value-type="float" office:value="1830.41" table:content-validation-name="val4" table:style-name="ce243">
            <text:p>1830.41</text:p>
          </table:table-cell>
          <table:table-cell table:content-validation-name="val5" table:style-name="ce244"/>
          <table:table-cell office:value-type="float" office:value="1" table:content-validation-name="val4" table:style-name="ce246">
            <text:p>1</text:p>
          </table:table-cell>
          <table:table-cell table:content-validation-name="val5" table:style-name="ce247"/>
          <table:table-cell office:value-type="float" office:value="51.33" table:content-validation-name="val4" table:style-name="ce248">
            <text:p>51.33</text:p>
          </table:table-cell>
          <table:table-cell table:content-validation-name="val5" table:style-name="ce249"/>
          <table:table-cell table:content-validation-name="val4" table:style-name="ce250"/>
          <table:table-cell office:value-type="float" office:value="0" table:formula="of:=SUM([.R9];[.T9];[.V9];[.X9];)" table:style-name="ce54">
            <text:p>0</text:p>
          </table:table-cell>
          <table:table-cell office:value-type="float" office:value="1882.74" table:formula="of:=SUM([.S9];[.U9];[.W9];[.Y9])" table:style-name="ce54">
            <text:p>1882.74</text:p>
          </table:table-cell>
          <table:table-cell office:value-type="float" office:value="15827" table:formula="of:=[.P9]+[.Z9]" table:content-validation-name="val6" table:style-name="ce55">
            <text:p>15,827</text:p>
          </table:table-cell>
          <table:table-cell office:value-type="float" office:value="16014.122830000049" table:formula="of:=[.Q9]+[.AA9]" table:content-validation-name="val6" table:style-name="ce55">
            <text:p>16,014</text:p>
          </table:table-cell>
          <table:table-cell office:value-type="currency" office:value="28889838.960000001" table:content-validation-name="val9" table:style-name="ce56">
            <text:p>£28,889,838.96</text:p>
          </table:table-cell>
          <table:table-cell office:value-type="currency" office:value="428804.9599999999" table:content-validation-name="val9" table:style-name="ce57">
            <text:p>£428,804.96</text:p>
          </table:table-cell>
          <table:table-cell office:value-type="currency" office:value="252515.99" table:content-validation-name="val9" table:style-name="ce57">
            <text:p>£252,515.99</text:p>
          </table:table-cell>
          <table:table-cell office:value-type="currency" office:value="656302.98999999987" table:content-validation-name="val9" table:style-name="ce57">
            <text:p>£656,302.99</text:p>
          </table:table-cell>
          <table:table-cell office:value-type="currency" office:value="6097796.7000000002" table:content-validation-name="val9" table:style-name="ce57">
            <text:p>£6,097,796.70</text:p>
          </table:table-cell>
          <table:table-cell office:value-type="currency" office:value="2795712.38" table:content-validation-name="val9" table:style-name="ce57">
            <text:p>£2,795,712.38</text:p>
          </table:table-cell>
          <table:table-cell office:value-type="currency" office:value="39120971.980000004" table:formula="of:=SUM([.AD9:.AI9])" table:style-name="ce58">
            <text:p>£39,120,971.98</text:p>
          </table:table-cell>
          <table:table-cell office:value-type="currency" office:value="5412194.9199999999" table:content-validation-name="val8" table:style-name="ce59">
            <text:p>£5,412,194.92</text:p>
          </table:table-cell>
          <table:table-cell office:value-type="currency" office:value="5614569.2399999993" table:content-validation-name="val8" table:style-name="ce59">
            <text:p>£5,614,569.24</text:p>
          </table:table-cell>
          <table:table-cell office:value-type="currency" office:value="11026764.16" table:formula="of:=SUM([.AK9:.AL9])" table:style-name="ce60">
            <text:p>£11,026,764.16</text:p>
          </table:table-cell>
          <table:table-cell office:value-type="currency" office:value="50147736.140000001" table:formula="of:=SUM([.AM9];[.AJ9])" table:style-name="ce61">
            <text:p>£50,147,736.14</text:p>
          </table:table-cell>
          <table:table-cell table:content-validation-name="val6" table:style-name="ce5"/>
          <table:table-cell table:content-validation-name="val6" table:style-name="ce19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2">
          <table:table-cell office:value-type="string" table:content-validation-name="val11" table:style-name="ce64">
            <text:p>Legal Aid Agency</text:p>
          </table:table-cell>
          <table:table-cell office:value-type="string" table:content-validation-name="val7" table:style-name="ce241">
            <text:p>Executive Agency</text:p>
          </table:table-cell>
          <table:table-cell office:value-type="string" table:content-validation-name="val12" table:style-name="ce242">
            <text:p>Ministry of Justice</text:p>
          </table:table-cell>
          <table:table-cell office:value-type="float" office:value="508" table:content-validation-name="val5" table:style-name="ce219">
            <text:p>508</text:p>
          </table:table-cell>
          <table:table-cell office:value-type="float" office:value="473.4726" table:content-validation-name="val4" table:style-name="ce220">
            <text:p>473.4726</text:p>
          </table:table-cell>
          <table:table-cell office:value-type="float" office:value="331" table:content-validation-name="val5" table:style-name="ce208">
            <text:p>331</text:p>
          </table:table-cell>
          <table:table-cell office:value-type="float" office:value="309.55089000000004" table:content-validation-name="val4" table:style-name="ce211">
            <text:p>309.55089</text:p>
          </table:table-cell>
          <table:table-cell office:value-type="float" office:value="299" table:content-validation-name="val5" table:style-name="ce212">
            <text:p>299</text:p>
          </table:table-cell>
          <table:table-cell office:value-type="float" office:value="288.66660000000002" table:content-validation-name="val4" table:style-name="ce209">
            <text:p>288.6666</text:p>
          </table:table-cell>
          <table:table-cell office:value-type="float" office:value="86" table:content-validation-name="val5" table:style-name="ce210">
            <text:p>86</text:p>
          </table:table-cell>
          <table:table-cell office:value-type="float" office:value="85.451949999999997" table:content-validation-name="val4" table:style-name="ce213">
            <text:p>85.45195</text:p>
          </table:table-cell>
          <table:table-cell office:value-type="float" office:value="12" table:content-validation-name="val5" table:style-name="ce214">
            <text:p>12</text:p>
          </table:table-cell>
          <table:table-cell office:value-type="float" office:value="10.45834" table:content-validation-name="val4" table:style-name="ce215">
            <text:p>10.45834</text:p>
          </table:table-cell>
          <table:table-cell office:value-type="float" office:value="0" table:content-validation-name="val5" table:style-name="ce216">
            <text:p>0</text:p>
          </table:table-cell>
          <table:table-cell office:value-type="float" office:value="0" table:content-validation-name="val4" table:style-name="ce217">
            <text:p>0</text:p>
          </table:table-cell>
          <table:table-cell office:value-type="float" office:value="1236" table:formula="of:=SUM([.D10];[.F10];[.H10];[.J10];[.L10];[.N10])" table:content-validation-name="val6" table:style-name="ce53">
            <text:p>1,236</text:p>
          </table:table-cell>
          <table:table-cell office:value-type="float" office:value="1167.6003799999999" table:formula="of:=SUM([.E10];[.G10];[.I10];[.K10];[.M10];[.O10])" table:content-validation-name="val6" table:style-name="ce53">
            <text:p>1,168</text:p>
          </table:table-cell>
          <table:table-cell office:value-type="float" office:value="16" table:content-validation-name="val5" table:style-name="ce245">
            <text:p>16</text:p>
          </table:table-cell>
          <table:table-cell office:value-type="float" office:value="15.95" table:content-validation-name="val4" table:style-name="ce243">
            <text:p>15.95</text:p>
          </table:table-cell>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16" table:formula="of:=SUM([.R10];[.T10];[.V10];[.X10];)" table:style-name="ce54">
            <text:p>16</text:p>
          </table:table-cell>
          <table:table-cell office:value-type="float" office:value="15.95" table:formula="of:=SUM([.S10];[.U10];[.W10];[.Y10])" table:style-name="ce54">
            <text:p>15.95</text:p>
          </table:table-cell>
          <table:table-cell office:value-type="float" office:value="1252" table:formula="of:=[.P10]+[.Z10]" table:content-validation-name="val6" table:style-name="ce55">
            <text:p>1,252</text:p>
          </table:table-cell>
          <table:table-cell office:value-type="float" office:value="1183.5503799999999" table:formula="of:=[.Q10]+[.AA10]" table:content-validation-name="val6" table:style-name="ce55">
            <text:p>1,184</text:p>
          </table:table-cell>
          <table:table-cell office:value-type="currency" office:value="2711906.2600000002" table:content-validation-name="val9" table:style-name="ce56">
            <text:p>£2,711,906.26</text:p>
          </table:table-cell>
          <table:table-cell office:value-type="currency" office:value="13981.329999999998" table:content-validation-name="val9" table:style-name="ce57">
            <text:p>£13,981.33</text:p>
          </table:table-cell>
          <table:table-cell office:value-type="currency" office:value="18960" table:content-validation-name="val9" table:style-name="ce57">
            <text:p>£18,960.00</text:p>
          </table:table-cell>
          <table:table-cell office:value-type="currency" office:value="197163.43000000005" table:content-validation-name="val9" table:style-name="ce57">
            <text:p>£197,163.43</text:p>
          </table:table-cell>
          <table:table-cell office:value-type="currency" office:value="515621.36" table:content-validation-name="val9" table:style-name="ce57">
            <text:p>£515,621.36</text:p>
          </table:table-cell>
          <table:table-cell office:value-type="currency" office:value="245922.37" table:content-validation-name="val9" table:style-name="ce57">
            <text:p>£245,922.37</text:p>
          </table:table-cell>
          <table:table-cell office:value-type="currency" office:value="3703554.7500000005" table:formula="of:=SUM([.AD10:.AI10])" table:style-name="ce58">
            <text:p>£3,703,554.75</text:p>
          </table:table-cell>
          <table:table-cell office:value-type="currency" office:value="71941.350000000006" table:content-validation-name="val8" table:style-name="ce59">
            <text:p>£71,941.35</text:p>
          </table:table-cell>
          <table:table-cell table:content-validation-name="val8" table:style-name="ce59"/>
          <table:table-cell office:value-type="currency" office:value="71941.350000000006" table:formula="of:=SUM([.AK10:.AL10])" table:style-name="ce60">
            <text:p>£71,941.35</text:p>
          </table:table-cell>
          <table:table-cell office:value-type="currency" office:value="3775496.1000000006" table:formula="of:=SUM([.AM10];[.AJ10])" table:style-name="ce61">
            <text:p>£3,775,496.1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2">
          <table:table-cell office:value-type="string" table:content-validation-name="val11" table:style-name="ce64">
            <text:p>National Offender Management Service</text:p>
          </table:table-cell>
          <table:table-cell office:value-type="string" table:content-validation-name="val7" table:style-name="ce241">
            <text:p>Executive Agency</text:p>
          </table:table-cell>
          <table:table-cell office:value-type="string" table:content-validation-name="val12" table:style-name="ce242">
            <text:p>Ministry of Justice</text:p>
          </table:table-cell>
          <table:table-cell office:value-type="float" office:value="28799" table:content-validation-name="val5" table:style-name="ce219">
            <text:p>28799</text:p>
          </table:table-cell>
          <table:table-cell office:value-type="float" office:value="27463.581830000294" table:content-validation-name="val4" table:style-name="ce220">
            <text:p>27463.58183</text:p>
          </table:table-cell>
          <table:table-cell office:value-type="float" office:value="6297" table:content-validation-name="val5" table:style-name="ce208">
            <text:p>6297</text:p>
          </table:table-cell>
          <table:table-cell office:value-type="float" office:value="6048.3801700000076" table:content-validation-name="val4" table:style-name="ce211">
            <text:p>6048.38017</text:p>
          </table:table-cell>
          <table:table-cell office:value-type="float" office:value="5916" table:content-validation-name="val5" table:style-name="ce212">
            <text:p>5916</text:p>
          </table:table-cell>
          <table:table-cell office:value-type="float" office:value="5645.7890500000103" table:content-validation-name="val4" table:style-name="ce209">
            <text:p>5645.78905</text:p>
          </table:table-cell>
          <table:table-cell office:value-type="float" office:value="668" table:content-validation-name="val5" table:style-name="ce210">
            <text:p>668</text:p>
          </table:table-cell>
          <table:table-cell office:value-type="float" office:value="652.31742999999972" table:content-validation-name="val4" table:style-name="ce213">
            <text:p>652.31743</text:p>
          </table:table-cell>
          <table:table-cell office:value-type="float" office:value="67" table:content-validation-name="val5" table:style-name="ce214">
            <text:p>67</text:p>
          </table:table-cell>
          <table:table-cell office:value-type="float" office:value="66.348860000000002" table:content-validation-name="val4" table:style-name="ce215">
            <text:p>66.34886</text:p>
          </table:table-cell>
          <table:table-cell office:value-type="float" office:value="10948" table:content-validation-name="val5" table:style-name="ce216">
            <text:p>10948</text:p>
          </table:table-cell>
          <table:table-cell office:value-type="float" office:value="10097.269500000008" table:content-validation-name="val4" table:style-name="ce217">
            <text:p>10097.2695</text:p>
          </table:table-cell>
          <table:table-cell office:value-type="float" office:value="52695" table:formula="of:=SUM([.D11];[.F11];[.H11];[.J11];[.L11];[.N11])" table:content-validation-name="val6" table:style-name="ce53">
            <text:p>52,695</text:p>
          </table:table-cell>
          <table:table-cell office:value-type="float" office:value="49973.686840000322" table:formula="of:=SUM([.E11];[.G11];[.I11];[.K11];[.M11];[.O11])" table:content-validation-name="val6" table:style-name="ce53">
            <text:p>49,974</text:p>
          </table:table-cell>
          <table:table-cell office:value-type="float" office:value="1435.4900000000002" table:content-validation-name="val5" table:style-name="ce245">
            <text:p>1435.49</text:p>
          </table:table-cell>
          <table:table-cell office:value-type="float" office:value="1435.4900000000002" table:content-validation-name="val4" table:style-name="ce243">
            <text:p>1435.49</text:p>
          </table:table-cell>
          <table:table-cell office:value-type="float" office:value="0" table:content-validation-name="val5" table:style-name="ce244">
            <text:p>0</text:p>
          </table:table-cell>
          <table:table-cell office:value-type="float" office:value="0" table:content-validation-name="val4" table:style-name="ce246">
            <text:p>0</text:p>
          </table:table-cell>
          <table:table-cell office:value-type="float" office:value="1.25" table:content-validation-name="val5" table:style-name="ce247">
            <text:p>1.25</text:p>
          </table:table-cell>
          <table:table-cell office:value-type="float" office:value="1.25" table:content-validation-name="val4" table:style-name="ce248">
            <text:p>1.25</text:p>
          </table:table-cell>
          <table:table-cell office:value-type="float" office:value="2" table:content-validation-name="val5" table:style-name="ce249">
            <text:p>2</text:p>
          </table:table-cell>
          <table:table-cell office:value-type="float" office:value="2" table:content-validation-name="val4" table:style-name="ce250">
            <text:p>2</text:p>
          </table:table-cell>
          <table:table-cell office:value-type="float" office:value="1438.7400000000002" table:formula="of:=SUM([.R11];[.T11];[.V11];[.X11];)" table:style-name="ce54">
            <text:p>1438.74</text:p>
          </table:table-cell>
          <table:table-cell office:value-type="float" office:value="1438.7400000000002" table:formula="of:=SUM([.S11];[.U11];[.W11];[.Y11])" table:style-name="ce54">
            <text:p>1438.74</text:p>
          </table:table-cell>
          <table:table-cell office:value-type="float" office:value="54133.74" table:formula="of:=[.P11]+[.Z11]" table:content-validation-name="val6" table:style-name="ce55">
            <text:p>54,134</text:p>
          </table:table-cell>
          <table:table-cell office:value-type="float" office:value="51412.42684000032" table:formula="of:=[.Q11]+[.AA11]" table:content-validation-name="val6" table:style-name="ce55">
            <text:p>51,412</text:p>
          </table:table-cell>
          <table:table-cell office:value-type="currency" office:value="124426084" table:content-validation-name="val9" table:style-name="ce56">
            <text:p>£124,426,084.00</text:p>
          </table:table-cell>
          <table:table-cell table:content-validation-name="val9" table:style-name="ce57"/>
          <table:table-cell table:content-validation-name="val9" table:style-name="ce57"/>
          <table:table-cell office:value-type="currency" office:value="5583602" table:content-validation-name="val9" table:style-name="ce57">
            <text:p>£5,583,602.00</text:p>
          </table:table-cell>
          <table:table-cell office:value-type="currency" office:value="26192689" table:content-validation-name="val9" table:style-name="ce57">
            <text:p>£26,192,689.00</text:p>
          </table:table-cell>
          <table:table-cell office:value-type="currency" office:value="13338764" table:content-validation-name="val9" table:style-name="ce57">
            <text:p>£13,338,764.00</text:p>
          </table:table-cell>
          <table:table-cell office:value-type="currency" office:value="169541139" table:formula="of:=SUM([.AD11:.AI11])" table:style-name="ce58">
            <text:p>£169,541,139.00</text:p>
          </table:table-cell>
          <table:table-cell office:value-type="currency" office:value="4864863" table:content-validation-name="val8" table:style-name="ce59">
            <text:p>£4,864,863.00</text:p>
          </table:table-cell>
          <table:table-cell office:value-type="currency" office:value="150529" table:content-validation-name="val8" table:style-name="ce59">
            <text:p>£150,529.00</text:p>
          </table:table-cell>
          <table:table-cell office:value-type="currency" office:value="5015392" table:formula="of:=SUM([.AK11:.AL11])" table:style-name="ce60">
            <text:p>£5,015,392.00</text:p>
          </table:table-cell>
          <table:table-cell office:value-type="currency" office:value="174556531" table:formula="of:=SUM([.AM11];[.AJ11])" table:style-name="ce61">
            <text:p>£174,556,531.00</text:p>
          </table:table-cell>
          <table:table-cell table:content-validation-name="val6" table:style-name="ce51"/>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2">
          <table:table-cell office:value-type="string" table:content-validation-name="val11" table:style-name="ce64">
            <text:p>The Office of the Public Guardian</text:p>
          </table:table-cell>
          <table:table-cell office:value-type="string" table:content-validation-name="val7" table:style-name="ce241">
            <text:p>Executive Agency</text:p>
          </table:table-cell>
          <table:table-cell office:value-type="string" table:content-validation-name="val12" table:style-name="ce242">
            <text:p>Ministry of Justice</text:p>
          </table:table-cell>
          <table:table-cell office:value-type="float" office:value="801" table:content-validation-name="val5" table:style-name="ce219">
            <text:p>801</text:p>
          </table:table-cell>
          <table:table-cell office:value-type="float" office:value="724.91001999999787" table:content-validation-name="val4" table:style-name="ce220">
            <text:p>724.91002</text:p>
          </table:table-cell>
          <table:table-cell office:value-type="float" office:value="360" table:content-validation-name="val5" table:style-name="ce208">
            <text:p>360</text:p>
          </table:table-cell>
          <table:table-cell office:value-type="float" office:value="342.17324000000002" table:content-validation-name="val4" table:style-name="ce211">
            <text:p>342.17324</text:p>
          </table:table-cell>
          <table:table-cell office:value-type="float" office:value="156" table:content-validation-name="val5" table:style-name="ce212">
            <text:p>156</text:p>
          </table:table-cell>
          <table:table-cell office:value-type="float" office:value="151.43240999999998" table:content-validation-name="val4" table:style-name="ce209">
            <text:p>151.43241</text:p>
          </table:table-cell>
          <table:table-cell office:value-type="float" office:value="23" table:content-validation-name="val5" table:style-name="ce210">
            <text:p>23</text:p>
          </table:table-cell>
          <table:table-cell office:value-type="float" office:value="22.5" table:content-validation-name="val4" table:style-name="ce213">
            <text:p>22.5</text:p>
          </table:table-cell>
          <table:table-cell office:value-type="float" office:value="3" table:content-validation-name="val5" table:style-name="ce214">
            <text:p>3</text:p>
          </table:table-cell>
          <table:table-cell office:value-type="float" office:value="3" table:content-validation-name="val4" table:style-name="ce215">
            <text:p>3</text:p>
          </table:table-cell>
          <table:table-cell office:value-type="float" office:value="0" table:content-validation-name="val5" table:style-name="ce216">
            <text:p>0</text:p>
          </table:table-cell>
          <table:table-cell office:value-type="float" office:value="0" table:content-validation-name="val4" table:style-name="ce217">
            <text:p>0</text:p>
          </table:table-cell>
          <table:table-cell office:value-type="float" office:value="1343" table:formula="of:=SUM([.D12];[.F12];[.H12];[.J12];[.L12];[.N12])" table:content-validation-name="val6" table:style-name="ce53">
            <text:p>1,343</text:p>
          </table:table-cell>
          <table:table-cell office:value-type="float" office:value="1244.0156699999977" table:formula="of:=SUM([.E12];[.G12];[.I12];[.K12];[.M12];[.O12])" table:content-validation-name="val6" table:style-name="ce53">
            <text:p>1,244</text:p>
          </table:table-cell>
          <table:table-cell office:value-type="float" office:value="167.1" table:content-validation-name="val5" table:style-name="ce245">
            <text:p>167.1</text:p>
          </table:table-cell>
          <table:table-cell office:value-type="float" office:value="167.1" table:content-validation-name="val4" table:style-name="ce243">
            <text:p>167.1</text:p>
          </table:table-cell>
          <table:table-cell office:value-type="float" office:value="0" table:content-validation-name="val5" table:style-name="ce244">
            <text:p>0</text:p>
          </table:table-cell>
          <table:table-cell office:value-type="float" office:value="2" table:content-validation-name="val4" table:style-name="ce246">
            <text:p>2</text:p>
          </table:table-cell>
          <table:table-cell office:value-type="float" office:value="2" table:content-validation-name="val5" table:style-name="ce247">
            <text:p>2</text:p>
          </table:table-cell>
          <table:table-cell office:value-type="float" office:value="2" table:content-validation-name="val4" table:style-name="ce248">
            <text:p>2</text:p>
          </table:table-cell>
          <table:table-cell office:value-type="float" office:value="0" table:content-validation-name="val5" table:style-name="ce249">
            <text:p>0</text:p>
          </table:table-cell>
          <table:table-cell office:value-type="float" office:value="0" table:content-validation-name="val4" table:style-name="ce250">
            <text:p>0</text:p>
          </table:table-cell>
          <table:table-cell office:value-type="float" office:value="169.1" table:formula="of:=SUM([.R12];[.T12];[.V12];[.X12];)" table:style-name="ce54">
            <text:p>169.1</text:p>
          </table:table-cell>
          <table:table-cell office:value-type="float" office:value="171.1" table:formula="of:=SUM([.S12];[.U12];[.W12];[.Y12])" table:style-name="ce54">
            <text:p>171.1</text:p>
          </table:table-cell>
          <table:table-cell office:value-type="float" office:value="1512.1" table:formula="of:=[.P12]+[.Z12]" table:content-validation-name="val6" table:style-name="ce55">
            <text:p>1,512</text:p>
          </table:table-cell>
          <table:table-cell office:value-type="float" office:value="1415.1156699999976" table:formula="of:=[.Q12]+[.AA12]" table:content-validation-name="val6" table:style-name="ce55">
            <text:p>1,415</text:p>
          </table:table-cell>
          <table:table-cell office:value-type="currency" office:value="2177427.3199999998" table:content-validation-name="val9" table:style-name="ce56">
            <text:p>£2,177,427.32</text:p>
          </table:table-cell>
          <table:table-cell office:value-type="currency" office:value="34077.22" table:content-validation-name="val9" table:style-name="ce57">
            <text:p>£34,077.22</text:p>
          </table:table-cell>
          <table:table-cell office:value-type="currency" office:value="19885" table:content-validation-name="val9" table:style-name="ce57">
            <text:p>£19,885.00</text:p>
          </table:table-cell>
          <table:table-cell office:value-type="currency" office:value="108932.85" table:content-validation-name="val9" table:style-name="ce57">
            <text:p>£108,932.85</text:p>
          </table:table-cell>
          <table:table-cell office:value-type="currency" office:value="425419.07" table:content-validation-name="val9" table:style-name="ce57">
            <text:p>£425,419.07</text:p>
          </table:table-cell>
          <table:table-cell office:value-type="currency" office:value="194878.32" table:content-validation-name="val9" table:style-name="ce57">
            <text:p>£194,878.32</text:p>
          </table:table-cell>
          <table:table-cell office:value-type="currency" office:value="2960619.78" table:formula="of:=SUM([.AD12:.AI12])" table:style-name="ce58">
            <text:p>£2,960,619.78</text:p>
          </table:table-cell>
          <table:table-cell office:value-type="currency" office:value="398226" table:content-validation-name="val8" table:style-name="ce59">
            <text:p>£398,226.00</text:p>
          </table:table-cell>
          <table:table-cell table:content-validation-name="val8" table:style-name="ce59"/>
          <table:table-cell office:value-type="currency" office:value="398226" table:formula="of:=SUM([.AK12:.AL12])" table:style-name="ce60">
            <text:p>£398,226.00</text:p>
          </table:table-cell>
          <table:table-cell office:value-type="currency" office:value="3358845.78" table:formula="of:=SUM([.AM12];[.AJ12])" table:style-name="ce61">
            <text:p>£3,358,845.78</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42">
          <table:table-cell office:value-type="string" table:content-validation-name="val11" table:style-name="ce64">
            <text:p>Children and Family Court Advisory and Support Services</text:p>
          </table:table-cell>
          <table:table-cell office:value-type="string" table:content-validation-name="val7" table:style-name="ce241">
            <text:p>Executive Non-Departmental Public Body</text:p>
          </table:table-cell>
          <table:table-cell office:value-type="string" table:content-validation-name="val12" table:style-name="ce242">
            <text:p>Ministry of Justice</text:p>
          </table:table-cell>
          <table:table-cell office:value-type="float" office:value="0" table:content-validation-name="val5" table:style-name="ce221">
            <text:p>0</text:p>
          </table:table-cell>
          <table:table-cell office:value-type="float" office:value="0" table:content-validation-name="val4" table:style-name="ce222">
            <text:p>0</text:p>
          </table:table-cell>
          <table:table-cell office:value-type="float" office:value="0" table:content-validation-name="val5" table:style-name="ce228">
            <text:p>0</text:p>
          </table:table-cell>
          <table:table-cell office:value-type="float" office:value="0" table:content-validation-name="val4" table:style-name="ce229">
            <text:p>0</text:p>
          </table:table-cell>
          <table:table-cell office:value-type="float" office:value="0" table:content-validation-name="val5" table:style-name="ce230">
            <text:p>0</text:p>
          </table:table-cell>
          <table:table-cell office:value-type="float" office:value="0" table:content-validation-name="val4" table:style-name="ce231">
            <text:p>0</text:p>
          </table:table-cell>
          <table:table-cell office:value-type="float" office:value="0" table:content-validation-name="val5" table:style-name="ce232">
            <text:p>0</text:p>
          </table:table-cell>
          <table:table-cell office:value-type="float" office:value="0" table:content-validation-name="val4" table:style-name="ce227">
            <text:p>0</text:p>
          </table:table-cell>
          <table:table-cell office:value-type="float" office:value="0" table:content-validation-name="val5" table:style-name="ce224">
            <text:p>0</text:p>
          </table:table-cell>
          <table:table-cell office:value-type="float" office:value="0" table:content-validation-name="val4" table:style-name="ce225">
            <text:p>0</text:p>
          </table:table-cell>
          <table:table-cell office:value-type="float" office:value="1953" table:content-validation-name="val5" table:style-name="ce223">
            <text:p>1953</text:p>
          </table:table-cell>
          <table:table-cell office:value-type="float" office:value="1791.1218983268936" table:content-validation-name="val4" table:style-name="ce226">
            <text:p>1791.121898</text:p>
          </table:table-cell>
          <table:table-cell office:value-type="float" office:value="1953" table:formula="of:=SUM([.D13];[.F13];[.H13];[.J13];[.L13];[.N13])" table:content-validation-name="val6" table:style-name="ce53">
            <text:p>1,953</text:p>
          </table:table-cell>
          <table:table-cell office:value-type="float" office:value="1791.1218983268936" table:formula="of:=SUM([.E13];[.G13];[.I13];[.K13];[.M13];[.O13])" table:content-validation-name="val6" table:style-name="ce53">
            <text:p>1,791</text:p>
          </table:table-cell>
          <table:table-cell office:value-type="float" office:value="56" table:content-validation-name="val5" table:style-name="ce245">
            <text:p>56</text:p>
          </table:table-cell>
          <table:table-cell office:value-type="float" office:value="56" table:content-validation-name="val4" table:style-name="ce243">
            <text:p>56</text:p>
          </table:table-cell>
          <table:table-cell office:value-type="float" office:value="0" table:content-validation-name="val5" table:style-name="ce244">
            <text:p>0</text:p>
          </table:table-cell>
          <table:table-cell office:value-type="float" office:value="0" table:content-validation-name="val4" table:style-name="ce246">
            <text:p>0</text:p>
          </table:table-cell>
          <table:table-cell office:value-type="float" office:value="0" table:content-validation-name="val5" table:style-name="ce247">
            <text:p>0</text:p>
          </table:table-cell>
          <table:table-cell office:value-type="float" office:value="0" table:content-validation-name="val4" table:style-name="ce248">
            <text:p>0</text:p>
          </table:table-cell>
          <table:table-cell office:value-type="float" office:value="0" table:content-validation-name="val5" table:style-name="ce249">
            <text:p>0</text:p>
          </table:table-cell>
          <table:table-cell office:value-type="float" office:value="0" table:content-validation-name="val4" table:style-name="ce250">
            <text:p>0</text:p>
          </table:table-cell>
          <table:table-cell office:value-type="float" office:value="56" table:formula="of:=SUM([.R13];[.T13];[.V13];[.X13];)" table:style-name="ce54">
            <text:p>56</text:p>
          </table:table-cell>
          <table:table-cell office:value-type="float" office:value="56" table:formula="of:=SUM([.S13];[.U13];[.W13];[.Y13])" table:style-name="ce54">
            <text:p>56</text:p>
          </table:table-cell>
          <table:table-cell office:value-type="float" office:value="2009" table:formula="of:=[.P13]+[.Z13]" table:content-validation-name="val6" table:style-name="ce55">
            <text:p>2,009</text:p>
          </table:table-cell>
          <table:table-cell office:value-type="float" office:value="1847.1218983268936" table:formula="of:=[.Q13]+[.AA13]" table:content-validation-name="val6" table:style-name="ce55">
            <text:p>1,847</text:p>
          </table:table-cell>
          <table:table-cell office:value-type="currency" office:value="5811123.8200000003" table:content-validation-name="val9" table:style-name="ce56">
            <text:p>£5,811,123.82</text:p>
          </table:table-cell>
          <table:table-cell office:value-type="currency" office:value="88435.359999999986" table:content-validation-name="val9" table:style-name="ce57">
            <text:p>£88,435.36</text:p>
          </table:table-cell>
          <table:table-cell office:value-type="currency" office:value="0" table:content-validation-name="val9" table:style-name="ce57">
            <text:p>£0.00</text:p>
          </table:table-cell>
          <table:table-cell office:value-type="currency" office:value="24049.84" table:content-validation-name="val9" table:style-name="ce57">
            <text:p>£24,049.84</text:p>
          </table:table-cell>
          <table:table-cell office:value-type="currency" office:value="1180334.8699999996" table:content-validation-name="val9" table:style-name="ce57">
            <text:p>£1,180,334.87</text:p>
          </table:table-cell>
          <table:table-cell office:value-type="currency" office:value="659967.36" table:content-validation-name="val9" table:style-name="ce57">
            <text:p>£659,967.36</text:p>
          </table:table-cell>
          <table:table-cell office:value-type="currency" office:value="7763911.2500000009" table:formula="of:=SUM([.AD13:.AI13])" table:style-name="ce58">
            <text:p>£7,763,911.25</text:p>
          </table:table-cell>
          <table:table-cell office:value-type="currency" office:value="468760.22000000003" table:content-validation-name="val8" table:style-name="ce59">
            <text:p>£468,760.22</text:p>
          </table:table-cell>
          <table:table-cell office:value-type="currency" office:value="0" table:content-validation-name="val8" table:style-name="ce59">
            <text:p>£0.00</text:p>
          </table:table-cell>
          <table:table-cell office:value-type="currency" office:value="468760.22000000003" table:formula="of:=SUM([.AK13:.AL13])" table:style-name="ce60">
            <text:p>£468,760.22</text:p>
          </table:table-cell>
          <table:table-cell office:value-type="currency" office:value="8232671.4700000007" table:formula="of:=SUM([.AM13];[.AJ13])" table:style-name="ce61">
            <text:p>£8,232,671.47</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42">
          <table:table-cell office:value-type="string" table:content-validation-name="val11" table:style-name="ce64">
            <text:p>Criminal Cases Review Commission</text:p>
          </table:table-cell>
          <table:table-cell office:value-type="string" table:content-validation-name="val7" table:style-name="ce241">
            <text:p>Executive Non-Departmental Public Body</text:p>
          </table:table-cell>
          <table:table-cell office:value-type="string" table:content-validation-name="val12" table:style-name="ce242">
            <text:p>Ministry of Justice</text:p>
          </table:table-cell>
          <table:table-cell office:value-type="float" office:value="0" table:content-validation-name="val5" table:style-name="ce221">
            <text:p>0</text:p>
          </table:table-cell>
          <table:table-cell office:value-type="float" office:value="0" table:content-validation-name="val4" table:style-name="ce222">
            <text:p>0</text:p>
          </table:table-cell>
          <table:table-cell office:value-type="float" office:value="0" table:content-validation-name="val5" table:style-name="ce228">
            <text:p>0</text:p>
          </table:table-cell>
          <table:table-cell office:value-type="float" office:value="0" table:content-validation-name="val4" table:style-name="ce229">
            <text:p>0</text:p>
          </table:table-cell>
          <table:table-cell office:value-type="float" office:value="0" table:content-validation-name="val5" table:style-name="ce230">
            <text:p>0</text:p>
          </table:table-cell>
          <table:table-cell office:value-type="float" office:value="0" table:content-validation-name="val4" table:style-name="ce231">
            <text:p>0</text:p>
          </table:table-cell>
          <table:table-cell office:value-type="float" office:value="0" table:content-validation-name="val5" table:style-name="ce232">
            <text:p>0</text:p>
          </table:table-cell>
          <table:table-cell office:value-type="float" office:value="0" table:content-validation-name="val4" table:style-name="ce227">
            <text:p>0</text:p>
          </table:table-cell>
          <table:table-cell office:value-type="float" office:value="0" table:content-validation-name="val5" table:style-name="ce224">
            <text:p>0</text:p>
          </table:table-cell>
          <table:table-cell office:value-type="float" office:value="0" table:content-validation-name="val4" table:style-name="ce225">
            <text:p>0</text:p>
          </table:table-cell>
          <table:table-cell office:value-type="float" office:value="83" table:content-validation-name="val5" table:style-name="ce223">
            <text:p>83</text:p>
          </table:table-cell>
          <table:table-cell office:value-type="float" office:value="77.709999999999994" table:content-validation-name="val4" table:style-name="ce226">
            <text:p>77.71</text:p>
          </table:table-cell>
          <table:table-cell office:value-type="float" office:value="83" table:formula="of:=SUM([.D14];[.F14];[.H14];[.J14];[.L14];[.N14])" table:content-validation-name="val6" table:style-name="ce53">
            <text:p>83</text:p>
          </table:table-cell>
          <table:table-cell office:value-type="float" office:value="77.709999999999994" table:formula="of:=SUM([.E14];[.G14];[.I14];[.K14];[.M14];[.O14])" table:content-validation-name="val6" table:style-name="ce53">
            <text:p>78</text:p>
          </table:table-cell>
          <table:table-cell office:value-type="float" office:value="0" table:content-validation-name="val5" table:style-name="ce245">
            <text:p>0</text:p>
          </table:table-cell>
          <table:table-cell office:value-type="float" office:value="0" table:content-validation-name="val4" table:style-name="ce243">
            <text:p>0</text:p>
          </table:table-cell>
          <table:table-cell office:value-type="float" office:value="0" table:content-validation-name="val5" table:style-name="ce244">
            <text:p>0</text:p>
          </table:table-cell>
          <table:table-cell office:value-type="float" office:value="0" table:content-validation-name="val4" table:style-name="ce246">
            <text:p>0</text:p>
          </table:table-cell>
          <table:table-cell office:value-type="float" office:value="0" table:content-validation-name="val5" table:style-name="ce247">
            <text:p>0</text:p>
          </table:table-cell>
          <table:table-cell office:value-type="float" office:value="0" table:content-validation-name="val4" table:style-name="ce248">
            <text:p>0</text:p>
          </table:table-cell>
          <table:table-cell office:value-type="float" office:value="0" table:content-validation-name="val5" table:style-name="ce249">
            <text:p>0</text:p>
          </table:table-cell>
          <table:table-cell office:value-type="float" office:value="0" table:content-validation-name="val4" table:style-name="ce250">
            <text:p>0</text:p>
          </table:table-cell>
          <table:table-cell office:value-type="float" office:value="0" table:formula="of:=SUM([.R14];[.T14];[.V14];[.X14];)" table:style-name="ce54">
            <text:p>0</text:p>
          </table:table-cell>
          <table:table-cell office:value-type="float" office:value="0" table:formula="of:=SUM([.S14];[.U14];[.W14];[.Y14])" table:style-name="ce54">
            <text:p>0</text:p>
          </table:table-cell>
          <table:table-cell office:value-type="float" office:value="83" table:formula="of:=[.P14]+[.Z14]" table:content-validation-name="val6" table:style-name="ce55">
            <text:p>83</text:p>
          </table:table-cell>
          <table:table-cell office:value-type="float" office:value="77.709999999999994" table:formula="of:=[.Q14]+[.AA14]" table:content-validation-name="val6" table:style-name="ce55">
            <text:p>78</text:p>
          </table:table-cell>
          <table:table-cell office:value-type="currency" office:value="224540.08" table:content-validation-name="val9" table:style-name="ce56">
            <text:p>£224,540.08</text:p>
          </table:table-cell>
          <table:table-cell office:value-type="currency" office:value="66.680000000000007" table:content-validation-name="val9" table:style-name="ce57">
            <text:p>£66.68</text:p>
          </table:table-cell>
          <table:table-cell office:value-type="currency" office:value="0" table:content-validation-name="val9" table:style-name="ce57">
            <text:p>£0.00</text:p>
          </table:table-cell>
          <table:table-cell office:value-type="currency" office:value="5981.67" table:content-validation-name="val9" table:style-name="ce57">
            <text:p>£5,981.67</text:p>
          </table:table-cell>
          <table:table-cell office:value-type="currency" office:value="45872.9" table:content-validation-name="val9" table:style-name="ce57">
            <text:p>£45,872.90</text:p>
          </table:table-cell>
          <table:table-cell office:value-type="currency" office:value="23612.94" table:content-validation-name="val9" table:style-name="ce57">
            <text:p>£23,612.94</text:p>
          </table:table-cell>
          <table:table-cell office:value-type="currency" office:value="300074.27" table:formula="of:=SUM([.AD14:.AI14])" table:style-name="ce58">
            <text:p>£300,074.27</text:p>
          </table:table-cell>
          <table:table-cell office:value-type="currency" office:value="0" table:content-validation-name="val8" table:style-name="ce59">
            <text:p>£0.00</text:p>
          </table:table-cell>
          <table:table-cell office:value-type="currency" office:value="0" table:content-validation-name="val8" table:style-name="ce59">
            <text:p>£0.00</text:p>
          </table:table-cell>
          <table:table-cell office:value-type="currency" office:value="0" table:formula="of:=SUM([.AK14:.AL14])" table:style-name="ce60">
            <text:p>£0.00</text:p>
          </table:table-cell>
          <table:table-cell office:value-type="currency" office:value="300074.27" table:formula="of:=SUM([.AM14];[.AJ14])" table:style-name="ce61">
            <text:p>£300,074.27</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42">
          <table:table-cell office:value-type="string" table:content-validation-name="val11" table:style-name="ce64">
            <text:p>Judicial Appointments Commission</text:p>
          </table:table-cell>
          <table:table-cell office:value-type="string" table:content-validation-name="val7" table:style-name="ce241">
            <text:p>Executive Non-Departmental Public Body</text:p>
          </table:table-cell>
          <table:table-cell office:value-type="string" table:content-validation-name="val12" table:style-name="ce242">
            <text:p>Ministry of Justice</text:p>
          </table:table-cell>
          <table:table-cell office:value-type="float" office:value="3" table:content-validation-name="val5" table:style-name="ce233">
            <text:p>3</text:p>
          </table:table-cell>
          <table:table-cell office:value-type="float" office:value="2.8" table:content-validation-name="val4" table:style-name="ce234">
            <text:p>2.8</text:p>
          </table:table-cell>
          <table:table-cell office:value-type="float" office:value="13" table:content-validation-name="val5" table:style-name="ce233">
            <text:p>13</text:p>
          </table:table-cell>
          <table:table-cell office:value-type="float" office:value="12.6" table:content-validation-name="val4" table:style-name="ce234">
            <text:p>12.6</text:p>
          </table:table-cell>
          <table:table-cell office:value-type="float" office:value="40" table:content-validation-name="val5" table:style-name="ce233">
            <text:p>40</text:p>
          </table:table-cell>
          <table:table-cell office:value-type="float" office:value="39.4" table:content-validation-name="val4" table:style-name="ce234">
            <text:p>39.4</text:p>
          </table:table-cell>
          <table:table-cell office:value-type="float" office:value="8" table:content-validation-name="val5" table:style-name="ce233">
            <text:p>8</text:p>
          </table:table-cell>
          <table:table-cell office:value-type="float" office:value="8" table:content-validation-name="val4" table:style-name="ce234">
            <text:p>8</text:p>
          </table:table-cell>
          <table:table-cell office:value-type="float" office:value="1" table:content-validation-name="val5" table:style-name="ce233">
            <text:p>1</text:p>
          </table:table-cell>
          <table:table-cell office:value-type="float" office:value="1" table:content-validation-name="val4" table:style-name="ce234">
            <text:p>1</text:p>
          </table:table-cell>
          <table:table-cell office:value-type="float" office:value="1" table:content-validation-name="val5" table:style-name="ce233">
            <text:p>1</text:p>
          </table:table-cell>
          <table:table-cell office:value-type="float" office:value="0.4" table:content-validation-name="val4" table:style-name="ce234">
            <text:p>0.4</text:p>
          </table:table-cell>
          <table:table-cell office:value-type="float" office:value="66" table:formula="of:=SUM([.D15];[.F15];[.H15];[.J15];[.L15];[.N15])" table:content-validation-name="val6" table:style-name="ce53">
            <text:p>66</text:p>
          </table:table-cell>
          <table:table-cell office:value-type="float" office:value="64.2" table:formula="of:=SUM([.E15];[.G15];[.I15];[.K15];[.M15];[.O15])" table:content-validation-name="val6" table:style-name="ce53">
            <text:p>64</text:p>
          </table:table-cell>
          <table:table-cell office:value-type="float" office:value="6" table:content-validation-name="val5" table:style-name="ce245">
            <text:p>6</text:p>
          </table:table-cell>
          <table:table-cell office:value-type="float" office:value="6" table:content-validation-name="val4" table:style-name="ce243">
            <text:p>6</text:p>
          </table:table-cell>
          <table:table-cell office:value-type="float" office:value="0" table:content-validation-name="val5" table:style-name="ce244">
            <text:p>0</text:p>
          </table:table-cell>
          <table:table-cell office:value-type="float" office:value="0" table:content-validation-name="val4" table:style-name="ce246">
            <text:p>0</text:p>
          </table:table-cell>
          <table:table-cell office:value-type="float" office:value="0" table:content-validation-name="val5" table:style-name="ce247">
            <text:p>0</text:p>
          </table:table-cell>
          <table:table-cell office:value-type="float" office:value="0" table:content-validation-name="val4" table:style-name="ce248">
            <text:p>0</text:p>
          </table:table-cell>
          <table:table-cell office:value-type="float" office:value="3" table:content-validation-name="val5" table:style-name="ce249">
            <text:p>3</text:p>
          </table:table-cell>
          <table:table-cell office:value-type="float" office:value="2.1" table:content-validation-name="val4" table:style-name="ce250">
            <text:p>2.1</text:p>
          </table:table-cell>
          <table:table-cell office:value-type="float" office:value="9" table:formula="of:=SUM([.R15];[.T15];[.V15];[.X15];)" table:style-name="ce54">
            <text:p>9</text:p>
          </table:table-cell>
          <table:table-cell office:value-type="float" office:value="8.1" table:formula="of:=SUM([.S15];[.U15];[.W15];[.Y15])" table:style-name="ce54">
            <text:p>8.1</text:p>
          </table:table-cell>
          <table:table-cell office:value-type="float" office:value="75" table:formula="of:=[.P15]+[.Z15]" table:content-validation-name="val6" table:style-name="ce55">
            <text:p>75</text:p>
          </table:table-cell>
          <table:table-cell office:value-type="float" office:value="72.3" table:formula="of:=[.Q15]+[.AA15]" table:content-validation-name="val6" table:style-name="ce55">
            <text:p>72</text:p>
          </table:table-cell>
          <table:table-cell office:value-type="currency" office:value="196184.89000000004" table:content-validation-name="val9" table:style-name="ce56">
            <text:p>£196,184.89</text:p>
          </table:table-cell>
          <table:table-cell office:value-type="currency" office:value="1352.4" table:content-validation-name="val9" table:style-name="ce57">
            <text:p>£1,352.40</text:p>
          </table:table-cell>
          <table:table-cell office:value-type="currency" office:value="2600" table:content-validation-name="val9" table:style-name="ce57">
            <text:p>£2,600.00</text:p>
          </table:table-cell>
          <table:table-cell office:value-type="currency" office:value="1518.59" table:content-validation-name="val9" table:style-name="ce57">
            <text:p>£1,518.59</text:p>
          </table:table-cell>
          <table:table-cell office:value-type="currency" office:value="40679.029999999977" table:content-validation-name="val9" table:style-name="ce57">
            <text:p>£40,679.03</text:p>
          </table:table-cell>
          <table:table-cell office:value-type="currency" office:value="21392.900000000009" table:content-validation-name="val9" table:style-name="ce57">
            <text:p>£21,392.90</text:p>
          </table:table-cell>
          <table:table-cell office:value-type="currency" office:value="263727.81" table:formula="of:=SUM([.AD15:.AI15])" table:style-name="ce58">
            <text:p>£263,727.81</text:p>
          </table:table-cell>
          <table:table-cell office:value-type="currency" office:value="34893.94" table:content-validation-name="val8" table:style-name="ce59">
            <text:p>£34,893.94</text:p>
          </table:table-cell>
          <table:table-cell office:value-type="currency" office:value="2500" table:content-validation-name="val8" table:style-name="ce59">
            <text:p>£2,500.00</text:p>
          </table:table-cell>
          <table:table-cell office:value-type="currency" office:value="37393.94" table:formula="of:=SUM([.AK15:.AL15])" table:style-name="ce60">
            <text:p>£37,393.94</text:p>
          </table:table-cell>
          <table:table-cell office:value-type="currency" office:value="301121.75" table:formula="of:=SUM([.AM15];[.AJ15])" table:style-name="ce61">
            <text:p>£301,121.75</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42">
          <table:table-cell office:value-type="string" table:content-validation-name="val11" table:style-name="ce64">
            <text:p>Legal Services Board</text:p>
          </table:table-cell>
          <table:table-cell office:value-type="string" table:content-validation-name="val7" table:style-name="ce241">
            <text:p>Executive Non-Departmental Public Body</text:p>
          </table:table-cell>
          <table:table-cell office:value-type="string" table:content-validation-name="val12" table:style-name="ce242">
            <text:p>Ministry of Justice</text:p>
          </table:table-cell>
          <table:table-cell office:value-type="float" office:value="0" table:content-validation-name="val5" table:style-name="ce236">
            <text:p>0</text:p>
          </table:table-cell>
          <table:table-cell office:value-type="float" office:value="0" table:content-validation-name="val4" table:style-name="ce235">
            <text:p>0</text:p>
          </table:table-cell>
          <table:table-cell office:value-type="float" office:value="0" table:content-validation-name="val5" table:style-name="ce236">
            <text:p>0</text:p>
          </table:table-cell>
          <table:table-cell office:value-type="float" office:value="0" table:content-validation-name="val4" table:style-name="ce235">
            <text:p>0</text:p>
          </table:table-cell>
          <table:table-cell office:value-type="float" office:value="0" table:content-validation-name="val5" table:style-name="ce236">
            <text:p>0</text:p>
          </table:table-cell>
          <table:table-cell office:value-type="float" office:value="0" table:content-validation-name="val4" table:style-name="ce235">
            <text:p>0</text:p>
          </table:table-cell>
          <table:table-cell office:value-type="float" office:value="0" table:content-validation-name="val5" table:style-name="ce236">
            <text:p>0</text:p>
          </table:table-cell>
          <table:table-cell office:value-type="float" office:value="0" table:content-validation-name="val4" table:style-name="ce235">
            <text:p>0</text:p>
          </table:table-cell>
          <table:table-cell office:value-type="float" office:value="0" table:content-validation-name="val5" table:style-name="ce236">
            <text:p>0</text:p>
          </table:table-cell>
          <table:table-cell office:value-type="float" office:value="0" table:content-validation-name="val4" table:style-name="ce235">
            <text:p>0</text:p>
          </table:table-cell>
          <table:table-cell office:value-type="float" office:value="35" table:content-validation-name="val5" table:style-name="ce233">
            <text:p>35</text:p>
          </table:table-cell>
          <table:table-cell office:value-type="float" office:value="31.83" table:content-validation-name="val4" table:style-name="ce234">
            <text:p>31.83</text:p>
          </table:table-cell>
          <table:table-cell office:value-type="float" office:value="35" table:formula="of:=SUM([.D16];[.F16];[.H16];[.J16];[.L16];[.N16])" table:content-validation-name="val6" table:style-name="ce53">
            <text:p>35</text:p>
          </table:table-cell>
          <table:table-cell office:value-type="float" office:value="31.83" table:formula="of:=SUM([.E16];[.G16];[.I16];[.K16];[.M16];[.O16])" table:content-validation-name="val6" table:style-name="ce53">
            <text:p>32</text:p>
          </table:table-cell>
          <table:table-cell office:value-type="float" office:value="0" table:content-validation-name="val5" table:style-name="ce245">
            <text:p>0</text:p>
          </table:table-cell>
          <table:table-cell office:value-type="float" office:value="0" table:content-validation-name="val4" table:style-name="ce243">
            <text:p>0</text:p>
          </table:table-cell>
          <table:table-cell office:value-type="float" office:value="0" table:content-validation-name="val5" table:style-name="ce244">
            <text:p>0</text:p>
          </table:table-cell>
          <table:table-cell office:value-type="float" office:value="0" table:content-validation-name="val4" table:style-name="ce246">
            <text:p>0</text:p>
          </table:table-cell>
          <table:table-cell office:value-type="float" office:value="0" table:content-validation-name="val5" table:style-name="ce247">
            <text:p>0</text:p>
          </table:table-cell>
          <table:table-cell office:value-type="float" office:value="0" table:content-validation-name="val4" table:style-name="ce248">
            <text:p>0</text:p>
          </table:table-cell>
          <table:table-cell office:value-type="float" office:value="0" table:content-validation-name="val5" table:style-name="ce249">
            <text:p>0</text:p>
          </table:table-cell>
          <table:table-cell office:value-type="float" office:value="0" table:content-validation-name="val4" table:style-name="ce250">
            <text:p>0</text:p>
          </table:table-cell>
          <table:table-cell office:value-type="float" office:value="0" table:formula="of:=SUM([.R16];[.T16];[.V16];[.X16];)" table:style-name="ce54">
            <text:p>0</text:p>
          </table:table-cell>
          <table:table-cell office:value-type="float" office:value="0" table:formula="of:=SUM([.S16];[.U16];[.W16];[.Y16])" table:style-name="ce54">
            <text:p>0</text:p>
          </table:table-cell>
          <table:table-cell office:value-type="float" office:value="35" table:formula="of:=[.P16]+[.Z16]" table:content-validation-name="val6" table:style-name="ce55">
            <text:p>35</text:p>
          </table:table-cell>
          <table:table-cell office:value-type="float" office:value="31.83" table:formula="of:=[.Q16]+[.AA16]" table:content-validation-name="val6" table:style-name="ce55">
            <text:p>32</text:p>
          </table:table-cell>
          <table:table-cell office:value-type="currency" office:value="149723.19" table:content-validation-name="val9" table:style-name="ce56">
            <text:p>£149,723.19</text:p>
          </table:table-cell>
          <table:table-cell office:value-type="currency" office:value="0" table:content-validation-name="val9" table:style-name="ce57">
            <text:p>£0.00</text:p>
          </table:table-cell>
          <table:table-cell office:value-type="currency" office:value="0" table:content-validation-name="val9" table:style-name="ce57">
            <text:p>£0.00</text:p>
          </table:table-cell>
          <table:table-cell office:value-type="currency" office:value="0" table:content-validation-name="val9" table:style-name="ce57">
            <text:p>£0.00</text:p>
          </table:table-cell>
          <table:table-cell office:value-type="currency" office:value="21438.45" table:content-validation-name="val9" table:style-name="ce57">
            <text:p>£21,438.45</text:p>
          </table:table-cell>
          <table:table-cell office:value-type="currency" office:value="17380.86" table:content-validation-name="val9" table:style-name="ce57">
            <text:p>£17,380.86</text:p>
          </table:table-cell>
          <table:table-cell office:value-type="currency" office:value="188542.5" table:formula="of:=SUM([.AD16:.AI16])" table:style-name="ce58">
            <text:p>£188,542.50</text:p>
          </table:table-cell>
          <table:table-cell office:value-type="currency" office:value="0" table:content-validation-name="val8" table:style-name="ce59">
            <text:p>£0.00</text:p>
          </table:table-cell>
          <table:table-cell office:value-type="currency" office:value="0" table:content-validation-name="val8" table:style-name="ce59">
            <text:p>£0.00</text:p>
          </table:table-cell>
          <table:table-cell office:value-type="currency" office:value="0" table:formula="of:=SUM([.AK16:.AL16])" table:style-name="ce60">
            <text:p>£0.00</text:p>
          </table:table-cell>
          <table:table-cell office:value-type="currency" office:value="188542.5" table:formula="of:=SUM([.AM16];[.AJ16])" table:style-name="ce61">
            <text:p>£188,542.5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42">
          <table:table-cell office:value-type="string" table:content-validation-name="val11" table:style-name="ce64">
            <text:p>Parole Board</text:p>
          </table:table-cell>
          <table:table-cell office:value-type="string" table:content-validation-name="val7" table:style-name="ce241">
            <text:p>Executive Non-Departmental Public Body</text:p>
          </table:table-cell>
          <table:table-cell office:value-type="string" table:content-validation-name="val12" table:style-name="ce242">
            <text:p>Ministry of Justice</text:p>
          </table:table-cell>
          <table:table-cell office:value-type="float" office:value="10" table:content-validation-name="val5" table:style-name="ce239">
            <text:p>10</text:p>
          </table:table-cell>
          <table:table-cell office:value-type="float" office:value="9.6" table:content-validation-name="val4" table:style-name="ce240">
            <text:p>9.6</text:p>
          </table:table-cell>
          <table:table-cell office:value-type="float" office:value="80" table:content-validation-name="val5" table:style-name="ce237">
            <text:p>80</text:p>
          </table:table-cell>
          <table:table-cell office:value-type="float" office:value="78.8" table:content-validation-name="val4" table:style-name="ce238">
            <text:p>78.8</text:p>
          </table:table-cell>
          <table:table-cell office:value-type="float" office:value="29" table:content-validation-name="val5" table:style-name="ce237">
            <text:p>29</text:p>
          </table:table-cell>
          <table:table-cell office:value-type="float" office:value="28" table:content-validation-name="val4" table:style-name="ce238">
            <text:p>28</text:p>
          </table:table-cell>
          <table:table-cell office:value-type="float" office:value="7" table:content-validation-name="val5" table:style-name="ce237">
            <text:p>7</text:p>
          </table:table-cell>
          <table:table-cell office:value-type="float" office:value="6.8" table:content-validation-name="val4" table:style-name="ce238">
            <text:p>6.8</text:p>
          </table:table-cell>
          <table:table-cell office:value-type="float" office:value="1" table:content-validation-name="val5" table:style-name="ce237">
            <text:p>1</text:p>
          </table:table-cell>
          <table:table-cell office:value-type="float" office:value="1" table:content-validation-name="val4" table:style-name="ce238">
            <text:p>1</text:p>
          </table:table-cell>
          <table:table-cell office:value-type="float" office:value="0" table:content-validation-name="val5" table:style-name="ce237">
            <text:p>0</text:p>
          </table:table-cell>
          <table:table-cell office:value-type="float" office:value="0" table:content-validation-name="val4" table:style-name="ce238">
            <text:p>0</text:p>
          </table:table-cell>
          <table:table-cell office:value-type="float" office:value="127" table:formula="of:=SUM([.D17];[.F17];[.H17];[.J17];[.L17];[.N17])" table:content-validation-name="val6" table:style-name="ce53">
            <text:p>127</text:p>
          </table:table-cell>
          <table:table-cell office:value-type="float" office:value="124.19999999999999" table:formula="of:=SUM([.E17];[.G17];[.I17];[.K17];[.M17];[.O17])" table:content-validation-name="val6" table:style-name="ce53">
            <text:p>124</text:p>
          </table:table-cell>
          <table:table-cell office:value-type="float" office:value="8" table:content-validation-name="val5" table:style-name="ce245">
            <text:p>8</text:p>
          </table:table-cell>
          <table:table-cell office:value-type="float" office:value="7.4" table:content-validation-name="val4" table:style-name="ce243">
            <text:p>7.4</text:p>
          </table:table-cell>
          <table:table-cell office:value-type="float" office:value="0" table:content-validation-name="val5" table:style-name="ce244">
            <text:p>0</text:p>
          </table:table-cell>
          <table:table-cell office:value-type="float" office:value="0" table:content-validation-name="val4" table:style-name="ce246">
            <text:p>0</text:p>
          </table:table-cell>
          <table:table-cell office:value-type="float" office:value="0" table:content-validation-name="val5" table:style-name="ce247">
            <text:p>0</text:p>
          </table:table-cell>
          <table:table-cell office:value-type="float" office:value="0" table:content-validation-name="val4" table:style-name="ce248">
            <text:p>0</text:p>
          </table:table-cell>
          <table:table-cell office:value-type="float" office:value="0" table:content-validation-name="val5" table:style-name="ce249">
            <text:p>0</text:p>
          </table:table-cell>
          <table:table-cell office:value-type="float" office:value="0" table:content-validation-name="val4" table:style-name="ce250">
            <text:p>0</text:p>
          </table:table-cell>
          <table:table-cell office:value-type="float" office:value="8" table:formula="of:=SUM([.R17];[.T17];[.V17];[.X17];)" table:style-name="ce54">
            <text:p>8</text:p>
          </table:table-cell>
          <table:table-cell office:value-type="float" office:value="7.4" table:formula="of:=SUM([.S17];[.U17];[.W17];[.Y17])" table:style-name="ce54">
            <text:p>7.4</text:p>
          </table:table-cell>
          <table:table-cell office:value-type="float" office:value="135" table:formula="of:=[.P17]+[.Z17]" table:content-validation-name="val6" table:style-name="ce55">
            <text:p>135</text:p>
          </table:table-cell>
          <table:table-cell office:value-type="float" office:value="131.6" table:formula="of:=[.Q17]+[.AA17]" table:content-validation-name="val6" table:style-name="ce55">
            <text:p>132</text:p>
          </table:table-cell>
          <table:table-cell office:value-type="currency" office:value="287557.26999999996" table:content-validation-name="val9" table:style-name="ce56">
            <text:p>£287,557.27</text:p>
          </table:table-cell>
          <table:table-cell office:value-type="currency" office:value="2647.92" table:content-validation-name="val9" table:style-name="ce57">
            <text:p>£2,647.92</text:p>
          </table:table-cell>
          <table:table-cell office:value-type="currency" office:value="0" table:content-validation-name="val9" table:style-name="ce57">
            <text:p>£0.00</text:p>
          </table:table-cell>
          <table:table-cell office:value-type="currency" office:value="1148.1300000000001" table:content-validation-name="val9" table:style-name="ce57">
            <text:p>£1,148.13</text:p>
          </table:table-cell>
          <table:table-cell office:value-type="currency" office:value="53120.65" table:content-validation-name="val9" table:style-name="ce57">
            <text:p>£53,120.65</text:p>
          </table:table-cell>
          <table:table-cell office:value-type="currency" office:value="29145.65" table:content-validation-name="val9" table:style-name="ce57">
            <text:p>£29,145.65</text:p>
          </table:table-cell>
          <table:table-cell office:value-type="currency" office:value="373619.62" table:formula="of:=SUM([.AD17:.AI17])" table:style-name="ce58">
            <text:p>£373,619.62</text:p>
          </table:table-cell>
          <table:table-cell office:value-type="currency" office:value="19000" table:content-validation-name="val8" table:style-name="ce59">
            <text:p>£19,000.00</text:p>
          </table:table-cell>
          <table:table-cell office:value-type="currency" office:value="0" table:content-validation-name="val8" table:style-name="ce59">
            <text:p>£0.00</text:p>
          </table:table-cell>
          <table:table-cell office:value-type="currency" office:value="19000" table:formula="of:=SUM([.AK17:.AL17])" table:style-name="ce60">
            <text:p>£19,000.00</text:p>
          </table:table-cell>
          <table:table-cell office:value-type="currency" office:value="392619.62" table:formula="of:=SUM([.AM17];[.AJ17])" table:style-name="ce61">
            <text:p>£392,619.62</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42">
          <table:table-cell office:value-type="string" table:content-validation-name="val11" table:style-name="ce64">
            <text:p>Youth Justice Board for England and Wales</text:p>
          </table:table-cell>
          <table:table-cell office:value-type="string" table:content-validation-name="val7" table:style-name="ce241">
            <text:p>Executive Non-Departmental Public Body</text:p>
          </table:table-cell>
          <table:table-cell office:value-type="string" table:content-validation-name="val12" table:style-name="ce242">
            <text:p>Ministry of Justice</text:p>
          </table:table-cell>
          <table:table-cell office:value-type="float" office:value="7" table:content-validation-name="val5" table:style-name="ce237">
            <text:p>7</text:p>
          </table:table-cell>
          <table:table-cell office:value-type="float" office:value="6.7" table:content-validation-name="val4" table:style-name="ce238">
            <text:p>6.7</text:p>
          </table:table-cell>
          <table:table-cell office:value-type="float" office:value="9" table:content-validation-name="val5" table:style-name="ce237">
            <text:p>9</text:p>
          </table:table-cell>
          <table:table-cell office:value-type="float" office:value="8.4" table:content-validation-name="val4" table:style-name="ce238">
            <text:p>8.4</text:p>
          </table:table-cell>
          <table:table-cell office:value-type="float" office:value="43" table:content-validation-name="val5" table:style-name="ce237">
            <text:p>43</text:p>
          </table:table-cell>
          <table:table-cell office:value-type="float" office:value="42.02" table:content-validation-name="val4" table:style-name="ce238">
            <text:p>42.02</text:p>
          </table:table-cell>
          <table:table-cell office:value-type="float" office:value="33" table:content-validation-name="val5" table:style-name="ce237">
            <text:p>33</text:p>
          </table:table-cell>
          <table:table-cell office:value-type="float" office:value="31.1" table:content-validation-name="val4" table:style-name="ce238">
            <text:p>31.1</text:p>
          </table:table-cell>
          <table:table-cell office:value-type="float" office:value="2" table:content-validation-name="val5" table:style-name="ce237">
            <text:p>2</text:p>
          </table:table-cell>
          <table:table-cell office:value-type="float" office:value="2" table:content-validation-name="val4" table:style-name="ce238">
            <text:p>2</text:p>
          </table:table-cell>
          <table:table-cell office:value-type="float" office:value="0" table:content-validation-name="val5" table:style-name="ce237">
            <text:p>0</text:p>
          </table:table-cell>
          <table:table-cell office:value-type="float" office:value="0" table:content-validation-name="val4" table:style-name="ce238">
            <text:p>0</text:p>
          </table:table-cell>
          <table:table-cell office:value-type="float" office:value="94" table:formula="of:=SUM([.D18];[.F18];[.H18];[.J18];[.L18];[.N18])" table:content-validation-name="val6" table:style-name="ce53">
            <text:p>94</text:p>
          </table:table-cell>
          <table:table-cell office:value-type="float" office:value="90.22" table:formula="of:=SUM([.E18];[.G18];[.I18];[.K18];[.M18];[.O18])" table:content-validation-name="val6" table:style-name="ce53">
            <text:p>90</text:p>
          </table:table-cell>
          <table:table-cell office:value-type="float" office:value="0" table:content-validation-name="val5" table:style-name="ce245">
            <text:p>0</text:p>
          </table:table-cell>
          <table:table-cell office:value-type="float" office:value="0" table:content-validation-name="val4" table:style-name="ce243">
            <text:p>0</text:p>
          </table:table-cell>
          <table:table-cell office:value-type="float" office:value="0" table:content-validation-name="val5" table:style-name="ce244">
            <text:p>0</text:p>
          </table:table-cell>
          <table:table-cell office:value-type="float" office:value="0" table:content-validation-name="val4" table:style-name="ce246">
            <text:p>0</text:p>
          </table:table-cell>
          <table:table-cell office:value-type="float" office:value="0" table:content-validation-name="val5" table:style-name="ce247">
            <text:p>0</text:p>
          </table:table-cell>
          <table:table-cell office:value-type="float" office:value="0" table:content-validation-name="val4" table:style-name="ce248">
            <text:p>0</text:p>
          </table:table-cell>
          <table:table-cell office:value-type="float" office:value="0" table:content-validation-name="val5" table:style-name="ce249">
            <text:p>0</text:p>
          </table:table-cell>
          <table:table-cell office:value-type="float" office:value="0" table:content-validation-name="val4" table:style-name="ce250">
            <text:p>0</text:p>
          </table:table-cell>
          <table:table-cell office:value-type="float" office:value="0" table:formula="of:=SUM([.R18];[.T18];[.V18];[.X18];)" table:style-name="ce54">
            <text:p>0</text:p>
          </table:table-cell>
          <table:table-cell office:value-type="float" office:value="0" table:formula="of:=SUM([.S18];[.U18];[.W18];[.Y18])" table:style-name="ce54">
            <text:p>0</text:p>
          </table:table-cell>
          <table:table-cell office:value-type="float" office:value="94" table:formula="of:=[.P18]+[.Z18]" table:content-validation-name="val6" table:style-name="ce55">
            <text:p>94</text:p>
          </table:table-cell>
          <table:table-cell office:value-type="float" office:value="90.22" table:formula="of:=[.Q18]+[.AA18]" table:content-validation-name="val6" table:style-name="ce55">
            <text:p>90</text:p>
          </table:table-cell>
          <table:table-cell office:value-type="currency" office:value="298215.65999999997" table:content-validation-name="val9" table:style-name="ce56">
            <text:p>£298,215.66</text:p>
          </table:table-cell>
          <table:table-cell office:value-type="currency" office:value="1633.56" table:content-validation-name="val9" table:style-name="ce57">
            <text:p>£1,633.56</text:p>
          </table:table-cell>
          <table:table-cell office:value-type="currency" office:value="2950" table:content-validation-name="val9" table:style-name="ce57">
            <text:p>£2,950.00</text:p>
          </table:table-cell>
          <table:table-cell office:value-type="currency" office:value="751.48" table:content-validation-name="val9" table:style-name="ce57">
            <text:p>£751.48</text:p>
          </table:table-cell>
          <table:table-cell office:value-type="currency" office:value="76948.39" table:content-validation-name="val9" table:style-name="ce57">
            <text:p>£76,948.39</text:p>
          </table:table-cell>
          <table:table-cell office:value-type="currency" office:value="43117.52" table:content-validation-name="val9" table:style-name="ce57">
            <text:p>£43,117.52</text:p>
          </table:table-cell>
          <table:table-cell office:value-type="currency" office:value="423616.61" table:formula="of:=SUM([.AD18:.AI18])" table:style-name="ce58">
            <text:p>£423,616.61</text:p>
          </table:table-cell>
          <table:table-cell office:value-type="currency" office:value="1681.08" table:content-validation-name="val8" table:style-name="ce59">
            <text:p>£1,681.08</text:p>
          </table:table-cell>
          <table:table-cell office:value-type="currency" office:value="991.66666666666697" table:content-validation-name="val8" table:style-name="ce59">
            <text:p>£991.67</text:p>
          </table:table-cell>
          <table:table-cell office:value-type="currency" office:value="2672.7466666666669" table:formula="of:=SUM([.AK18:.AL18])" table:style-name="ce60">
            <text:p>£2,672.75</text:p>
          </table:table-cell>
          <table:table-cell office:value-type="currency" office:value="426289.35666666663" table:formula="of:=SUM([.AM18];[.AJ18])" table:style-name="ce61">
            <text:p>£426,289.36</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19];[.F19];[.H19];[.J19];[.L19];[.N19])" table:content-validation-name="val6" table:style-name="ce53">
            <text:p>0</text:p>
          </table:table-cell>
          <table:table-cell office:value-type="float" office:value="0" table:formula="of:=SUM([.E19];[.G19];[.I19];[.K19];[.M19];[.O19])"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19];[.T19];[.V19];[.X19];)" table:style-name="ce54">
            <text:p>0</text:p>
          </table:table-cell>
          <table:table-cell office:value-type="float" office:value="0" table:formula="of:=SUM([.S19];[.U19];[.W19];[.Y19])" table:style-name="ce54">
            <text:p>0</text:p>
          </table:table-cell>
          <table:table-cell office:value-type="float" office:value="0" table:formula="of:=[.P19]+[.Z19]" table:content-validation-name="val6" table:style-name="ce55">
            <text:p>0</text:p>
          </table:table-cell>
          <table:table-cell office:value-type="float" office:value="0" table:formula="of:=[.Q19]+[.AA19]"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19:.AI19])" table:style-name="ce58">
            <text:p>£0.00</text:p>
          </table:table-cell>
          <table:table-cell table:content-validation-name="val8" table:style-name="ce59"/>
          <table:table-cell table:content-validation-name="val8" table:style-name="ce59"/>
          <table:table-cell office:value-type="currency" office:value="0" table:formula="of:=SUM([.AK19:.AL19])" table:style-name="ce60">
            <text:p>£0.00</text:p>
          </table:table-cell>
          <table:table-cell office:value-type="currency" office:value="0" table:formula="of:=SUM([.AM19];[.AJ19])"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20];[.F20];[.H20];[.J20];[.L20];[.N20])" table:content-validation-name="val6" table:style-name="ce53">
            <text:p>0</text:p>
          </table:table-cell>
          <table:table-cell office:value-type="float" office:value="0" table:formula="of:=SUM([.E20];[.G20];[.I20];[.K20];[.M20];[.O20])"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20];[.T20];[.V20];[.X20];)" table:style-name="ce54">
            <text:p>0</text:p>
          </table:table-cell>
          <table:table-cell office:value-type="float" office:value="0" table:formula="of:=SUM([.S20];[.U20];[.W20];[.Y20])" table:style-name="ce54">
            <text:p>0</text:p>
          </table:table-cell>
          <table:table-cell office:value-type="float" office:value="0" table:formula="of:=[.P20]+[.Z20]" table:content-validation-name="val6" table:style-name="ce55">
            <text:p>0</text:p>
          </table:table-cell>
          <table:table-cell office:value-type="float" office:value="0" table:formula="of:=[.Q20]+[.AA20]"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0:.AI20])" table:style-name="ce58">
            <text:p>£0.00</text:p>
          </table:table-cell>
          <table:table-cell table:content-validation-name="val8" table:style-name="ce59"/>
          <table:table-cell table:content-validation-name="val8" table:style-name="ce59"/>
          <table:table-cell office:value-type="currency" office:value="0" table:formula="of:=SUM([.AK20:.AL20])" table:style-name="ce60">
            <text:p>£0.00</text:p>
          </table:table-cell>
          <table:table-cell office:value-type="currency" office:value="0" table:formula="of:=SUM([.AM20];[.AJ20])"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21];[.F21];[.H21];[.J21];[.L21];[.N21])" table:content-validation-name="val6" table:style-name="ce53">
            <text:p>0</text:p>
          </table:table-cell>
          <table:table-cell office:value-type="float" office:value="0" table:formula="of:=SUM([.E21];[.G21];[.I21];[.K21];[.M21];[.O21])"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21];[.T21];[.V21];[.X21];)" table:style-name="ce54">
            <text:p>0</text:p>
          </table:table-cell>
          <table:table-cell office:value-type="float" office:value="0" table:formula="of:=SUM([.S21];[.U21];[.W21];[.Y21])" table:style-name="ce54">
            <text:p>0</text:p>
          </table:table-cell>
          <table:table-cell office:value-type="float" office:value="0" table:formula="of:=[.P21]+[.Z21]" table:content-validation-name="val6" table:style-name="ce55">
            <text:p>0</text:p>
          </table:table-cell>
          <table:table-cell office:value-type="float" office:value="0" table:formula="of:=[.Q21]+[.AA21]"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1:.AI21])" table:style-name="ce58">
            <text:p>£0.00</text:p>
          </table:table-cell>
          <table:table-cell table:content-validation-name="val8" table:style-name="ce59"/>
          <table:table-cell table:content-validation-name="val8" table:style-name="ce59"/>
          <table:table-cell office:value-type="currency" office:value="0" table:formula="of:=SUM([.AK21:.AL21])" table:style-name="ce60">
            <text:p>£0.00</text:p>
          </table:table-cell>
          <table:table-cell office:value-type="currency" office:value="0" table:formula="of:=SUM([.AM21];[.AJ21])"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22];[.F22];[.H22];[.J22];[.L22];[.N22])" table:content-validation-name="val6" table:style-name="ce53">
            <text:p>0</text:p>
          </table:table-cell>
          <table:table-cell office:value-type="float" office:value="0" table:formula="of:=SUM([.E22];[.G22];[.I22];[.K22];[.M22];[.O22])"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22];[.T22];[.V22];[.X22];)" table:style-name="ce54">
            <text:p>0</text:p>
          </table:table-cell>
          <table:table-cell office:value-type="float" office:value="0" table:formula="of:=SUM([.S22];[.U22];[.W22];[.Y22])" table:style-name="ce54">
            <text:p>0</text:p>
          </table:table-cell>
          <table:table-cell office:value-type="float" office:value="0" table:formula="of:=[.P22]+[.Z22]" table:content-validation-name="val6" table:style-name="ce55">
            <text:p>0</text:p>
          </table:table-cell>
          <table:table-cell office:value-type="float" office:value="0" table:formula="of:=[.Q22]+[.AA22]"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2:.AI22])" table:style-name="ce58">
            <text:p>£0.00</text:p>
          </table:table-cell>
          <table:table-cell table:content-validation-name="val8" table:style-name="ce59"/>
          <table:table-cell table:content-validation-name="val8" table:style-name="ce59"/>
          <table:table-cell office:value-type="currency" office:value="0" table:formula="of:=SUM([.AK22:.AL22])" table:style-name="ce60">
            <text:p>£0.00</text:p>
          </table:table-cell>
          <table:table-cell office:value-type="currency" office:value="0" table:formula="of:=SUM([.AM22];[.AJ22])"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23];[.F23];[.H23];[.J23];[.L23];[.N23])" table:content-validation-name="val6" table:style-name="ce53">
            <text:p>0</text:p>
          </table:table-cell>
          <table:table-cell office:value-type="float" office:value="0" table:formula="of:=SUM([.E23];[.G23];[.I23];[.K23];[.M23];[.O23])"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23];[.T23];[.V23];[.X23];)" table:style-name="ce54">
            <text:p>0</text:p>
          </table:table-cell>
          <table:table-cell office:value-type="float" office:value="0" table:formula="of:=SUM([.S23];[.U23];[.W23];[.Y23])" table:style-name="ce54">
            <text:p>0</text:p>
          </table:table-cell>
          <table:table-cell office:value-type="float" office:value="0" table:formula="of:=[.P23]+[.Z23]" table:content-validation-name="val6" table:style-name="ce55">
            <text:p>0</text:p>
          </table:table-cell>
          <table:table-cell office:value-type="float" office:value="0" table:formula="of:=[.Q23]+[.AA23]"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3:.AI23])" table:style-name="ce58">
            <text:p>£0.00</text:p>
          </table:table-cell>
          <table:table-cell table:content-validation-name="val8" table:style-name="ce59"/>
          <table:table-cell table:content-validation-name="val8" table:style-name="ce59"/>
          <table:table-cell office:value-type="currency" office:value="0" table:formula="of:=SUM([.AK23:.AL23])" table:style-name="ce60">
            <text:p>£0.00</text:p>
          </table:table-cell>
          <table:table-cell office:value-type="currency" office:value="0" table:formula="of:=SUM([.AM23];[.AJ23])"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24];[.F24];[.H24];[.J24];[.L24];[.N24])" table:content-validation-name="val6" table:style-name="ce53">
            <text:p>0</text:p>
          </table:table-cell>
          <table:table-cell office:value-type="float" office:value="0" table:formula="of:=SUM([.E24];[.G24];[.I24];[.K24];[.M24];[.O24])"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24];[.T24];[.V24];[.X24];)" table:style-name="ce54">
            <text:p>0</text:p>
          </table:table-cell>
          <table:table-cell office:value-type="float" office:value="0" table:formula="of:=SUM([.S24];[.U24];[.W24];[.Y24])" table:style-name="ce54">
            <text:p>0</text:p>
          </table:table-cell>
          <table:table-cell office:value-type="float" office:value="0" table:formula="of:=[.P24]+[.Z24]" table:content-validation-name="val6" table:style-name="ce55">
            <text:p>0</text:p>
          </table:table-cell>
          <table:table-cell office:value-type="float" office:value="0" table:formula="of:=[.Q24]+[.AA24]"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4:.AI24])" table:style-name="ce58">
            <text:p>£0.00</text:p>
          </table:table-cell>
          <table:table-cell table:content-validation-name="val8" table:style-name="ce59"/>
          <table:table-cell table:content-validation-name="val8" table:style-name="ce59"/>
          <table:table-cell office:value-type="currency" office:value="0" table:formula="of:=SUM([.AK24:.AL24])" table:style-name="ce60">
            <text:p>£0.00</text:p>
          </table:table-cell>
          <table:table-cell office:value-type="currency" office:value="0" table:formula="of:=SUM([.AM24];[.AJ24])"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25];[.F25];[.H25];[.J25];[.L25];[.N25])" table:content-validation-name="val6" table:style-name="ce53">
            <text:p>0</text:p>
          </table:table-cell>
          <table:table-cell office:value-type="float" office:value="0" table:formula="of:=SUM([.E25];[.G25];[.I25];[.K25];[.M25];[.O25])"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25];[.T25];[.V25];[.X25];)" table:style-name="ce54">
            <text:p>0</text:p>
          </table:table-cell>
          <table:table-cell office:value-type="float" office:value="0" table:formula="of:=SUM([.S25];[.U25];[.W25];[.Y25])" table:style-name="ce54">
            <text:p>0</text:p>
          </table:table-cell>
          <table:table-cell office:value-type="float" office:value="0" table:formula="of:=[.P25]+[.Z25]" table:content-validation-name="val6" table:style-name="ce55">
            <text:p>0</text:p>
          </table:table-cell>
          <table:table-cell office:value-type="float" office:value="0" table:formula="of:=[.Q25]+[.AA25]"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5:.AI25])" table:style-name="ce58">
            <text:p>£0.00</text:p>
          </table:table-cell>
          <table:table-cell table:content-validation-name="val8" table:style-name="ce59"/>
          <table:table-cell table:content-validation-name="val8" table:style-name="ce59"/>
          <table:table-cell office:value-type="currency" office:value="0" table:formula="of:=SUM([.AK25:.AL25])" table:style-name="ce60">
            <text:p>£0.00</text:p>
          </table:table-cell>
          <table:table-cell office:value-type="currency" office:value="0" table:formula="of:=SUM([.AM25];[.AJ25])"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26];[.F26];[.H26];[.J26];[.L26];[.N26])" table:content-validation-name="val6" table:style-name="ce53">
            <text:p>0</text:p>
          </table:table-cell>
          <table:table-cell office:value-type="float" office:value="0" table:formula="of:=SUM([.E26];[.G26];[.I26];[.K26];[.M26];[.O26])"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26];[.T26];[.V26];[.X26];)" table:style-name="ce54">
            <text:p>0</text:p>
          </table:table-cell>
          <table:table-cell office:value-type="float" office:value="0" table:formula="of:=SUM([.S26];[.U26];[.W26];[.Y26])" table:style-name="ce54">
            <text:p>0</text:p>
          </table:table-cell>
          <table:table-cell office:value-type="float" office:value="0" table:formula="of:=[.P26]+[.Z26]" table:content-validation-name="val6" table:style-name="ce55">
            <text:p>0</text:p>
          </table:table-cell>
          <table:table-cell office:value-type="float" office:value="0" table:formula="of:=[.Q26]+[.AA26]"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6:.AI26])" table:style-name="ce58">
            <text:p>£0.00</text:p>
          </table:table-cell>
          <table:table-cell table:content-validation-name="val8" table:style-name="ce59"/>
          <table:table-cell table:content-validation-name="val8" table:style-name="ce59"/>
          <table:table-cell office:value-type="currency" office:value="0" table:formula="of:=SUM([.AK26:.AL26])" table:style-name="ce60">
            <text:p>£0.00</text:p>
          </table:table-cell>
          <table:table-cell office:value-type="currency" office:value="0" table:formula="of:=SUM([.AM26];[.AJ26])"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27];[.F27];[.H27];[.J27];[.L27];[.N27])" table:content-validation-name="val6" table:style-name="ce53">
            <text:p>0</text:p>
          </table:table-cell>
          <table:table-cell office:value-type="float" office:value="0" table:formula="of:=SUM([.E27];[.G27];[.I27];[.K27];[.M27];[.O27])"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27];[.T27];[.V27];[.X27];)" table:style-name="ce54">
            <text:p>0</text:p>
          </table:table-cell>
          <table:table-cell office:value-type="float" office:value="0" table:formula="of:=SUM([.S27];[.U27];[.W27];[.Y27])" table:style-name="ce54">
            <text:p>0</text:p>
          </table:table-cell>
          <table:table-cell office:value-type="float" office:value="0" table:formula="of:=[.P27]+[.Z27]" table:content-validation-name="val6" table:style-name="ce55">
            <text:p>0</text:p>
          </table:table-cell>
          <table:table-cell office:value-type="float" office:value="0" table:formula="of:=[.Q27]+[.AA27]"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7:.AI27])" table:style-name="ce58">
            <text:p>£0.00</text:p>
          </table:table-cell>
          <table:table-cell table:content-validation-name="val8" table:style-name="ce59"/>
          <table:table-cell table:content-validation-name="val8" table:style-name="ce59"/>
          <table:table-cell office:value-type="currency" office:value="0" table:formula="of:=SUM([.AK27:.AL27])" table:style-name="ce60">
            <text:p>£0.00</text:p>
          </table:table-cell>
          <table:table-cell office:value-type="currency" office:value="0" table:formula="of:=SUM([.AM27];[.AJ27])"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28];[.F28];[.H28];[.J28];[.L28];[.N28])" table:content-validation-name="val6" table:style-name="ce53">
            <text:p>0</text:p>
          </table:table-cell>
          <table:table-cell office:value-type="float" office:value="0" table:formula="of:=SUM([.E28];[.G28];[.I28];[.K28];[.M28];[.O28])"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28];[.T28];[.V28];[.X28];)" table:style-name="ce54">
            <text:p>0</text:p>
          </table:table-cell>
          <table:table-cell office:value-type="float" office:value="0" table:formula="of:=SUM([.S28];[.U28];[.W28];[.Y28])" table:style-name="ce54">
            <text:p>0</text:p>
          </table:table-cell>
          <table:table-cell office:value-type="float" office:value="0" table:formula="of:=[.P28]+[.Z28]" table:content-validation-name="val6" table:style-name="ce55">
            <text:p>0</text:p>
          </table:table-cell>
          <table:table-cell office:value-type="float" office:value="0" table:formula="of:=[.Q28]+[.AA28]"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8:.AI28])" table:style-name="ce58">
            <text:p>£0.00</text:p>
          </table:table-cell>
          <table:table-cell table:content-validation-name="val8" table:style-name="ce59"/>
          <table:table-cell table:content-validation-name="val8" table:style-name="ce59"/>
          <table:table-cell office:value-type="currency" office:value="0" table:formula="of:=SUM([.AK28:.AL28])" table:style-name="ce60">
            <text:p>£0.00</text:p>
          </table:table-cell>
          <table:table-cell office:value-type="currency" office:value="0" table:formula="of:=SUM([.AM28];[.AJ28])"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29];[.F29];[.H29];[.J29];[.L29];[.N29])" table:content-validation-name="val6" table:style-name="ce53">
            <text:p>0</text:p>
          </table:table-cell>
          <table:table-cell office:value-type="float" office:value="0" table:formula="of:=SUM([.E29];[.G29];[.I29];[.K29];[.M29];[.O29])"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29];[.T29];[.V29];[.X29];)" table:style-name="ce54">
            <text:p>0</text:p>
          </table:table-cell>
          <table:table-cell office:value-type="float" office:value="0" table:formula="of:=SUM([.S29];[.U29];[.W29];[.Y29])" table:style-name="ce54">
            <text:p>0</text:p>
          </table:table-cell>
          <table:table-cell office:value-type="float" office:value="0" table:formula="of:=[.P29]+[.Z29]" table:content-validation-name="val6" table:style-name="ce55">
            <text:p>0</text:p>
          </table:table-cell>
          <table:table-cell office:value-type="float" office:value="0" table:formula="of:=[.Q29]+[.AA29]"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9:.AI29])" table:style-name="ce58">
            <text:p>£0.00</text:p>
          </table:table-cell>
          <table:table-cell table:content-validation-name="val8" table:style-name="ce59"/>
          <table:table-cell table:content-validation-name="val8" table:style-name="ce59"/>
          <table:table-cell office:value-type="currency" office:value="0" table:formula="of:=SUM([.AK29:.AL29])" table:style-name="ce60">
            <text:p>£0.00</text:p>
          </table:table-cell>
          <table:table-cell office:value-type="currency" office:value="0" table:formula="of:=SUM([.AM29];[.AJ29])"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30];[.F30];[.H30];[.J30];[.L30];[.N30])" table:content-validation-name="val6" table:style-name="ce53">
            <text:p>0</text:p>
          </table:table-cell>
          <table:table-cell office:value-type="float" office:value="0" table:formula="of:=SUM([.E30];[.G30];[.I30];[.K30];[.M30];[.O30])"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30];[.T30];[.V30];[.X30];)" table:style-name="ce54">
            <text:p>0</text:p>
          </table:table-cell>
          <table:table-cell office:value-type="float" office:value="0" table:formula="of:=SUM([.S30];[.U30];[.W30];[.Y30])" table:style-name="ce54">
            <text:p>0</text:p>
          </table:table-cell>
          <table:table-cell office:value-type="float" office:value="0" table:formula="of:=[.P30]+[.Z30]" table:content-validation-name="val6" table:style-name="ce55">
            <text:p>0</text:p>
          </table:table-cell>
          <table:table-cell office:value-type="float" office:value="0" table:formula="of:=[.Q30]+[.AA30]"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0:.AI30])" table:style-name="ce58">
            <text:p>£0.00</text:p>
          </table:table-cell>
          <table:table-cell table:content-validation-name="val8" table:style-name="ce59"/>
          <table:table-cell table:content-validation-name="val8" table:style-name="ce59"/>
          <table:table-cell office:value-type="currency" office:value="0" table:formula="of:=SUM([.AK30:.AL30])" table:style-name="ce60">
            <text:p>£0.00</text:p>
          </table:table-cell>
          <table:table-cell office:value-type="currency" office:value="0" table:formula="of:=SUM([.AM30];[.AJ30])"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31];[.F31];[.H31];[.J31];[.L31];[.N31])" table:content-validation-name="val6" table:style-name="ce53">
            <text:p>0</text:p>
          </table:table-cell>
          <table:table-cell office:value-type="float" office:value="0" table:formula="of:=SUM([.E31];[.G31];[.I31];[.K31];[.M31];[.O31])"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31];[.T31];[.V31];[.X31];)" table:style-name="ce54">
            <text:p>0</text:p>
          </table:table-cell>
          <table:table-cell office:value-type="float" office:value="0" table:formula="of:=SUM([.S31];[.U31];[.W31];[.Y31])" table:style-name="ce54">
            <text:p>0</text:p>
          </table:table-cell>
          <table:table-cell office:value-type="float" office:value="0" table:formula="of:=[.P31]+[.Z31]" table:content-validation-name="val6" table:style-name="ce55">
            <text:p>0</text:p>
          </table:table-cell>
          <table:table-cell office:value-type="float" office:value="0" table:formula="of:=[.Q31]+[.AA31]"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1:.AI31])" table:style-name="ce58">
            <text:p>£0.00</text:p>
          </table:table-cell>
          <table:table-cell table:content-validation-name="val8" table:style-name="ce59"/>
          <table:table-cell table:content-validation-name="val8" table:style-name="ce59"/>
          <table:table-cell office:value-type="currency" office:value="0" table:formula="of:=SUM([.AK31:.AL31])" table:style-name="ce60">
            <text:p>£0.00</text:p>
          </table:table-cell>
          <table:table-cell office:value-type="currency" office:value="0" table:formula="of:=SUM([.AM31];[.AJ31])"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32];[.F32];[.H32];[.J32];[.L32];[.N32])" table:content-validation-name="val6" table:style-name="ce53">
            <text:p>0</text:p>
          </table:table-cell>
          <table:table-cell office:value-type="float" office:value="0" table:formula="of:=SUM([.E32];[.G32];[.I32];[.K32];[.M32];[.O32])"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32];[.T32];[.V32];[.X32];)" table:style-name="ce54">
            <text:p>0</text:p>
          </table:table-cell>
          <table:table-cell office:value-type="float" office:value="0" table:formula="of:=SUM([.S32];[.U32];[.W32];[.Y32])" table:style-name="ce54">
            <text:p>0</text:p>
          </table:table-cell>
          <table:table-cell office:value-type="float" office:value="0" table:formula="of:=[.P32]+[.Z32]" table:content-validation-name="val6" table:style-name="ce55">
            <text:p>0</text:p>
          </table:table-cell>
          <table:table-cell office:value-type="float" office:value="0" table:formula="of:=[.Q32]+[.AA32]"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2:.AI32])" table:style-name="ce58">
            <text:p>£0.00</text:p>
          </table:table-cell>
          <table:table-cell table:content-validation-name="val8" table:style-name="ce59"/>
          <table:table-cell table:content-validation-name="val8" table:style-name="ce59"/>
          <table:table-cell office:value-type="currency" office:value="0" table:formula="of:=SUM([.AK32:.AL32])" table:style-name="ce60">
            <text:p>£0.00</text:p>
          </table:table-cell>
          <table:table-cell office:value-type="currency" office:value="0" table:formula="of:=SUM([.AM32];[.AJ32])"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33];[.F33];[.H33];[.J33];[.L33];[.N33])" table:content-validation-name="val6" table:style-name="ce53">
            <text:p>0</text:p>
          </table:table-cell>
          <table:table-cell office:value-type="float" office:value="0" table:formula="of:=SUM([.E33];[.G33];[.I33];[.K33];[.M33];[.O33])"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33];[.T33];[.V33];[.X33];)" table:style-name="ce54">
            <text:p>0</text:p>
          </table:table-cell>
          <table:table-cell office:value-type="float" office:value="0" table:formula="of:=SUM([.S33];[.U33];[.W33];[.Y33])" table:style-name="ce54">
            <text:p>0</text:p>
          </table:table-cell>
          <table:table-cell office:value-type="float" office:value="0" table:formula="of:=[.P33]+[.Z33]" table:content-validation-name="val6" table:style-name="ce55">
            <text:p>0</text:p>
          </table:table-cell>
          <table:table-cell office:value-type="float" office:value="0" table:formula="of:=[.Q33]+[.AA33]"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3:.AI33])" table:style-name="ce58">
            <text:p>£0.00</text:p>
          </table:table-cell>
          <table:table-cell table:content-validation-name="val8" table:style-name="ce59"/>
          <table:table-cell table:content-validation-name="val8" table:style-name="ce59"/>
          <table:table-cell office:value-type="currency" office:value="0" table:formula="of:=SUM([.AK33:.AL33])" table:style-name="ce60">
            <text:p>£0.00</text:p>
          </table:table-cell>
          <table:table-cell office:value-type="currency" office:value="0" table:formula="of:=SUM([.AM33];[.AJ33])"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34];[.F34];[.H34];[.J34];[.L34];[.N34])" table:content-validation-name="val6" table:style-name="ce53">
            <text:p>0</text:p>
          </table:table-cell>
          <table:table-cell office:value-type="float" office:value="0" table:formula="of:=SUM([.E34];[.G34];[.I34];[.K34];[.M34];[.O34])"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34];[.T34];[.V34];[.X34];)" table:style-name="ce54">
            <text:p>0</text:p>
          </table:table-cell>
          <table:table-cell office:value-type="float" office:value="0" table:formula="of:=SUM([.S34];[.U34];[.W34];[.Y34])" table:style-name="ce54">
            <text:p>0</text:p>
          </table:table-cell>
          <table:table-cell office:value-type="float" office:value="0" table:formula="of:=[.P34]+[.Z34]" table:content-validation-name="val6" table:style-name="ce55">
            <text:p>0</text:p>
          </table:table-cell>
          <table:table-cell office:value-type="float" office:value="0" table:formula="of:=[.Q34]+[.AA34]"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4:.AI34])" table:style-name="ce58">
            <text:p>£0.00</text:p>
          </table:table-cell>
          <table:table-cell table:content-validation-name="val8" table:style-name="ce59"/>
          <table:table-cell table:content-validation-name="val8" table:style-name="ce59"/>
          <table:table-cell office:value-type="currency" office:value="0" table:formula="of:=SUM([.AK34:.AL34])" table:style-name="ce60">
            <text:p>£0.00</text:p>
          </table:table-cell>
          <table:table-cell office:value-type="currency" office:value="0" table:formula="of:=SUM([.AM34];[.AJ34])"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35];[.F35];[.H35];[.J35];[.L35];[.N35])" table:content-validation-name="val6" table:style-name="ce53">
            <text:p>0</text:p>
          </table:table-cell>
          <table:table-cell office:value-type="float" office:value="0" table:formula="of:=SUM([.E35];[.G35];[.I35];[.K35];[.M35];[.O35])"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35];[.T35];[.V35];[.X35];)" table:style-name="ce54">
            <text:p>0</text:p>
          </table:table-cell>
          <table:table-cell office:value-type="float" office:value="0" table:formula="of:=SUM([.S35];[.U35];[.W35];[.Y35])" table:style-name="ce54">
            <text:p>0</text:p>
          </table:table-cell>
          <table:table-cell office:value-type="float" office:value="0" table:formula="of:=[.P35]+[.Z35]" table:content-validation-name="val6" table:style-name="ce55">
            <text:p>0</text:p>
          </table:table-cell>
          <table:table-cell office:value-type="float" office:value="0" table:formula="of:=[.Q35]+[.AA35]"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5:.AI35])" table:style-name="ce58">
            <text:p>£0.00</text:p>
          </table:table-cell>
          <table:table-cell table:content-validation-name="val8" table:style-name="ce59"/>
          <table:table-cell table:content-validation-name="val8" table:style-name="ce59"/>
          <table:table-cell office:value-type="currency" office:value="0" table:formula="of:=SUM([.AK35:.AL35])" table:style-name="ce60">
            <text:p>£0.00</text:p>
          </table:table-cell>
          <table:table-cell office:value-type="currency" office:value="0" table:formula="of:=SUM([.AM35];[.AJ35])"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36];[.F36];[.H36];[.J36];[.L36];[.N36])" table:content-validation-name="val6" table:style-name="ce53">
            <text:p>0</text:p>
          </table:table-cell>
          <table:table-cell office:value-type="float" office:value="0" table:formula="of:=SUM([.E36];[.G36];[.I36];[.K36];[.M36];[.O36])"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36];[.T36];[.V36];[.X36];)" table:style-name="ce54">
            <text:p>0</text:p>
          </table:table-cell>
          <table:table-cell office:value-type="float" office:value="0" table:formula="of:=SUM([.S36];[.U36];[.W36];[.Y36])" table:style-name="ce54">
            <text:p>0</text:p>
          </table:table-cell>
          <table:table-cell office:value-type="float" office:value="0" table:formula="of:=[.P36]+[.Z36]" table:content-validation-name="val6" table:style-name="ce55">
            <text:p>0</text:p>
          </table:table-cell>
          <table:table-cell office:value-type="float" office:value="0" table:formula="of:=[.Q36]+[.AA36]"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6:.AI36])" table:style-name="ce58">
            <text:p>£0.00</text:p>
          </table:table-cell>
          <table:table-cell table:content-validation-name="val8" table:style-name="ce59"/>
          <table:table-cell table:content-validation-name="val8" table:style-name="ce59"/>
          <table:table-cell office:value-type="currency" office:value="0" table:formula="of:=SUM([.AK36:.AL36])" table:style-name="ce60">
            <text:p>£0.00</text:p>
          </table:table-cell>
          <table:table-cell office:value-type="currency" office:value="0" table:formula="of:=SUM([.AM36];[.AJ36])"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37];[.F37];[.H37];[.J37];[.L37];[.N37])" table:content-validation-name="val6" table:style-name="ce53">
            <text:p>0</text:p>
          </table:table-cell>
          <table:table-cell office:value-type="float" office:value="0" table:formula="of:=SUM([.E37];[.G37];[.I37];[.K37];[.M37];[.O37])"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37];[.T37];[.V37];[.X37];)" table:style-name="ce54">
            <text:p>0</text:p>
          </table:table-cell>
          <table:table-cell office:value-type="float" office:value="0" table:formula="of:=SUM([.S37];[.U37];[.W37];[.Y37])" table:style-name="ce54">
            <text:p>0</text:p>
          </table:table-cell>
          <table:table-cell office:value-type="float" office:value="0" table:formula="of:=[.P37]+[.Z37]" table:content-validation-name="val6" table:style-name="ce55">
            <text:p>0</text:p>
          </table:table-cell>
          <table:table-cell office:value-type="float" office:value="0" table:formula="of:=[.Q37]+[.AA37]"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7:.AI37])" table:style-name="ce58">
            <text:p>£0.00</text:p>
          </table:table-cell>
          <table:table-cell table:content-validation-name="val8" table:style-name="ce59"/>
          <table:table-cell table:content-validation-name="val8" table:style-name="ce59"/>
          <table:table-cell office:value-type="currency" office:value="0" table:formula="of:=SUM([.AK37:.AL37])" table:style-name="ce60">
            <text:p>£0.00</text:p>
          </table:table-cell>
          <table:table-cell office:value-type="currency" office:value="0" table:formula="of:=SUM([.AM37];[.AJ37])"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38];[.F38];[.H38];[.J38];[.L38];[.N38])" table:content-validation-name="val6" table:style-name="ce53">
            <text:p>0</text:p>
          </table:table-cell>
          <table:table-cell office:value-type="float" office:value="0" table:formula="of:=SUM([.E38];[.G38];[.I38];[.K38];[.M38];[.O38])"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38];[.T38];[.V38];[.X38];)" table:style-name="ce54">
            <text:p>0</text:p>
          </table:table-cell>
          <table:table-cell office:value-type="float" office:value="0" table:formula="of:=SUM([.S38];[.U38];[.W38];[.Y38])" table:style-name="ce54">
            <text:p>0</text:p>
          </table:table-cell>
          <table:table-cell office:value-type="float" office:value="0" table:formula="of:=[.P38]+[.Z38]" table:content-validation-name="val6" table:style-name="ce55">
            <text:p>0</text:p>
          </table:table-cell>
          <table:table-cell office:value-type="float" office:value="0" table:formula="of:=[.Q38]+[.AA38]"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8:.AI38])" table:style-name="ce58">
            <text:p>£0.00</text:p>
          </table:table-cell>
          <table:table-cell table:content-validation-name="val8" table:style-name="ce59"/>
          <table:table-cell table:content-validation-name="val8" table:style-name="ce59"/>
          <table:table-cell office:value-type="currency" office:value="0" table:formula="of:=SUM([.AK38:.AL38])" table:style-name="ce60">
            <text:p>£0.00</text:p>
          </table:table-cell>
          <table:table-cell office:value-type="currency" office:value="0" table:formula="of:=SUM([.AM38];[.AJ38])"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39];[.F39];[.H39];[.J39];[.L39];[.N39])" table:content-validation-name="val6" table:style-name="ce53">
            <text:p>0</text:p>
          </table:table-cell>
          <table:table-cell office:value-type="float" office:value="0" table:formula="of:=SUM([.E39];[.G39];[.I39];[.K39];[.M39];[.O39])"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39];[.T39];[.V39];[.X39];)" table:style-name="ce54">
            <text:p>0</text:p>
          </table:table-cell>
          <table:table-cell office:value-type="float" office:value="0" table:formula="of:=SUM([.S39];[.U39];[.W39];[.Y39])" table:style-name="ce54">
            <text:p>0</text:p>
          </table:table-cell>
          <table:table-cell office:value-type="float" office:value="0" table:formula="of:=[.P39]+[.Z39]" table:content-validation-name="val6" table:style-name="ce55">
            <text:p>0</text:p>
          </table:table-cell>
          <table:table-cell office:value-type="float" office:value="0" table:formula="of:=[.Q39]+[.AA39]"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9:.AI39])" table:style-name="ce58">
            <text:p>£0.00</text:p>
          </table:table-cell>
          <table:table-cell table:content-validation-name="val8" table:style-name="ce59"/>
          <table:table-cell table:content-validation-name="val8" table:style-name="ce59"/>
          <table:table-cell office:value-type="currency" office:value="0" table:formula="of:=SUM([.AK39:.AL39])" table:style-name="ce60">
            <text:p>£0.00</text:p>
          </table:table-cell>
          <table:table-cell office:value-type="currency" office:value="0" table:formula="of:=SUM([.AM39];[.AJ39])"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40];[.F40];[.H40];[.J40];[.L40];[.N40])" table:content-validation-name="val6" table:style-name="ce53">
            <text:p>0</text:p>
          </table:table-cell>
          <table:table-cell office:value-type="float" office:value="0" table:formula="of:=SUM([.E40];[.G40];[.I40];[.K40];[.M40];[.O40])"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40];[.T40];[.V40];[.X40];)" table:style-name="ce54">
            <text:p>0</text:p>
          </table:table-cell>
          <table:table-cell office:value-type="float" office:value="0" table:formula="of:=SUM([.S40];[.U40];[.W40];[.Y40])" table:style-name="ce54">
            <text:p>0</text:p>
          </table:table-cell>
          <table:table-cell office:value-type="float" office:value="0" table:formula="of:=[.P40]+[.Z40]" table:content-validation-name="val6" table:style-name="ce55">
            <text:p>0</text:p>
          </table:table-cell>
          <table:table-cell office:value-type="float" office:value="0" table:formula="of:=[.Q40]+[.AA40]"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0:.AI40])" table:style-name="ce58">
            <text:p>£0.00</text:p>
          </table:table-cell>
          <table:table-cell table:content-validation-name="val8" table:style-name="ce59"/>
          <table:table-cell table:content-validation-name="val8" table:style-name="ce59"/>
          <table:table-cell office:value-type="currency" office:value="0" table:formula="of:=SUM([.AK40:.AL40])" table:style-name="ce60">
            <text:p>£0.00</text:p>
          </table:table-cell>
          <table:table-cell office:value-type="currency" office:value="0" table:formula="of:=SUM([.AM40];[.AJ40])"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41];[.F41];[.H41];[.J41];[.L41];[.N41])" table:content-validation-name="val6" table:style-name="ce53">
            <text:p>0</text:p>
          </table:table-cell>
          <table:table-cell office:value-type="float" office:value="0" table:formula="of:=SUM([.E41];[.G41];[.I41];[.K41];[.M41];[.O41])"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41];[.T41];[.V41];[.X41];)" table:style-name="ce54">
            <text:p>0</text:p>
          </table:table-cell>
          <table:table-cell office:value-type="float" office:value="0" table:formula="of:=SUM([.S41];[.U41];[.W41];[.Y41])" table:style-name="ce54">
            <text:p>0</text:p>
          </table:table-cell>
          <table:table-cell office:value-type="float" office:value="0" table:formula="of:=[.P41]+[.Z41]" table:content-validation-name="val6" table:style-name="ce55">
            <text:p>0</text:p>
          </table:table-cell>
          <table:table-cell office:value-type="float" office:value="0" table:formula="of:=[.Q41]+[.AA41]"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1:.AI41])" table:style-name="ce58">
            <text:p>£0.00</text:p>
          </table:table-cell>
          <table:table-cell table:content-validation-name="val8" table:style-name="ce59"/>
          <table:table-cell table:content-validation-name="val8" table:style-name="ce59"/>
          <table:table-cell office:value-type="currency" office:value="0" table:formula="of:=SUM([.AK41:.AL41])" table:style-name="ce60">
            <text:p>£0.00</text:p>
          </table:table-cell>
          <table:table-cell office:value-type="currency" office:value="0" table:formula="of:=SUM([.AM41];[.AJ41])"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42];[.F42];[.H42];[.J42];[.L42];[.N42])" table:content-validation-name="val6" table:style-name="ce53">
            <text:p>0</text:p>
          </table:table-cell>
          <table:table-cell office:value-type="float" office:value="0" table:formula="of:=SUM([.E42];[.G42];[.I42];[.K42];[.M42];[.O42])"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42];[.T42];[.V42];[.X42];)" table:style-name="ce54">
            <text:p>0</text:p>
          </table:table-cell>
          <table:table-cell office:value-type="float" office:value="0" table:formula="of:=SUM([.S42];[.U42];[.W42];[.Y42])" table:style-name="ce54">
            <text:p>0</text:p>
          </table:table-cell>
          <table:table-cell office:value-type="float" office:value="0" table:formula="of:=[.P42]+[.Z42]" table:content-validation-name="val6" table:style-name="ce55">
            <text:p>0</text:p>
          </table:table-cell>
          <table:table-cell office:value-type="float" office:value="0" table:formula="of:=[.Q42]+[.AA42]"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2:.AI42])" table:style-name="ce58">
            <text:p>£0.00</text:p>
          </table:table-cell>
          <table:table-cell table:content-validation-name="val8" table:style-name="ce59"/>
          <table:table-cell table:content-validation-name="val8" table:style-name="ce59"/>
          <table:table-cell office:value-type="currency" office:value="0" table:formula="of:=SUM([.AK42:.AL42])" table:style-name="ce60">
            <text:p>£0.00</text:p>
          </table:table-cell>
          <table:table-cell office:value-type="currency" office:value="0" table:formula="of:=SUM([.AM42];[.AJ42])"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43];[.F43];[.H43];[.J43];[.L43];[.N43])" table:content-validation-name="val6" table:style-name="ce53">
            <text:p>0</text:p>
          </table:table-cell>
          <table:table-cell office:value-type="float" office:value="0" table:formula="of:=SUM([.E43];[.G43];[.I43];[.K43];[.M43];[.O43])"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43];[.T43];[.V43];[.X43];)" table:style-name="ce54">
            <text:p>0</text:p>
          </table:table-cell>
          <table:table-cell office:value-type="float" office:value="0" table:formula="of:=SUM([.S43];[.U43];[.W43];[.Y43])" table:style-name="ce54">
            <text:p>0</text:p>
          </table:table-cell>
          <table:table-cell office:value-type="float" office:value="0" table:formula="of:=[.P43]+[.Z43]" table:content-validation-name="val6" table:style-name="ce55">
            <text:p>0</text:p>
          </table:table-cell>
          <table:table-cell office:value-type="float" office:value="0" table:formula="of:=[.Q43]+[.AA43]"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3:.AI43])" table:style-name="ce58">
            <text:p>£0.00</text:p>
          </table:table-cell>
          <table:table-cell table:content-validation-name="val8" table:style-name="ce59"/>
          <table:table-cell table:content-validation-name="val8" table:style-name="ce59"/>
          <table:table-cell office:value-type="currency" office:value="0" table:formula="of:=SUM([.AK43:.AL43])" table:style-name="ce60">
            <text:p>£0.00</text:p>
          </table:table-cell>
          <table:table-cell office:value-type="currency" office:value="0" table:formula="of:=SUM([.AM43];[.AJ43])"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44];[.F44];[.H44];[.J44];[.L44];[.N44])" table:content-validation-name="val6" table:style-name="ce53">
            <text:p>0</text:p>
          </table:table-cell>
          <table:table-cell office:value-type="float" office:value="0" table:formula="of:=SUM([.E44];[.G44];[.I44];[.K44];[.M44];[.O44])"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44];[.T44];[.V44];[.X44];)" table:style-name="ce54">
            <text:p>0</text:p>
          </table:table-cell>
          <table:table-cell office:value-type="float" office:value="0" table:formula="of:=SUM([.S44];[.U44];[.W44];[.Y44])" table:style-name="ce54">
            <text:p>0</text:p>
          </table:table-cell>
          <table:table-cell office:value-type="float" office:value="0" table:formula="of:=[.P44]+[.Z44]" table:content-validation-name="val6" table:style-name="ce55">
            <text:p>0</text:p>
          </table:table-cell>
          <table:table-cell office:value-type="float" office:value="0" table:formula="of:=[.Q44]+[.AA44]"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4:.AI44])" table:style-name="ce58">
            <text:p>£0.00</text:p>
          </table:table-cell>
          <table:table-cell table:content-validation-name="val8" table:style-name="ce59"/>
          <table:table-cell table:content-validation-name="val8" table:style-name="ce59"/>
          <table:table-cell office:value-type="currency" office:value="0" table:formula="of:=SUM([.AK44:.AL44])" table:style-name="ce60">
            <text:p>£0.00</text:p>
          </table:table-cell>
          <table:table-cell office:value-type="currency" office:value="0" table:formula="of:=SUM([.AM44];[.AJ44])"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45];[.F45];[.H45];[.J45];[.L45];[.N45])" table:content-validation-name="val6" table:style-name="ce53">
            <text:p>0</text:p>
          </table:table-cell>
          <table:table-cell office:value-type="float" office:value="0" table:formula="of:=SUM([.E45];[.G45];[.I45];[.K45];[.M45];[.O45])"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45];[.T45];[.V45];[.X45];)" table:style-name="ce54">
            <text:p>0</text:p>
          </table:table-cell>
          <table:table-cell office:value-type="float" office:value="0" table:formula="of:=SUM([.S45];[.U45];[.W45];[.Y45])" table:style-name="ce54">
            <text:p>0</text:p>
          </table:table-cell>
          <table:table-cell office:value-type="float" office:value="0" table:formula="of:=[.P45]+[.Z45]" table:content-validation-name="val6" table:style-name="ce55">
            <text:p>0</text:p>
          </table:table-cell>
          <table:table-cell office:value-type="float" office:value="0" table:formula="of:=[.Q45]+[.AA45]"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5:.AI45])" table:style-name="ce58">
            <text:p>£0.00</text:p>
          </table:table-cell>
          <table:table-cell table:content-validation-name="val8" table:style-name="ce59"/>
          <table:table-cell table:content-validation-name="val8" table:style-name="ce59"/>
          <table:table-cell office:value-type="currency" office:value="0" table:formula="of:=SUM([.AK45:.AL45])" table:style-name="ce60">
            <text:p>£0.00</text:p>
          </table:table-cell>
          <table:table-cell office:value-type="currency" office:value="0" table:formula="of:=SUM([.AM45];[.AJ45])"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46];[.F46];[.H46];[.J46];[.L46];[.N46])" table:content-validation-name="val6" table:style-name="ce53">
            <text:p>0</text:p>
          </table:table-cell>
          <table:table-cell office:value-type="float" office:value="0" table:formula="of:=SUM([.E46];[.G46];[.I46];[.K46];[.M46];[.O46])"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46];[.T46];[.V46];[.X46];)" table:style-name="ce54">
            <text:p>0</text:p>
          </table:table-cell>
          <table:table-cell office:value-type="float" office:value="0" table:formula="of:=SUM([.S46];[.U46];[.W46];[.Y46])" table:style-name="ce54">
            <text:p>0</text:p>
          </table:table-cell>
          <table:table-cell office:value-type="float" office:value="0" table:formula="of:=[.P46]+[.Z46]" table:content-validation-name="val6" table:style-name="ce55">
            <text:p>0</text:p>
          </table:table-cell>
          <table:table-cell office:value-type="float" office:value="0" table:formula="of:=[.Q46]+[.AA46]"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6:.AI46])" table:style-name="ce58">
            <text:p>£0.00</text:p>
          </table:table-cell>
          <table:table-cell table:content-validation-name="val8" table:style-name="ce59"/>
          <table:table-cell table:content-validation-name="val8" table:style-name="ce59"/>
          <table:table-cell office:value-type="currency" office:value="0" table:formula="of:=SUM([.AK46:.AL46])" table:style-name="ce60">
            <text:p>£0.00</text:p>
          </table:table-cell>
          <table:table-cell office:value-type="currency" office:value="0" table:formula="of:=SUM([.AM46];[.AJ46])"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47];[.F47];[.H47];[.J47];[.L47];[.N47])" table:content-validation-name="val6" table:style-name="ce53">
            <text:p>0</text:p>
          </table:table-cell>
          <table:table-cell office:value-type="float" office:value="0" table:formula="of:=SUM([.E47];[.G47];[.I47];[.K47];[.M47];[.O47])"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47];[.T47];[.V47];[.X47];)" table:style-name="ce54">
            <text:p>0</text:p>
          </table:table-cell>
          <table:table-cell office:value-type="float" office:value="0" table:formula="of:=SUM([.S47];[.U47];[.W47];[.Y47])" table:style-name="ce54">
            <text:p>0</text:p>
          </table:table-cell>
          <table:table-cell office:value-type="float" office:value="0" table:formula="of:=[.P47]+[.Z47]" table:content-validation-name="val6" table:style-name="ce55">
            <text:p>0</text:p>
          </table:table-cell>
          <table:table-cell office:value-type="float" office:value="0" table:formula="of:=[.Q47]+[.AA47]"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7:.AI47])" table:style-name="ce58">
            <text:p>£0.00</text:p>
          </table:table-cell>
          <table:table-cell table:content-validation-name="val8" table:style-name="ce59"/>
          <table:table-cell table:content-validation-name="val8" table:style-name="ce59"/>
          <table:table-cell office:value-type="currency" office:value="0" table:formula="of:=SUM([.AK47:.AL47])" table:style-name="ce60">
            <text:p>£0.00</text:p>
          </table:table-cell>
          <table:table-cell office:value-type="currency" office:value="0" table:formula="of:=SUM([.AM47];[.AJ47])"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48];[.F48];[.H48];[.J48];[.L48];[.N48])" table:content-validation-name="val6" table:style-name="ce53">
            <text:p>0</text:p>
          </table:table-cell>
          <table:table-cell office:value-type="float" office:value="0" table:formula="of:=SUM([.E48];[.G48];[.I48];[.K48];[.M48];[.O48])"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48];[.T48];[.V48];[.X48];)" table:style-name="ce54">
            <text:p>0</text:p>
          </table:table-cell>
          <table:table-cell office:value-type="float" office:value="0" table:formula="of:=SUM([.S48];[.U48];[.W48];[.Y48])" table:style-name="ce54">
            <text:p>0</text:p>
          </table:table-cell>
          <table:table-cell office:value-type="float" office:value="0" table:formula="of:=[.P48]+[.Z48]" table:content-validation-name="val6" table:style-name="ce55">
            <text:p>0</text:p>
          </table:table-cell>
          <table:table-cell office:value-type="float" office:value="0" table:formula="of:=[.Q48]+[.AA48]"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8:.AI48])" table:style-name="ce58">
            <text:p>£0.00</text:p>
          </table:table-cell>
          <table:table-cell table:content-validation-name="val8" table:style-name="ce59"/>
          <table:table-cell table:content-validation-name="val8" table:style-name="ce59"/>
          <table:table-cell office:value-type="currency" office:value="0" table:formula="of:=SUM([.AK48:.AL48])" table:style-name="ce60">
            <text:p>£0.00</text:p>
          </table:table-cell>
          <table:table-cell office:value-type="currency" office:value="0" table:formula="of:=SUM([.AM48];[.AJ48])"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49];[.F49];[.H49];[.J49];[.L49];[.N49])" table:content-validation-name="val6" table:style-name="ce53">
            <text:p>0</text:p>
          </table:table-cell>
          <table:table-cell office:value-type="float" office:value="0" table:formula="of:=SUM([.E49];[.G49];[.I49];[.K49];[.M49];[.O49])"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49];[.T49];[.V49];[.X49];)" table:style-name="ce54">
            <text:p>0</text:p>
          </table:table-cell>
          <table:table-cell office:value-type="float" office:value="0" table:formula="of:=SUM([.S49];[.U49];[.W49];[.Y49])" table:style-name="ce54">
            <text:p>0</text:p>
          </table:table-cell>
          <table:table-cell office:value-type="float" office:value="0" table:formula="of:=[.P49]+[.Z49]" table:content-validation-name="val6" table:style-name="ce55">
            <text:p>0</text:p>
          </table:table-cell>
          <table:table-cell office:value-type="float" office:value="0" table:formula="of:=[.Q49]+[.AA49]"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9:.AI49])" table:style-name="ce58">
            <text:p>£0.00</text:p>
          </table:table-cell>
          <table:table-cell table:content-validation-name="val8" table:style-name="ce59"/>
          <table:table-cell table:content-validation-name="val8" table:style-name="ce59"/>
          <table:table-cell office:value-type="currency" office:value="0" table:formula="of:=SUM([.AK49:.AL49])" table:style-name="ce60">
            <text:p>£0.00</text:p>
          </table:table-cell>
          <table:table-cell office:value-type="currency" office:value="0" table:formula="of:=SUM([.AM49];[.AJ49])"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50];[.F50];[.H50];[.J50];[.L50];[.N50])" table:content-validation-name="val6" table:style-name="ce53">
            <text:p>0</text:p>
          </table:table-cell>
          <table:table-cell office:value-type="float" office:value="0" table:formula="of:=SUM([.E50];[.G50];[.I50];[.K50];[.M50];[.O50])"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50];[.T50];[.V50];[.X50];)" table:style-name="ce54">
            <text:p>0</text:p>
          </table:table-cell>
          <table:table-cell office:value-type="float" office:value="0" table:formula="of:=SUM([.S50];[.U50];[.W50];[.Y50])" table:style-name="ce54">
            <text:p>0</text:p>
          </table:table-cell>
          <table:table-cell office:value-type="float" office:value="0" table:formula="of:=[.P50]+[.Z50]" table:content-validation-name="val6" table:style-name="ce55">
            <text:p>0</text:p>
          </table:table-cell>
          <table:table-cell office:value-type="float" office:value="0" table:formula="of:=[.Q50]+[.AA50]"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50:.AI50])" table:style-name="ce58">
            <text:p>£0.00</text:p>
          </table:table-cell>
          <table:table-cell table:content-validation-name="val8" table:style-name="ce59"/>
          <table:table-cell table:content-validation-name="val8" table:style-name="ce59"/>
          <table:table-cell office:value-type="currency" office:value="0" table:formula="of:=SUM([.AK50:.AL50])" table:style-name="ce60">
            <text:p>£0.00</text:p>
          </table:table-cell>
          <table:table-cell office:value-type="currency" office:value="0" table:formula="of:=SUM([.AM50];[.AJ50])"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51];[.F51];[.H51];[.J51];[.L51];[.N51])" table:content-validation-name="val6" table:style-name="ce53">
            <text:p>0</text:p>
          </table:table-cell>
          <table:table-cell office:value-type="float" office:value="0" table:formula="of:=SUM([.E51];[.G51];[.I51];[.K51];[.M51];[.O51])"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51];[.T51];[.V51];[.X51];)" table:style-name="ce54">
            <text:p>0</text:p>
          </table:table-cell>
          <table:table-cell office:value-type="float" office:value="0" table:formula="of:=SUM([.S51];[.U51];[.W51];[.Y51])" table:style-name="ce54">
            <text:p>0</text:p>
          </table:table-cell>
          <table:table-cell office:value-type="float" office:value="0" table:formula="of:=[.P51]+[.Z51]" table:content-validation-name="val6" table:style-name="ce55">
            <text:p>0</text:p>
          </table:table-cell>
          <table:table-cell office:value-type="float" office:value="0" table:formula="of:=[.Q51]+[.AA51]"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51:.AI51])" table:style-name="ce58">
            <text:p>£0.00</text:p>
          </table:table-cell>
          <table:table-cell table:content-validation-name="val8" table:style-name="ce59"/>
          <table:table-cell table:content-validation-name="val8" table:style-name="ce59"/>
          <table:table-cell office:value-type="currency" office:value="0" table:formula="of:=SUM([.AK51:.AL51])" table:style-name="ce60">
            <text:p>£0.00</text:p>
          </table:table-cell>
          <table:table-cell office:value-type="currency" office:value="0" table:formula="of:=SUM([.AM51];[.AJ51])"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1"/>
          <table:table-cell table:content-validation-name="val12" table:style-name="ce242"/>
          <table:table-cell table:content-validation-name="val5" table:style-name="ce219"/>
          <table:table-cell table:content-validation-name="val4" table:style-name="ce220"/>
          <table:table-cell table:content-validation-name="val5" table:style-name="ce208"/>
          <table:table-cell table:content-validation-name="val4" table:style-name="ce211"/>
          <table:table-cell table:content-validation-name="val5" table:style-name="ce212"/>
          <table:table-cell table:content-validation-name="val4" table:style-name="ce209"/>
          <table:table-cell table:content-validation-name="val5" table:style-name="ce210"/>
          <table:table-cell table:content-validation-name="val4" table:style-name="ce213"/>
          <table:table-cell table:content-validation-name="val5" table:style-name="ce214"/>
          <table:table-cell table:content-validation-name="val4" table:style-name="ce215"/>
          <table:table-cell table:content-validation-name="val5" table:style-name="ce216"/>
          <table:table-cell table:content-validation-name="val4" table:style-name="ce217"/>
          <table:table-cell office:value-type="float" office:value="0" table:formula="of:=SUM([.D52];[.F52];[.H52];[.J52];[.L52];[.N52])" table:content-validation-name="val6" table:style-name="ce53">
            <text:p>0</text:p>
          </table:table-cell>
          <table:table-cell office:value-type="float" office:value="0" table:formula="of:=SUM([.E52];[.G52];[.I52];[.K52];[.M52];[.O52])" table:content-validation-name="val6" table:style-name="ce53">
            <text:p>0</text:p>
          </table:table-cell>
          <table:table-cell table:content-validation-name="val5" table:style-name="ce245"/>
          <table:table-cell table:content-validation-name="val4" table:style-name="ce243"/>
          <table:table-cell table:content-validation-name="val5" table:style-name="ce244"/>
          <table:table-cell table:content-validation-name="val4" table:style-name="ce246"/>
          <table:table-cell table:content-validation-name="val5" table:style-name="ce247"/>
          <table:table-cell table:content-validation-name="val4" table:style-name="ce248"/>
          <table:table-cell table:content-validation-name="val5" table:style-name="ce249"/>
          <table:table-cell table:content-validation-name="val4" table:style-name="ce250"/>
          <table:table-cell office:value-type="float" office:value="0" table:formula="of:=SUM([.R52];[.T52];[.V52];[.X52];)" table:style-name="ce54">
            <text:p>0</text:p>
          </table:table-cell>
          <table:table-cell office:value-type="float" office:value="0" table:formula="of:=SUM([.S52];[.U52];[.W52];[.Y52])" table:style-name="ce54">
            <text:p>0</text:p>
          </table:table-cell>
          <table:table-cell office:value-type="float" office:value="0" table:formula="of:=[.P52]+[.Z52]" table:content-validation-name="val6" table:style-name="ce55">
            <text:p>0</text:p>
          </table:table-cell>
          <table:table-cell office:value-type="float" office:value="0" table:formula="of:=[.Q52]+[.AA52]"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52:.AI52])" table:style-name="ce58">
            <text:p>£0.00</text:p>
          </table:table-cell>
          <table:table-cell table:content-validation-name="val8" table:style-name="ce59"/>
          <table:table-cell table:content-validation-name="val8" table:style-name="ce59"/>
          <table:table-cell office:value-type="currency" office:value="0" table:formula="of:=SUM([.AK52:.AL52])" table:style-name="ce60">
            <text:p>£0.00</text:p>
          </table:table-cell>
          <table:table-cell office:value-type="currency" office:value="0" table:formula="of:=SUM([.AM52];[.AJ52])"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number-rows-repeated="422" table:style-name="ro6">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number-rows-repeated="65062" table:style-name="ro6">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number-rows-repeated="983040" table:style-name="ro6">
          <table:table-cell table:number-columns-repeated="42"/>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named-expressions>
          <table:named-range table:name="Print_Area" table:cell-range-address="Data_sheet.$A$4:Data_sheet.$AP$52" table:base-cell-address="Data_sheet.$A$1"/>
        </table:named-expressions>
      </table:table>
      <table:table table:name="List_of_Organisations" table:style-name="ta2">
        <table:table-column table:style-name="co27" table:default-cell-style-name="ce70"/>
        <table:table-column table:style-name="co28" table:default-cell-style-name="ce69"/>
        <table:table-column table:style-name="co29" table:default-cell-style-name="ce69"/>
        <table:table-column table:style-name="co30" table:default-cell-style-name="ce69"/>
        <table:table-column table:style-name="co5" table:number-columns-repeated="16380" table:default-cell-style-name="ce69"/>
        <table:table-row table:style-name="ro6">
          <table:table-cell table:style-name="ce77"/>
          <table:table-cell office:value-type="string" table:style-name="ce109">
            <text:p>Main, parent or sponsoring department</text:p>
          </table:table-cell>
          <table:table-cell office:value-type="string" table:style-name="ce110">
            <text:p>Organisation name</text:p>
          </table:table-cell>
          <table:table-cell office:value-type="string" table:style-name="ce109">
            <text:p>Organisation type</text:p>
          </table:table-cell>
          <table:table-cell table:number-columns-repeated="16380" table:style-name="ce76"/>
        </table:table-row>
        <table:table-row table:style-name="ro31">
          <table:table-cell table:style-name="ce70"/>
          <table:table-cell office:value-type="string" table:style-name="ce71">
            <text:p>Attorney General's Departments</text:p>
          </table:table-cell>
          <table:table-cell office:value-type="string" table:style-name="ce72">
            <text:p>Attorney General's Office</text:p>
          </table:table-cell>
          <table:table-cell office:value-type="string" table:style-name="ce71">
            <text:p>Ministerial Department</text:p>
          </table:table-cell>
          <table:table-cell table:number-columns-repeated="16380"/>
        </table:table-row>
        <table:table-row table:style-name="ro31">
          <table:table-cell table:style-name="ce70"/>
          <table:table-cell office:value-type="string" table:style-name="ce71">
            <text:p>Attorney General's Departments</text:p>
          </table:table-cell>
          <table:table-cell office:value-type="string" table:style-name="ce72">
            <text:p>Crown Prosecution Service</text:p>
          </table:table-cell>
          <table:table-cell office:value-type="string" table:style-name="ce71">
            <text:p>Non-Ministerial Department</text:p>
          </table:table-cell>
          <table:table-cell table:number-columns-repeated="16380"/>
        </table:table-row>
        <table:table-row table:style-name="ro31">
          <table:table-cell table:style-name="ce70"/>
          <table:table-cell office:value-type="string" table:style-name="ce71">
            <text:p>Attorney General's Departments</text:p>
          </table:table-cell>
          <table:table-cell office:value-type="string" table:style-name="ce72">
            <text:p>Crown Prosecution Service Inspectorate</text:p>
          </table:table-cell>
          <table:table-cell office:value-type="string" table:style-name="ce71">
            <text:p>Non-Ministerial Department</text:p>
          </table:table-cell>
          <table:table-cell table:number-columns-repeated="16380"/>
        </table:table-row>
        <table:table-row table:style-name="ro31">
          <table:table-cell table:style-name="ce70"/>
          <table:table-cell office:value-type="string" table:style-name="ce71">
            <text:p>Attorney General's Departments</text:p>
          </table:table-cell>
          <table:table-cell office:value-type="string" table:style-name="ce72">
            <text:p>Government Legal Department</text:p>
          </table:table-cell>
          <table:table-cell office:value-type="string" table:style-name="ce71">
            <text:p>Non-Ministerial Department</text:p>
          </table:table-cell>
          <table:table-cell table:number-columns-repeated="16380"/>
        </table:table-row>
        <table:table-row table:style-name="ro31">
          <table:table-cell table:style-name="ce70"/>
          <table:table-cell office:value-type="string" table:style-name="ce71">
            <text:p>Attorney General's Departments</text:p>
          </table:table-cell>
          <table:table-cell office:value-type="string" table:style-name="ce72">
            <text:p>Serious Fraud Office</text:p>
          </table:table-cell>
          <table:table-cell office:value-type="string" table:style-name="ce71">
            <text:p>Non-Ministerial Department</text:p>
          </table:table-cell>
          <table:table-cell table:number-columns-repeated="16380"/>
        </table:table-row>
        <table:table-row table:style-name="ro31">
          <table:table-cell table:style-name="ce70"/>
          <table:table-cell office:value-type="string" table:style-name="ce71">
            <text:p>Cabinet Office</text:p>
          </table:table-cell>
          <table:table-cell office:value-type="string" table:style-name="ce71">
            <text:p>Big Lottery Fund</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Cabinet Office</text:p>
          </table:table-cell>
          <table:table-cell office:value-type="string" table:style-name="ce72">
            <text:p>Cabinet Office</text:p>
          </table:table-cell>
          <table:table-cell office:value-type="string" table:style-name="ce71">
            <text:p>Ministerial Department</text:p>
          </table:table-cell>
          <table:table-cell table:number-columns-repeated="16380"/>
        </table:table-row>
        <table:table-row table:style-name="ro31">
          <table:table-cell table:style-name="ce70"/>
          <table:table-cell office:value-type="string" table:style-name="ce71">
            <text:p>Cabinet Office</text:p>
          </table:table-cell>
          <table:table-cell office:value-type="string" table:style-name="ce72">
            <text:p>Civil Service Commission</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Cabinet Office</text:p>
          </table:table-cell>
          <table:table-cell office:value-type="string" table:style-name="ce72">
            <text:p>Crown Commercial Service</text:p>
          </table:table-cell>
          <table:table-cell office:value-type="string" table:style-name="ce71">
            <text:p>Executive Agency</text:p>
          </table:table-cell>
          <table:table-cell table:number-columns-repeated="16380"/>
        </table:table-row>
        <table:table-row table:style-name="ro31">
          <table:table-cell table:style-name="ce70"/>
          <table:table-cell office:value-type="string" table:style-name="ce71">
            <text:p>Charity Commission</text:p>
          </table:table-cell>
          <table:table-cell office:value-type="string" table:style-name="ce71">
            <text:p>Charity Commission</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Competition and Markets Authority</text:p>
          </table:table-cell>
          <table:table-cell office:value-type="string" table:style-name="ce71">
            <text:p>Competition and Markets Authority</text:p>
          </table:table-cell>
          <table:table-cell office:value-type="string" table:style-name="ce71">
            <text:p>Non-Ministerial Department</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2">
            <text:p>Advisory Conciliation and Arbitration Service</text:p>
          </table:table-cell>
          <table:table-cell office:value-type="string" table:style-name="ce71">
            <text:p>Crown Non 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3">
            <text:p>Arts and Humanities Research Council</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3">
            <text:p>Biotechnology and Biological Sciences Research Council</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3">
            <text:p>British Hallmarking Council</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2">
            <text:p>Department for Business, Energy and Industrial Strategy</text:p>
          </table:table-cell>
          <table:table-cell office:value-type="string" table:style-name="ce71">
            <text:p>Ministerial Department</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1">
            <text:p>Civil Nuclear Police Authority</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1">
            <text:p>Coal Authority</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1">
            <text:p>Committee on Climate Change</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2">
            <text:p>Companies House</text:p>
          </table:table-cell>
          <table:table-cell office:value-type="string" table:style-name="ce71">
            <text:p>Executive Agenc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3">
            <text:p>Competition Service</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1">
            <text:p>Economic and Social Research Council</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3">
            <text:p>Engineering and Physical Sciences Research Council</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3">
            <text:p>Film Industry Training Board</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3">
            <text:p>Insolvency Servi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Business, Energy and Industrial Strategy</text:p>
          </table:table-cell>
          <table:table-cell office:value-type="string" table:style-name="ce72">
            <text:p>Land Registry</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Department for Business, Energy and Industrial Strategy</text:p>
          </table:table-cell>
          <table:table-cell office:value-type="string" table:style-name="ce72">
            <text:p>Medical Research Council</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Business, Energy and Industrial Strategy</text:p>
          </table:table-cell>
          <table:table-cell office:value-type="string" table:style-name="ce73">
            <text:p>Met Offi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Business, Energy and Industrial Strategy</text:p>
          </table:table-cell>
          <table:table-cell office:value-type="string" table:style-name="ce72">
            <text:p>Natural Environment Research Council</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Business, Energy and Industrial Strategy</text:p>
          </table:table-cell>
          <table:table-cell office:value-type="string" table:style-name="ce73">
            <text:p>Nuclear Decommissioning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Business, Energy and Industrial Strategy</text:p>
          </table:table-cell>
          <table:table-cell office:value-type="string" table:style-name="ce71">
            <text:p>Oil and Gas Authorit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Business, Energy and Industrial Strategy</text:p>
          </table:table-cell>
          <table:table-cell office:value-type="string" table:style-name="ce71">
            <text:p>Science and Technology Facilities Council</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69"/>
          <table:table-cell office:value-type="string" table:style-name="ce71">
            <text:p>Department for Business, Energy and Industrial Strategy</text:p>
          </table:table-cell>
          <table:table-cell office:value-type="string" table:style-name="ce73">
            <text:p>Technology Strategy Board (Innovate UK)</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69"/>
          <table:table-cell office:value-type="string" table:style-name="ce71">
            <text:p>Department for Business, Energy and Industrial Strategy</text:p>
          </table:table-cell>
          <table:table-cell office:value-type="string" table:style-name="ce73">
            <text:p>UK Intellectual Property Office</text:p>
          </table:table-cell>
          <table:table-cell office:value-type="string" table:style-name="ce71">
            <text:p>Executive Agency</text:p>
          </table:table-cell>
          <table:table-cell table:number-columns-repeated="16380" table:style-name="ce69"/>
        </table:table-row>
        <table:table-row table:style-name="ro31">
          <table:table-cell table:style-name="ce69"/>
          <table:table-cell office:value-type="string" table:style-name="ce71">
            <text:p>Department for Business, Energy and Industrial Strategy</text:p>
          </table:table-cell>
          <table:table-cell office:value-type="string" table:style-name="ce72">
            <text:p>UK Space Agency</text:p>
          </table:table-cell>
          <table:table-cell office:value-type="string" table:style-name="ce71">
            <text:p>Executive Agency</text:p>
          </table:table-cell>
          <table:table-cell table:number-columns-repeated="16380" table:style-name="ce69"/>
        </table:table-row>
        <table:table-row table:style-name="ro31">
          <table:table-cell table:style-name="ce70"/>
          <table:table-cell office:value-type="string" table:style-name="ce71">
            <text:p>Department for Business, Energy and Industrial Strategy</text:p>
          </table:table-cell>
          <table:table-cell office:value-type="string" table:style-name="ce73">
            <text:p>United Kingdom Atomic Energy Authority</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70"/>
          <table:table-cell office:value-type="string" table:style-name="ce71">
            <text:p>Department for Communities and Local Government</text:p>
          </table:table-cell>
          <table:table-cell office:value-type="string" table:style-name="ce73">
            <text:p>Department for Communities and Local Government</text:p>
          </table:table-cell>
          <table:table-cell office:value-type="string" table:style-name="ce71">
            <text:p>Ministerial Department</text:p>
          </table:table-cell>
          <table:table-cell table:style-name="ce69"/>
          <table:table-cell table:number-columns-repeated="16379" table:style-name="ce75"/>
        </table:table-row>
        <table:table-row table:style-name="ro31">
          <table:table-cell table:style-name="ce70"/>
          <table:table-cell office:value-type="string" table:style-name="ce71">
            <text:p>Department for Communities and Local Government</text:p>
          </table:table-cell>
          <table:table-cell office:value-type="string" table:style-name="ce73">
            <text:p>Ebbsfleet Development Corporation</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70"/>
          <table:table-cell office:value-type="string" table:style-name="ce71">
            <text:p>Department for Communities and Local Government</text:p>
          </table:table-cell>
          <table:table-cell office:value-type="string" table:style-name="ce72">
            <text:p>Homes and Communities Agency</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70"/>
          <table:table-cell office:value-type="string" table:style-name="ce71">
            <text:p>Department for Communities and Local Government</text:p>
          </table:table-cell>
          <table:table-cell office:value-type="string" table:style-name="ce72">
            <text:p>Housing Ombudsman Service</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70"/>
          <table:table-cell office:value-type="string" table:style-name="ce71">
            <text:p>Department for Communities and Local Government</text:p>
          </table:table-cell>
          <table:table-cell office:value-type="string" table:style-name="ce72">
            <text:p>Leasehold Advisory Service</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70"/>
          <table:table-cell office:value-type="string" table:style-name="ce71">
            <text:p>Department for Communities and Local Government</text:p>
          </table:table-cell>
          <table:table-cell office:value-type="string" table:style-name="ce72">
            <text:p>Planning Inspectorate</text:p>
          </table:table-cell>
          <table:table-cell office:value-type="string" table:style-name="ce71">
            <text:p>Executive Agency</text:p>
          </table:table-cell>
          <table:table-cell table:number-columns-repeated="16380" table:style-name="ce69"/>
        </table:table-row>
        <table:table-row table:style-name="ro31">
          <table:table-cell table:style-name="ce70"/>
          <table:table-cell office:value-type="string" table:style-name="ce71">
            <text:p>Department for Communities and Local Government</text:p>
          </table:table-cell>
          <table:table-cell office:value-type="string" table:style-name="ce73">
            <text:p>Queen Elizabeth II Conference Centre</text:p>
          </table:table-cell>
          <table:table-cell office:value-type="string" table:style-name="ce71">
            <text:p>Executive Agency</text:p>
          </table:table-cell>
          <table:table-cell table:number-columns-repeated="16380" table:style-name="ce69"/>
        </table:table-row>
        <table:table-row table:style-name="ro31">
          <table:table-cell table:style-name="ce70"/>
          <table:table-cell office:value-type="string" table:style-name="ce71">
            <text:p>Department for Communities and Local Government</text:p>
          </table:table-cell>
          <table:table-cell office:value-type="string" table:style-name="ce72">
            <text:p>Valuation Tribunal Service</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70"/>
          <table:table-cell office:value-type="string" table:style-name="ce71">
            <text:p>Department for Culture, Media and Sport</text:p>
          </table:table-cell>
          <table:table-cell office:value-type="string" table:style-name="ce71">
            <text:p>Arts Council England</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70"/>
          <table:table-cell office:value-type="string" table:style-name="ce71">
            <text:p>Department for Culture, Media and Sport</text:p>
          </table:table-cell>
          <table:table-cell office:value-type="string" table:style-name="ce71">
            <text:p>British Film Institute</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69"/>
          <table:table-cell office:value-type="string" table:style-name="ce71">
            <text:p>Department for Culture, Media and Sport</text:p>
          </table:table-cell>
          <table:table-cell office:value-type="string" table:style-name="ce71">
            <text:p>British Library</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69"/>
          <table:table-cell office:value-type="string" table:style-name="ce71">
            <text:p>Department for Culture, Media and Sport</text:p>
          </table:table-cell>
          <table:table-cell office:value-type="string" table:style-name="ce71">
            <text:p>British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Department for Culture, Media and Sport</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Gambling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2">
            <text:p>Geffrye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Historic Englan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Horniman Public Museum and Public Park Trust</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Horserace Betting Levy Boar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Imperial War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Information Commissioner's Offic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National Archives</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National Galler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National Heritage Memorial Fun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National Museums Liverpool</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National Portrait Galler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Natural History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Royal Armouries</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Royal Museums Greenwich</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Royal Parks</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Science Museum Group</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Sir John Soane's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Sport Englan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Sports Ground Safety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Tate Galler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UK Anti-Doping</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UK Sport</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Victoria and Albert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Visit Britai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Wallace Collect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1">
            <text:p>Construction Industry Training Boar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3">
            <text:p>Department for Education</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1">
            <text:p>Education Funding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1">
            <text:p>Engineering Construction Industry Training Boar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3">
            <text:p>Equality and Human Rights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1">
            <text:p>Higher Education Funding Council for Englan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3">
            <text:p>National College for Teaching and Leadership</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1">
            <text:p>Office for Fair Access</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3">
            <text:p>Skills Funding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2">
            <text:p>Standards and Testing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1">
            <text:p>Student Loans Company Lt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3">
            <text:p>The Office of the Children's Commissioner</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1">
            <text:p>UK Commission for Employment and Skills</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3">
            <text:p>Agricultural Wages Board for England and Wales</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Agricultural Wages Committee x 15</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Agriculture and Horticulture Development Boar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Animal and Plant Health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Centre for Environment, Fisheries and Aquaculture Scien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Consumer Council for Water</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Department for Environment, Food and Rural Affairs</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Environment Agenc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Joint Nature Conservation Committe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2">
            <text:p>Marine Management Organisation</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Environment, Food and Rural Affairs</text:p>
          </table:table-cell>
          <table:table-cell office:value-type="string" table:style-name="ce72">
            <text:p>National Forest Company</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Environment, Food and Rural Affairs</text:p>
          </table:table-cell>
          <table:table-cell office:value-type="string" table:style-name="ce72">
            <text:p>Natural England</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Environment, Food and Rural Affairs</text:p>
          </table:table-cell>
          <table:table-cell office:value-type="string" table:style-name="ce72">
            <text:p>Royal Botanic Gardens, Kew</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Environment, Food and Rural Affairs</text:p>
          </table:table-cell>
          <table:table-cell office:value-type="string" table:style-name="ce72">
            <text:p>Rural Payments Agency</text:p>
          </table:table-cell>
          <table:table-cell office:value-type="string" table:style-name="ce71">
            <text:p>Executive Agency</text:p>
          </table:table-cell>
          <table:table-cell table:number-columns-repeated="16380"/>
        </table:table-row>
        <table:table-row table:style-name="ro31">
          <table:table-cell table:style-name="ce70"/>
          <table:table-cell office:value-type="string" table:style-name="ce71">
            <text:p>Department for Environment, Food and Rural Affairs</text:p>
          </table:table-cell>
          <table:table-cell office:value-type="string" table:style-name="ce71">
            <text:p>Sea Fish Industry Authority</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Environment, Food and Rural Affairs</text:p>
          </table:table-cell>
          <table:table-cell office:value-type="string" table:style-name="ce71">
            <text:p>Veterinary Medicines Directorate</text:p>
          </table:table-cell>
          <table:table-cell office:value-type="string" table:style-name="ce71">
            <text:p>Executive Agency</text:p>
          </table:table-cell>
          <table:table-cell table:number-columns-repeated="16380"/>
        </table:table-row>
        <table:table-row table:style-name="ro31">
          <table:table-cell table:style-name="ce70"/>
          <table:table-cell office:value-type="string" table:style-name="ce71">
            <text:p>Department for Environment, Food and Rural Affairs</text:p>
          </table:table-cell>
          <table:table-cell office:value-type="string" table:style-name="ce71">
            <text:p>Water Services Regulation Authority</text:p>
          </table:table-cell>
          <table:table-cell office:value-type="string" table:style-name="ce71">
            <text:p>Non-Ministerial Department</text:p>
          </table:table-cell>
          <table:table-cell table:number-columns-repeated="16380"/>
        </table:table-row>
        <table:table-row table:style-name="ro31">
          <table:table-cell table:style-name="ce70"/>
          <table:table-cell office:value-type="string" table:style-name="ce71">
            <text:p>Department for Exiting the European Union</text:p>
          </table:table-cell>
          <table:table-cell office:value-type="string" table:style-name="ce71">
            <text:p>Department for Exiting the European Union</text:p>
          </table:table-cell>
          <table:table-cell office:value-type="string" table:style-name="ce71">
            <text:p>Ministerial Department</text:p>
          </table:table-cell>
          <table:table-cell table:number-columns-repeated="16380"/>
        </table:table-row>
        <table:table-row table:style-name="ro31">
          <table:table-cell table:style-name="ce70"/>
          <table:table-cell office:value-type="string" table:style-name="ce71">
            <text:p>Department for International Development</text:p>
          </table:table-cell>
          <table:table-cell office:value-type="string" table:style-name="ce71">
            <text:p>Commonwealth Scholarship Commission</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International Development</text:p>
          </table:table-cell>
          <table:table-cell office:value-type="string" table:style-name="ce71">
            <text:p>Department for International Development</text:p>
          </table:table-cell>
          <table:table-cell office:value-type="string" table:style-name="ce71">
            <text:p>Ministerial Department</text:p>
          </table:table-cell>
          <table:table-cell table:number-columns-repeated="16380"/>
        </table:table-row>
        <table:table-row table:style-name="ro31">
          <table:table-cell table:style-name="ce70"/>
          <table:table-cell office:value-type="string" table:style-name="ce71">
            <text:p>Department for International Development</text:p>
          </table:table-cell>
          <table:table-cell office:value-type="string" table:style-name="ce71">
            <text:p>Independent Commission for Aid Impact</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International Trade</text:p>
          </table:table-cell>
          <table:table-cell office:value-type="string" table:style-name="ce71">
            <text:p>Department for International Trade</text:p>
          </table:table-cell>
          <table:table-cell office:value-type="string" table:style-name="ce71">
            <text:p>Ministerial Department</text:p>
          </table:table-cell>
          <table:table-cell table:number-columns-repeated="16380"/>
        </table:table-row>
        <table:table-row table:style-name="ro31">
          <table:table-cell table:style-name="ce70"/>
          <table:table-cell office:value-type="string" table:style-name="ce71">
            <text:p>Department for International Trade</text:p>
          </table:table-cell>
          <table:table-cell office:value-type="string" table:style-name="ce71">
            <text:p>UK Export Finan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British Transport Police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Department for Transport</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Directly Operated Railways Lt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Driver and Vehicle Licensing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Driver and Vehicle Standards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High Speed 2</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Maritime and Coastguard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Northern Lighthouse Boar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2">
            <text:p>Office of Rail and Road</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Transport Focus</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2">
            <text:p>Trinity Hous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2">
            <text:p>Vehicle Certification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Work and Pensions</text:p>
          </table:table-cell>
          <table:table-cell office:value-type="string" table:style-name="ce71">
            <text:p>Department for Work and Pensions</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Department for Work and Pensions</text:p>
          </table:table-cell>
          <table:table-cell office:value-type="string" table:style-name="ce72">
            <text:p>Disabled Peoples Employment Corporat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Work and Pensions</text:p>
          </table:table-cell>
          <table:table-cell office:value-type="string" table:style-name="ce72">
            <text:p>Health and Safety Executive</text:p>
          </table:table-cell>
          <table:table-cell office:value-type="string" table:style-name="ce71">
            <text:p>Crown Non Departmental Public Body</text:p>
          </table:table-cell>
          <table:table-cell table:number-columns-repeated="16380"/>
        </table:table-row>
        <table:table-row table:style-name="ro31">
          <table:table-cell table:style-name="ce69"/>
          <table:table-cell office:value-type="string" table:style-name="ce71">
            <text:p>Department for Work and Pensions</text:p>
          </table:table-cell>
          <table:table-cell office:value-type="string" table:style-name="ce72">
            <text:p>Independent Living Fun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Work and Pensions</text:p>
          </table:table-cell>
          <table:table-cell office:value-type="string" table:style-name="ce72">
            <text:p>National Employment Savings Trust Corporat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Work and Pensions</text:p>
          </table:table-cell>
          <table:table-cell office:value-type="string" table:style-name="ce72">
            <text:p>The Pensions Advisory Servic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Work and Pensions</text:p>
          </table:table-cell>
          <table:table-cell office:value-type="string" table:style-name="ce72">
            <text:p>The Pensions Regulator</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Care Quality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Department of Health (excl agencies)</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2">
            <text:p>Health and Social Care Information Centr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Health Education Englan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Health Research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Human Fertilisation and Embryology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Human Tissue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Medicines and Healthcare Products Regulatory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Monitor</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National Institute for Health and Care Excellenc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NHS Englan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2">
            <text:p>Public Health England</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Food Standards Agency</text:p>
          </table:table-cell>
          <table:table-cell office:value-type="string" table:style-name="ce71">
            <text:p>Food Standards Agency</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Foreign and Commonwealth Office</text:p>
          </table:table-cell>
          <table:table-cell office:value-type="string" table:style-name="ce72">
            <text:p>British Council</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Foreign and Commonwealth Office</text:p>
          </table:table-cell>
          <table:table-cell office:value-type="string" table:style-name="ce72">
            <text:p>FCO Services</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Foreign and Commonwealth Office</text:p>
          </table:table-cell>
          <table:table-cell office:value-type="string" table:style-name="ce72">
            <text:p>Foreign and Commonwealth Office</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Foreign and Commonwealth Office</text:p>
          </table:table-cell>
          <table:table-cell office:value-type="string" table:style-name="ce72">
            <text:p>Great Britain - China Centr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Foreign and Commonwealth Office</text:p>
          </table:table-cell>
          <table:table-cell office:value-type="string" table:style-name="ce71">
            <text:p>Marshall Aid Commemoration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Foreign and Commonwealth Office</text:p>
          </table:table-cell>
          <table:table-cell office:value-type="string" table:style-name="ce71">
            <text:p>Westminster Foundation for Democrac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Foreign and Commonwealth Office</text:p>
          </table:table-cell>
          <table:table-cell office:value-type="string" table:style-name="ce71">
            <text:p>Wilton Park Executive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Government Actuary's Department</text:p>
          </table:table-cell>
          <table:table-cell office:value-type="string" table:style-name="ce71">
            <text:p>Government Actuary's Department</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HM Revenue and Customs</text:p>
          </table:table-cell>
          <table:table-cell office:value-type="string" table:style-name="ce71">
            <text:p>HM Revenue and Customs</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HM Revenue and Customs</text:p>
          </table:table-cell>
          <table:table-cell office:value-type="string" table:style-name="ce71">
            <text:p>Valuation Offi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HM Treasury</text:p>
          </table:table-cell>
          <table:table-cell office:value-type="string" table:style-name="ce71">
            <text:p>Debt Management Offi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HM Treasury</text:p>
          </table:table-cell>
          <table:table-cell office:value-type="string" table:style-name="ce71">
            <text:p>Government Internal Audit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HM Treasury</text:p>
          </table:table-cell>
          <table:table-cell office:value-type="string" table:style-name="ce71">
            <text:p>HM Treasury</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HM Treasury</text:p>
          </table:table-cell>
          <table:table-cell office:value-type="string" table:style-name="ce71">
            <text:p>National Savings and Investments</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HM Treasury</text:p>
          </table:table-cell>
          <table:table-cell office:value-type="string" table:style-name="ce71">
            <text:p>Office for Budget Responsibil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Home Office</text:p>
          </table:table-cell>
          <table:table-cell office:value-type="string" table:style-name="ce71">
            <text:p>Disclosure and Barring Servic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Home Office</text:p>
          </table:table-cell>
          <table:table-cell office:value-type="string" table:style-name="ce71">
            <text:p>Gangmasters Licensing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Home Office</text:p>
          </table:table-cell>
          <table:table-cell office:value-type="string" table:style-name="ce71">
            <text:p>Home Office (excl agencies)</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Home Office</text:p>
          </table:table-cell>
          <table:table-cell office:value-type="string" table:style-name="ce71">
            <text:p>Independent Police Complaints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Home Office</text:p>
          </table:table-cell>
          <table:table-cell office:value-type="string" table:style-name="ce71">
            <text:p>Office of the Immigration Services Commissioner</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Home Office</text:p>
          </table:table-cell>
          <table:table-cell office:value-type="string" table:style-name="ce71">
            <text:p>Security Industry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1">
            <text:p>Defence Electronics and Components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2">
            <text:p>Defence Equipment and Support</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2">
            <text:p>Defence Science and Technology Laborator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2">
            <text:p>Ministry of Defence</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1">
            <text:p>National Army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2">
            <text:p>National Museum of the Royal Nav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2">
            <text:p>Royal Air Force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4">
            <text:p>UK Hydrographic Offi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2">
            <text:p>Children and Family Court Advisory and Support Services</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1">
            <text:p>Criminal Cases Review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2">
            <text:p>Criminal Injuries Compensation Authorit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3">
            <text:p>HM Courts and Tribunals Servi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1">
            <text:p>Judicial Appointments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1">
            <text:p>Legal Aid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1">
            <text:p>Legal Services Boar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2">
            <text:p>Ministry of Justice</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2">
            <text:p>HMPPS</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1">
            <text:p>Parole Boar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2">
            <text:p>The Office of the Public Guardian</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1">
            <text:p>Youth Justice Board for England and Wales</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National Crime Agency</text:p>
          </table:table-cell>
          <table:table-cell office:value-type="string" table:style-name="ce71">
            <text:p>National Crime Agency</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Northern Ireland Office</text:p>
          </table:table-cell>
          <table:table-cell office:value-type="string" table:style-name="ce71">
            <text:p>Northern Ireland Human Rights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Northern Ireland Office</text:p>
          </table:table-cell>
          <table:table-cell office:value-type="string" table:style-name="ce72">
            <text:p>Northern Ireland Office</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Office for Standards in Education, Children's Services and Skills</text:p>
          </table:table-cell>
          <table:table-cell office:value-type="string" table:style-name="ce72">
            <text:p>Office for Standards in Education, Children's Services and Skills</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Office of Gas and Electricity Market</text:p>
          </table:table-cell>
          <table:table-cell office:value-type="string" table:style-name="ce71">
            <text:p>Office of Gas and Electricity Market</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Office of Qualifications and Examinations Regulation</text:p>
          </table:table-cell>
          <table:table-cell office:value-type="string" table:style-name="ce72">
            <text:p>Office of Qualifications and Examinations Regulation</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Scotland Office</text:p>
          </table:table-cell>
          <table:table-cell office:value-type="string" table:style-name="ce72">
            <text:p>Scotland Office</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Security and Intelligence Services</text:p>
          </table:table-cell>
          <table:table-cell office:value-type="string" table:style-name="ce72">
            <text:p>Security and Intelligence Services</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UK Supreme Court</text:p>
          </table:table-cell>
          <table:table-cell office:value-type="string" table:style-name="ce72">
            <text:p>UK Supreme Court</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United Kingdom Statistics Authority</text:p>
          </table:table-cell>
          <table:table-cell office:value-type="string" table:style-name="ce71">
            <text:p>United Kingdom Statistics Authority</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Wales Office</text:p>
          </table:table-cell>
          <table:table-cell office:value-type="string" table:style-name="ce71">
            <text:p>Wales Office</text:p>
          </table:table-cell>
          <table:table-cell office:value-type="string" table:style-name="ce71">
            <text:p>Ministerial Department</text:p>
          </table:table-cell>
          <table:table-cell table:number-columns-repeated="16380"/>
        </table:table-row>
        <table:table-row table:number-rows-repeated="1048380" table:style-name="ro31">
          <table:table-cell table:number-columns-repeated="16384"/>
        </table:table-row>
      </table:table>
      <table:table table:name="Drop_down_lists" table:style-name="ta5">
        <table:table-column table:style-name="co31" table:default-cell-style-name="ce37"/>
        <table:table-column table:style-name="co32" table:default-cell-style-name="ce38"/>
        <table:table-column table:style-name="co33" table:default-cell-style-name="ce37"/>
        <table:table-column table:style-name="co34" table:default-cell-style-name="ce37"/>
        <table:table-column table:style-name="co5" table:number-columns-repeated="16380" table:default-cell-style-name="ce37"/>
        <table:table-row table:style-name="ro6">
          <table:table-cell office:value-type="string" table:style-name="ce39">
            <text:p>Main, parent or sponsoring department</text:p>
          </table:table-cell>
          <table:table-cell office:value-type="string" table:style-name="ce35">
            <text:p>Organisation name</text:p>
          </table:table-cell>
          <table:table-cell office:value-type="string" table:style-name="ce39">
            <text:p>Organisation type</text:p>
          </table:table-cell>
          <table:table-cell office:value-type="string" table:style-name="ce39">
            <text:p>Yes_No</text:p>
          </table:table-cell>
          <table:table-cell table:style-name="ce62"/>
          <table:table-cell table:style-name="ce37"/>
          <table:table-cell table:style-name="ce107"/>
          <table:table-cell table:number-columns-repeated="16377"/>
        </table:table-row>
        <table:table-row table:style-name="ro6">
          <table:table-cell office:value-type="string" table:style-name="ce87">
            <text:p>Attorney General's Departments</text:p>
          </table:table-cell>
          <table:table-cell office:value-type="string" table:style-name="ce88">
            <text:p>Advisory Conciliation and Arbitration Service</text:p>
          </table:table-cell>
          <table:table-cell office:value-type="string" table:style-name="ce37">
            <text:p>Crown Non Departmental Public Body</text:p>
          </table:table-cell>
          <table:table-cell office:value-type="string" table:style-name="ce62">
            <text:p>Yes</text:p>
          </table:table-cell>
          <table:table-cell table:style-name="ce62"/>
          <table:table-cell table:number-columns-repeated="16379" table:style-name="ce37"/>
        </table:table-row>
        <table:table-row table:style-name="ro6">
          <table:table-cell office:value-type="string" table:style-name="ce41">
            <text:p>Cabinet Office</text:p>
          </table:table-cell>
          <table:table-cell office:value-type="string" table:style-name="ce88">
            <text:p>Agricultural Wages Board for England and Wales</text:p>
          </table:table-cell>
          <table:table-cell office:value-type="string" table:style-name="ce37">
            <text:p>Executive Agency</text:p>
          </table:table-cell>
          <table:table-cell office:value-type="string" table:style-name="ce62">
            <text:p>No - please add a comment</text:p>
          </table:table-cell>
          <table:table-cell table:style-name="ce94"/>
          <table:table-cell table:number-columns-repeated="16379" table:style-name="ce37"/>
        </table:table-row>
        <table:table-row table:style-name="ro6">
          <table:table-cell office:value-type="string" table:style-name="ce41">
            <text:p>Charity Commission</text:p>
          </table:table-cell>
          <table:table-cell office:value-type="string" table:style-name="ce88">
            <text:p>Agricultural Wages Committee x 15</text:p>
          </table:table-cell>
          <table:table-cell office:value-type="string" table:style-name="ce37">
            <text:p>Executive Non-Departmental Public Body</text:p>
          </table:table-cell>
          <table:table-cell table:style-name="ce37"/>
          <table:table-cell table:style-name="ce94"/>
          <table:table-cell table:number-columns-repeated="16379" table:style-name="ce37"/>
        </table:table-row>
        <table:table-row table:style-name="ro6">
          <table:table-cell office:value-type="string" table:style-name="ce107">
            <text:p>Competition and Markets Authority</text:p>
          </table:table-cell>
          <table:table-cell office:value-type="string" table:style-name="ce86">
            <text:p>Agriculture and Horticulture Development Board</text:p>
          </table:table-cell>
          <table:table-cell office:value-type="string" table:style-name="ce37">
            <text:p>Ministerial Department</text:p>
          </table:table-cell>
          <table:table-cell table:style-name="ce37"/>
          <table:table-cell table:style-name="ce94"/>
          <table:table-cell table:number-columns-repeated="16379" table:style-name="ce37"/>
        </table:table-row>
        <table:table-row table:style-name="ro6">
          <table:table-cell office:value-type="string" table:style-name="ce87">
            <text:p>Department for Business, Energy and Industrial Strategy</text:p>
          </table:table-cell>
          <table:table-cell office:value-type="string" table:style-name="ce1">
            <text:p>Animal and Plant Health Agency</text:p>
          </table:table-cell>
          <table:table-cell office:value-type="string" table:style-name="ce37">
            <text:p>Non-Ministerial Department</text:p>
          </table:table-cell>
          <table:table-cell table:style-name="ce37"/>
          <table:table-cell table:style-name="ce94"/>
          <table:table-cell table:number-columns-repeated="16379" table:style-name="ce37"/>
        </table:table-row>
        <table:table-row table:style-name="ro6">
          <table:table-cell office:value-type="string" table:style-name="ce87">
            <text:p>Department for Communities and Local Government</text:p>
          </table:table-cell>
          <table:table-cell office:value-type="string" table:style-name="ce95">
            <text:p>Arts and Humanities Research Council</text:p>
          </table:table-cell>
          <table:table-cell office:value-type="string" table:style-name="ce107">
            <text:p>OTHER</text:p>
          </table:table-cell>
          <table:table-cell table:style-name="ce37"/>
          <table:table-cell table:style-name="ce94"/>
          <table:table-cell table:number-columns-repeated="16379" table:style-name="ce37"/>
        </table:table-row>
        <table:table-row table:style-name="ro6">
          <table:table-cell office:value-type="string" table:style-name="ce87">
            <text:p>Department for Culture, Media and Sport</text:p>
          </table:table-cell>
          <table:table-cell office:value-type="string" table:style-name="ce95">
            <text:p>Arts Council England</text:p>
          </table:table-cell>
          <table:table-cell table:style-name="ce107"/>
          <table:table-cell table:style-name="ce37"/>
          <table:table-cell table:style-name="ce94"/>
          <table:table-cell table:number-columns-repeated="16379" table:style-name="ce37"/>
        </table:table-row>
        <table:table-row table:style-name="ro6">
          <table:table-cell office:value-type="string" table:style-name="ce41">
            <text:p>Department for Education</text:p>
          </table:table-cell>
          <table:table-cell office:value-type="string" table:style-name="ce37">
            <text:p>Attorney General's Office</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87">
            <text:p>Department for Environment, Food and Rural Affairs</text:p>
          </table:table-cell>
          <table:table-cell office:value-type="string" table:style-name="ce37">
            <text:p>Big Lottery Fund</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105">
            <text:p>Department for Exiting the European Union</text:p>
          </table:table-cell>
          <table:table-cell office:value-type="string" table:style-name="ce86">
            <text:p>Biotechnology and Biological Sciences Research Council</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41">
            <text:p>Department for International Development</text:p>
          </table:table-cell>
          <table:table-cell office:value-type="string" table:style-name="ce37">
            <text:p>British Council</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105">
            <text:p>Department for International Trade</text:p>
          </table:table-cell>
          <table:table-cell office:value-type="string" table:style-name="ce37">
            <text:p>British Film Institute</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41">
            <text:p>Department for Transport</text:p>
          </table:table-cell>
          <table:table-cell office:value-type="string" table:style-name="ce37">
            <text:p>British Hallmarking Council</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87">
            <text:p>Department for Work and Pensions</text:p>
          </table:table-cell>
          <table:table-cell office:value-type="string" table:style-name="ce37">
            <text:p>British Library</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87">
            <text:p>Department of Energy and Climate Change</text:p>
          </table:table-cell>
          <table:table-cell office:value-type="string" table:style-name="ce37">
            <text:p>British Museum</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41">
            <text:p>Department of Health</text:p>
          </table:table-cell>
          <table:table-cell office:value-type="string" table:style-name="ce86">
            <text:p>British Transport Police Authority</text:p>
          </table:table-cell>
          <table:table-cell table:number-columns-repeated="2" table:style-name="ce37"/>
          <table:table-cell table:style-name="ce94"/>
          <table:table-cell table:number-columns-repeated="16379"/>
        </table:table-row>
        <table:table-row table:style-name="ro6">
          <table:table-cell office:value-type="string" table:style-name="ce105">
            <text:p>Food Standards Agency</text:p>
          </table:table-cell>
          <table:table-cell office:value-type="string" table:style-name="ce105">
            <text:p>Cabinet Office</text:p>
          </table:table-cell>
          <table:table-cell table:number-columns-repeated="2" table:style-name="ce37"/>
          <table:table-cell table:style-name="ce94"/>
          <table:table-cell table:number-columns-repeated="16379"/>
        </table:table-row>
        <table:table-row table:style-name="ro6">
          <table:table-cell office:value-type="string" table:style-name="ce87">
            <text:p>Foreign and Commonwealth Office</text:p>
          </table:table-cell>
          <table:table-cell office:value-type="string" table:style-name="ce37">
            <text:p>Care Quality Commission<text:s/></text:p>
          </table:table-cell>
          <table:table-cell table:number-columns-repeated="2" table:style-name="ce37"/>
          <table:table-cell table:style-name="ce94"/>
          <table:table-cell table:number-columns-repeated="16379"/>
        </table:table-row>
        <table:table-row table:style-name="ro6">
          <table:table-cell office:value-type="string" table:style-name="ce87">
            <text:p>Government Actuary's Department</text:p>
          </table:table-cell>
          <table:table-cell office:value-type="string" table:style-name="ce91">
            <text:p>Centre for Environment, Fisheries and Aquaculture Science</text:p>
          </table:table-cell>
          <table:table-cell table:number-columns-repeated="2" table:style-name="ce37"/>
          <table:table-cell table:style-name="ce94"/>
          <table:table-cell table:number-columns-repeated="16379"/>
        </table:table-row>
        <table:table-row table:style-name="ro6">
          <table:table-cell office:value-type="string" table:style-name="ce41">
            <text:p>HM Revenue and Customs</text:p>
          </table:table-cell>
          <table:table-cell office:value-type="string" table:style-name="ce37">
            <text:p>Charity Commission</text:p>
          </table:table-cell>
          <table:table-cell table:number-columns-repeated="2" table:style-name="ce37"/>
          <table:table-cell table:style-name="ce94"/>
          <table:table-cell table:number-columns-repeated="16379"/>
        </table:table-row>
        <table:table-row table:style-name="ro6">
          <table:table-cell office:value-type="string" table:style-name="ce87">
            <text:p>HM Treasury</text:p>
          </table:table-cell>
          <table:table-cell office:value-type="string" table:style-name="ce93">
            <text:p>Children and Family Court Advisory and Support Services</text:p>
          </table:table-cell>
          <table:table-cell table:number-columns-repeated="2" table:style-name="ce37"/>
          <table:table-cell table:style-name="ce94"/>
          <table:table-cell table:number-columns-repeated="16379"/>
        </table:table-row>
        <table:table-row table:style-name="ro6">
          <table:table-cell office:value-type="string" table:style-name="ce87">
            <text:p>Home Office</text:p>
          </table:table-cell>
          <table:table-cell office:value-type="string" table:style-name="ce37">
            <text:p>Civil Nuclear Police Authority</text:p>
          </table:table-cell>
          <table:table-cell table:number-columns-repeated="2" table:style-name="ce37"/>
          <table:table-cell table:style-name="ce94"/>
          <table:table-cell table:number-columns-repeated="16379"/>
        </table:table-row>
        <table:table-row table:style-name="ro6">
          <table:table-cell office:value-type="string" table:style-name="ce41">
            <text:p>Ministry of Defence</text:p>
          </table:table-cell>
          <table:table-cell office:value-type="string" table:style-name="ce37">
            <text:p>Civil Service Commission</text:p>
          </table:table-cell>
          <table:table-cell table:number-columns-repeated="2" table:style-name="ce37"/>
          <table:table-cell table:style-name="ce94"/>
          <table:table-cell table:number-columns-repeated="16379"/>
        </table:table-row>
        <table:table-row table:style-name="ro6">
          <table:table-cell office:value-type="string" table:style-name="ce107">
            <text:p>Ministry of Justice</text:p>
          </table:table-cell>
          <table:table-cell office:value-type="string" table:style-name="ce37">
            <text:p>Coal Authority</text:p>
          </table:table-cell>
          <table:table-cell table:number-columns-repeated="2" table:style-name="ce37"/>
          <table:table-cell table:style-name="ce94"/>
          <table:table-cell table:number-columns-repeated="16379"/>
        </table:table-row>
        <table:table-row table:style-name="ro6">
          <table:table-cell office:value-type="string" table:style-name="ce41">
            <text:p>National Crime Agency</text:p>
          </table:table-cell>
          <table:table-cell office:value-type="string" table:style-name="ce37">
            <text:p>Committee on Climate Change</text:p>
          </table:table-cell>
          <table:table-cell table:number-columns-repeated="2" table:style-name="ce37"/>
          <table:table-cell table:style-name="ce94"/>
          <table:table-cell table:number-columns-repeated="16379"/>
        </table:table-row>
        <table:table-row table:style-name="ro6">
          <table:table-cell office:value-type="string" table:style-name="ce87">
            <text:p>Northern Ireland Office</text:p>
          </table:table-cell>
          <table:table-cell office:value-type="string" table:style-name="ce37">
            <text:p>Commonwealth Scholarship Commission</text:p>
          </table:table-cell>
          <table:table-cell table:number-columns-repeated="2" table:style-name="ce37"/>
          <table:table-cell table:style-name="ce94"/>
          <table:table-cell table:number-columns-repeated="16379"/>
        </table:table-row>
        <table:table-row table:style-name="ro6">
          <table:table-cell office:value-type="string" table:style-name="ce41">
            <text:p>Office for Standards in Education, Children's Services and Skills</text:p>
          </table:table-cell>
          <table:table-cell office:value-type="string" table:style-name="ce105">
            <text:p>Companies House<text:s/></text:p>
          </table:table-cell>
          <table:table-cell table:number-columns-repeated="2" table:style-name="ce37"/>
          <table:table-cell table:style-name="ce94"/>
          <table:table-cell table:number-columns-repeated="16379"/>
        </table:table-row>
        <table:table-row table:style-name="ro6">
          <table:table-cell office:value-type="string" table:style-name="ce87">
            <text:p>Office of Gas and Electricity Market</text:p>
          </table:table-cell>
          <table:table-cell office:value-type="string" table:style-name="ce37">
            <text:p>Competition and Markets Authority</text:p>
          </table:table-cell>
          <table:table-cell table:number-columns-repeated="2" table:style-name="ce37"/>
          <table:table-cell table:style-name="ce94"/>
          <table:table-cell table:number-columns-repeated="16379"/>
        </table:table-row>
        <table:table-row table:style-name="ro6">
          <table:table-cell office:value-type="string" table:style-name="ce41">
            <text:p>Office of Qualifications and Examinations Regulation</text:p>
          </table:table-cell>
          <table:table-cell office:value-type="string" table:style-name="ce37">
            <text:p>Competition Service</text:p>
          </table:table-cell>
          <table:table-cell table:number-columns-repeated="2" table:style-name="ce37"/>
          <table:table-cell table:style-name="ce94"/>
          <table:table-cell table:number-columns-repeated="16379"/>
        </table:table-row>
        <table:table-row table:style-name="ro6">
          <table:table-cell office:value-type="string" table:style-name="ce107">
            <text:p>OTHER</text:p>
          </table:table-cell>
          <table:table-cell office:value-type="string" table:style-name="ce37">
            <text:p>Construction Industry Training Board</text:p>
          </table:table-cell>
          <table:table-cell table:number-columns-repeated="2" table:style-name="ce37"/>
          <table:table-cell table:style-name="ce94"/>
          <table:table-cell table:number-columns-repeated="16379"/>
        </table:table-row>
        <table:table-row table:style-name="ro6">
          <table:table-cell office:value-type="string" table:style-name="ce41">
            <text:p>Scotland Office</text:p>
          </table:table-cell>
          <table:table-cell office:value-type="string" table:style-name="ce37">
            <text:p>Consumer Council for Water</text:p>
          </table:table-cell>
          <table:table-cell table:number-columns-repeated="2" table:style-name="ce37"/>
          <table:table-cell table:style-name="ce94"/>
          <table:table-cell table:number-columns-repeated="16379"/>
        </table:table-row>
        <table:table-row table:style-name="ro6">
          <table:table-cell office:value-type="string" table:style-name="ce87">
            <text:p>Security and Intelligence Services</text:p>
          </table:table-cell>
          <table:table-cell office:value-type="string" table:style-name="ce37">
            <text:p>Criminal Cases Review Commission</text:p>
          </table:table-cell>
          <table:table-cell table:number-columns-repeated="2" table:style-name="ce37"/>
          <table:table-cell table:style-name="ce94"/>
          <table:table-cell table:number-columns-repeated="16379"/>
        </table:table-row>
        <table:table-row table:style-name="ro6">
          <table:table-cell office:value-type="string" table:style-name="ce41">
            <text:p>UK Export Finance</text:p>
          </table:table-cell>
          <table:table-cell office:value-type="string" table:style-name="ce106">
            <text:p>Criminal Injuries Compensation Authority</text:p>
          </table:table-cell>
          <table:table-cell table:number-columns-repeated="2" table:style-name="ce37"/>
          <table:table-cell table:style-name="ce94"/>
          <table:table-cell table:number-columns-repeated="16379"/>
        </table:table-row>
        <table:table-row table:style-name="ro6">
          <table:table-cell office:value-type="string" table:style-name="ce78">
            <text:p>UK Supreme Court</text:p>
          </table:table-cell>
          <table:table-cell office:value-type="string" table:style-name="ce105">
            <text:p>Crown Commercial Service</text:p>
          </table:table-cell>
          <table:table-cell table:number-columns-repeated="2" table:style-name="ce37"/>
          <table:table-cell table:style-name="ce94"/>
          <table:table-cell table:number-columns-repeated="16379"/>
        </table:table-row>
        <table:table-row table:style-name="ro6">
          <table:table-cell office:value-type="string" table:style-name="ce41">
            <text:p>United Kingdom Statistics Authority</text:p>
          </table:table-cell>
          <table:table-cell office:value-type="string" table:style-name="ce37">
            <text:p>Crown Prosecution Service</text:p>
          </table:table-cell>
          <table:table-cell table:number-columns-repeated="2" table:style-name="ce37"/>
          <table:table-cell table:style-name="ce94"/>
          <table:table-cell table:number-columns-repeated="16379"/>
        </table:table-row>
        <table:table-row table:style-name="ro6">
          <table:table-cell office:value-type="string" table:style-name="ce105">
            <text:p>Wales Office</text:p>
          </table:table-cell>
          <table:table-cell office:value-type="string" table:style-name="ce37">
            <text:p>Crown Prosecution Service Inspectorat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7">
            <text:p>Debt Management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Defence Electronics and Components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Defence Science and Technology Laborator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7">
            <text:p>Department for Business, Energy and Industrial Strateg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2">
            <text:p>Department for Communities and Local Governmen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Department for Culture, Media and Spor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62">
            <text:p>Department for Educat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Department for Environment, Food and Rural Affair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Department for Exiting the European Un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Department for International Developmen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5">
            <text:p>Department for International Trad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Department for Transport<text: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Department for Work and Pension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Department of Energy and Climate Chang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Department of Health (excl agencie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3">
            <text:p>Directly Operated Railways Lt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6">
            <text:p>Disclosure and Barring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Driver and Vehicle Licensing Agency</text:p>
          </table:table-cell>
          <table:table-cell table:number-columns-repeated="16382" table:style-name="ce105"/>
        </table:table-row>
        <table:table-row table:style-name="ro6">
          <table:table-cell table:style-name="ce41"/>
          <table:table-cell office:value-type="string" table:style-name="ce108">
            <text:p>Driver and Vehicle Standards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8">
            <text:p>Ebbsfleet Development Corporat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Economic and Social Research Council</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2">
            <text:p>Education Funding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Engineering and Physical Sciences Research Council</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Engineering Construction Industry Training Boar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Environment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Equality and Human Rights Commiss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FCO Service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Film Industry Training Boar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Food Standards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Foreign and Commonwealth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Gambling Commiss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4">
            <text:p>Gangmasters Licensing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Geffrye Museum</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Government Actuary's Departmen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Government Internal Audit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8">
            <text:p>Government Legal Departmen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7">
            <text:p>Great Britain - China Centre</text:p>
          </table:table-cell>
          <table:table-cell table:number-columns-repeated="16382" table:style-name="ce103"/>
        </table:table-row>
        <table:table-row table:style-name="ro6">
          <table:table-cell table:style-name="ce41"/>
          <table:table-cell office:value-type="string" table:style-name="ce99">
            <text:p>Health and Safety Executiv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ealth and Social Care Information Centr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igh Speed 2</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Higher Education Funding Council for Engla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Historic Engla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2">
            <text:p>HM Courts and Tribunals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M Revenue and Customs<text: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HM Treasur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ome Office (excl agencies)<text: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omes and Communities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orniman Public Museum and Public Park Trus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orserace Betting Levy Boar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ousing Ombudsman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uman Fertilisation and Embryology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1">
            <text:p>Human Tissue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Imperial War Museum</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Independent Commission for Aid Impac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Independent Living Fu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7">
            <text:p>Independent Police Complaints Commiss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8">
            <text:p>Information Commissioner's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Innovate UK</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Insolvency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Joint Nature Conservation Committe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Judicial Appointments Commiss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Land Registr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5">
            <text:p>Leasehold Advisory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Legal Aid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0">
            <text:p>Legal Services Boar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3">
            <text:p>Marine Management Organisat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Maritime and Coastguard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Marshall Aid Commemoration Commiss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0">
            <text:p>Medical Research Council</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2">
            <text:p>Medicines and Healthcare Products Regulatory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5">
            <text:p>Met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3">
            <text:p>Ministry of Defence<text: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1">
            <text:p>Ministry of Just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Monitor</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4">
            <text:p>National Archives</text:p>
          </table:table-cell>
          <table:table-cell table:number-columns-repeated="16382" table:style-name="ce101"/>
        </table:table-row>
        <table:table-row table:style-name="ro6">
          <table:table-cell table:style-name="ce41"/>
          <table:table-cell office:value-type="string" table:style-name="ce37">
            <text:p>National Army Museum</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ional College for Teaching and Leadership</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ional Crime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National Employment Savings Trust Corporat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ional Forest Company</text:p>
          </table:table-cell>
          <table:table-cell table:number-columns-repeated="16382" table:style-name="ce100"/>
        </table:table-row>
        <table:table-row table:style-name="ro6">
          <table:table-cell table:style-name="ce41"/>
          <table:table-cell office:value-type="string" table:style-name="ce37">
            <text:p>National Gallery</text:p>
          </table:table-cell>
          <table:table-cell table:number-columns-repeated="16382" table:style-name="ce103"/>
        </table:table-row>
        <table:table-row table:style-name="ro6">
          <table:table-cell table:style-name="ce41"/>
          <table:table-cell office:value-type="string" table:style-name="ce37">
            <text:p>National Heritage Memorial Fu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National Institute for Health and Care Excellen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ional Museum of the Royal Nav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ional Museums Liverpool</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ional Offender Management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9">
            <text:p>National Portrait Galler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ional Savings and Investment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ural Engla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ural Environment Research Council</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9">
            <text:p>Natural History Museum</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HS Engla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3">
            <text:p>Northern Ireland Human Rights Commiss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orthern Ireland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Northern Lighthouse Boar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uclear Decommissioning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Office for Budget Responsibil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Office for Fair Acces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Office for Standards in Education, Children's Services and Skill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Office of Gas and Electricity Marke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Office of Qualifications and Examinations Regulat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1">
            <text:p>Office of Rail and Roa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Office of the Immigration Services Commissioner</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0">
            <text:p>Oil and Gas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8">
            <text:p>OTHER</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Parole Boar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Planning Inspectorat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Public Health Engla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Queen Elizabeth II Conference Centr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Royal Air Force Museum</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Royal Armourie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Royal Botanic Gardens, Kew</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Royal Museums Greenwich</text:p>
          </table:table-cell>
          <table:table-cell table:number-columns-repeated="16382" table:style-name="ce96"/>
        </table:table-row>
        <table:table-row table:style-name="ro6">
          <table:table-cell table:style-name="ce41"/>
          <table:table-cell office:value-type="string" table:style-name="ce37">
            <text:p>Royal Park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Rural Payments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Science and Technology Facilities Council</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cience Museum Group</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cotland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ea Fish Industry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6">
            <text:p>Security and Intelligence Service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ecurity Industry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erious Fraud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ir John Soane's Museum</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kills Funding Agency<text: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3">
            <text:p>Sport Engla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ports Ground Safety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3">
            <text:p>Standards and Testing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tudent Loans Company Lt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Tate Galler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The Office of the Children's Commissioner</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The Office of the Public Guardia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The Pensions Advisory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The Pensions Regulator</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Transport Focu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Trinity Hous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7">
            <text:p>UK Anti-Doping</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UK Commission for Employment and Skill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UK Hydrographic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UK Intellectual Property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UK Space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UK Sport</text:p>
          </table:table-cell>
          <table:table-cell table:number-columns-repeated="16382" table:style-name="ce104"/>
        </table:table-row>
        <table:table-row table:style-name="ro6">
          <table:table-cell table:style-name="ce41"/>
          <table:table-cell office:value-type="string" table:style-name="ce105">
            <text:p>UK Supreme Cour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7">
            <text:p>UK Trade and Investment (BI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7">
            <text:p>UK Trade and Investment (FCO)</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8">
            <text:p>United Kingdom Atomic Energy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8">
            <text:p>United Kingdom Statistics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Valuation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Valuation Tribunal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Vehicle Certification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Veterinary Medicines Directorate<text: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Victoria and Albert Museum</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Visit Britai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Wales Office</text:p>
          </table:table-cell>
          <table:table-cell table:number-columns-repeated="2" table:style-name="ce82"/>
          <table:table-cell table:style-name="ce94"/>
          <table:table-cell table:number-columns-repeated="16379" table:style-name="ce82"/>
        </table:table-row>
        <table:table-row table:style-name="ro6">
          <table:table-cell table:style-name="ce41"/>
          <table:table-cell office:value-type="string" table:style-name="ce37">
            <text:p>Wallace Collect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Water Services Regulation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Westminster Foundation for Democra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Wilton Park Executive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Youth Justice Board for England and Wales</text:p>
          </table:table-cell>
          <table:table-cell table:number-columns-repeated="2" table:style-name="ce37"/>
          <table:table-cell table:style-name="ce94"/>
          <table:table-cell table:number-columns-repeated="16379"/>
        </table:table-row>
        <table:table-row table:style-name="ro6">
          <table:table-cell table:style-name="ce41"/>
          <table:table-cell table:style-name="ce38"/>
          <table:table-cell table:number-columns-repeated="2" table:style-name="ce37"/>
          <table:table-cell table:style-name="ce94"/>
          <table:table-cell table:number-columns-repeated="16379"/>
        </table:table-row>
        <table:table-row table:number-rows-repeated="3" table:style-name="ro6">
          <table:table-cell table:style-name="ce41"/>
          <table:table-cell table:number-columns-repeated="3" table:style-name="ce37"/>
          <table:table-cell table:style-name="ce94"/>
          <table:table-cell table:number-columns-repeated="16379"/>
        </table:table-row>
        <table:table-row table:number-rows-repeated="6" table:style-name="ro6">
          <table:table-cell table:style-name="ce41"/>
          <table:table-cell table:number-columns-repeated="2" table:style-name="ce37"/>
          <table:table-cell table:number-columns-repeated="2" table:style-name="ce94"/>
          <table:table-cell table:number-columns-repeated="16379"/>
        </table:table-row>
        <table:table-row table:number-rows-repeated="4" table:style-name="ro6">
          <table:table-cell table:style-name="ce41"/>
          <table:table-cell table:style-name="ce42"/>
          <table:table-cell table:style-name="ce37"/>
          <table:table-cell table:number-columns-repeated="2" table:style-name="ce94"/>
          <table:table-cell table:number-columns-repeated="16379"/>
        </table:table-row>
        <table:table-row table:number-rows-repeated="2" table:style-name="ro6">
          <table:table-cell table:number-columns-repeated="2" table:style-name="ce41"/>
          <table:table-cell table:style-name="ce37"/>
          <table:table-cell table:number-columns-repeated="2" table:style-name="ce94"/>
          <table:table-cell table:number-columns-repeated="16379"/>
        </table:table-row>
        <table:table-row table:style-name="ro6">
          <table:table-cell table:style-name="ce40"/>
          <table:table-cell table:style-name="ce42"/>
          <table:table-cell table:style-name="ce37"/>
          <table:table-cell table:number-columns-repeated="2" table:style-name="ce94"/>
          <table:table-cell table:number-columns-repeated="16379"/>
        </table:table-row>
        <table:table-row table:style-name="ro6">
          <table:table-cell table:style-name="ce40"/>
          <table:table-cell table:style-name="ce41"/>
          <table:table-cell table:style-name="ce37"/>
          <table:table-cell table:number-columns-repeated="2" table:style-name="ce94"/>
          <table:table-cell table:number-columns-repeated="16379"/>
        </table:table-row>
        <table:table-row table:style-name="ro6">
          <table:table-cell table:style-name="ce40"/>
          <table:table-cell table:style-name="ce42"/>
          <table:table-cell table:style-name="ce37"/>
          <table:table-cell table:number-columns-repeated="2" table:style-name="ce94"/>
          <table:table-cell table:number-columns-repeated="16379"/>
        </table:table-row>
        <table:table-row table:style-name="ro6">
          <table:table-cell table:style-name="ce40"/>
          <table:table-cell table:style-name="ce41"/>
          <table:table-cell table:style-name="ce37"/>
          <table:table-cell table:number-columns-repeated="2" table:style-name="ce94"/>
          <table:table-cell table:number-columns-repeated="16379"/>
        </table:table-row>
        <table:table-row table:number-rows-repeated="5" table:style-name="ro6">
          <table:table-cell table:style-name="ce40"/>
          <table:table-cell table:style-name="ce41"/>
          <table:table-cell table:style-name="ce37"/>
          <table:table-cell table:style-name="ce94"/>
          <table:table-cell table:number-columns-repeated="16380" table:style-name="ce37"/>
        </table:table-row>
        <table:table-row table:number-rows-repeated="4" table:style-name="ro6">
          <table:table-cell table:style-name="ce40"/>
          <table:table-cell table:style-name="ce36"/>
          <table:table-cell table:number-columns-repeated="16382" table:style-name="ce37"/>
        </table:table-row>
        <table:table-row table:number-rows-repeated="10" table:style-name="ro6">
          <table:table-cell table:style-name="ce40"/>
          <table:table-cell table:style-name="ce36"/>
          <table:table-cell table:number-columns-repeated="16382"/>
        </table:table-row>
        <table:table-row table:number-rows-repeated="2" table:style-name="ro6">
          <table:table-cell table:style-name="ce37"/>
          <table:table-cell table:style-name="ce36"/>
          <table:table-cell table:number-columns-repeated="16382"/>
        </table:table-row>
        <table:table-row table:number-rows-repeated="62" table:style-name="ro6">
          <table:table-cell table:style-name="ce40"/>
          <table:table-cell table:style-name="ce36"/>
          <table:table-cell table:number-columns-repeated="16382"/>
        </table:table-row>
        <table:table-row table:number-rows-repeated="2" table:style-name="ro6">
          <table:table-cell table:number-columns-repeated="2" table:style-name="ce36"/>
          <table:table-cell table:number-columns-repeated="16382"/>
        </table:table-row>
        <table:table-row table:number-rows-repeated="7" table:style-name="ro6">
          <table:table-cell table:style-name="ce40"/>
          <table:table-cell table:style-name="ce36"/>
          <table:table-cell table:number-columns-repeated="16382"/>
        </table:table-row>
        <table:table-row table:number-rows-repeated="13" table:style-name="ro6">
          <table:table-cell table:style-name="ce40"/>
          <table:table-cell table:style-name="ce38"/>
          <table:table-cell table:number-columns-repeated="16382"/>
        </table:table-row>
        <table:table-row table:number-rows-repeated="9" table:style-name="ro6">
          <table:table-cell table:style-name="ce40"/>
          <table:table-cell table:number-columns-repeated="16383"/>
        </table:table-row>
        <table:table-row table:number-rows-repeated="1048247" table:style-name="ro6">
          <table:table-cell table:number-columns-repeated="16384"/>
        </table:table-row>
      </table:table>
      <table:named-expressions>
        <table:named-range table:name="List_of_organisations" table:cell-range-address="Drop_down_lists.$B$2:Drop_down_lists.$B$193" table:base-cell-address="Drop_down_lists.$A$1"/>
        <table:named-expression table:name="Main_Department" table:expression="of:=[.#REF!]" table:base-cell-address="Contents.$A$1"/>
        <table:named-range table:name="Organisation_Type" table:cell-range-address="Drop_down_lists.$C$2:Drop_down_lists.$C$7" table:base-cell-address="Drop_down_lists.$A$1"/>
        <table:named-range table:name="Yes_No" table:cell-range-address="Drop_down_lists.$D$2:Drop_down_lists.$D$3" table:base-cell-address="Drop_down_lists.$A$1"/>
      </table:named-expressions>
      <table:database-ranges>
        <table:database-range table:target-range-address="List_of_Organisations.B2:List_of_Organisations.D197" table:contains-header="false">
          <table:sort>
            <table:sort-by table:field-number="0"/>
          </table:sort>
        </table:database-range>
        <table:database-range table:target-range-address="List_of_Organisations.B1:List_of_Organisations.D196" table:display-filter-buttons="true"/>
        <table:database-range table:target-range-address="Drop_down_lists.B2:Drop_down_lists.B195"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Calibri" svg:font-family="Calibri"/>
    <style:font-face style:name="Times New Roman" svg:font-family="&quot;Times New Roman&quot;"/>
  </office:font-face-decls>
  <office:styles>
    <number:number-style style:name="N0">
      <number:number number:min-integer-digits="1"/>
    </number:number-style>
    <number:number-style style:name="N3">
      <number:number number:decimal-places="0" number:min-integer-digits="1" number:grouping="true"/>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text-style style:name="N30">
      <number:text-content/>
    </number:text-style>
    <number:currency-style style:name="N36P0">
      <number:text> </number:text>
      <number:currency-symbol>£</number:currency-symbol>
      <number:number number:decimal-places="2" number:min-integer-digits="1" number:grouping="true"/>
      <number:text> </number:text>
    </number:currency-style>
    <number:currency-style style:name="N36P1">
      <number:text> </number:text>
      <number:currency-symbol>£</number:currency-symbol>
      <number:text>(</number:text>
      <number:number number:decimal-places="2" number:min-integer-digits="1" number:grouping="true"/>
      <number:text>)</number:text>
    </number:currency-style>
    <number:currency-style style:name="N36P2">
      <number:text> </number:text>
      <number:currency-symbol>£</number:currency-symbol>
      <number:text>-</number:text>
      <number:number number:decimal-places="0" number:min-integer-digits="2"/>
      <number:text> </number:text>
    </number:currency-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date-style style:name="N38">
      <number:year number:style="long"/>
      <number:text>/</number:text>
      <number:month number:style="long"/>
      <number:text>/</number:text>
      <number:day number:style="long"/>
    </number:date-style>
    <number:number-style style:name="N39P0">
      <number:number number:decimal-places="0" number:min-integer-digits="1" number:grouping="true"/>
    </number:number-style>
    <number:number-style style:name="N39">
      <number:text>(</number:text>
      <number:number number:decimal-places="0" number:min-integer-digits="1" number:grouping="true">
        <number:embedded-text number:position="0">)</number:embedded-text>
      </number:number>
      <style:map style:condition="value()&gt;=0" style:apply-style-name="N39P0"/>
    </number:number-style>
    <number:date-style style:name="N40">
      <number:day number:style="long"/>
      <number:text>:</number:text>
      <number:hours number:style="long"/>
      <number:text>:</number:text>
      <number:minutes number:style="long"/>
    </number:date-style>
    <number:date-style style:name="N41">
      <number:day-of-week/>
      <number:day number:style="long"/>
      <number:text>/</number:text>
      <number:month number:style="long"/>
      <number:text>/</number:text>
      <number:year number:style="long"/>
    </number:date-style>
    <number:date-style style:name="N42">
      <number:day-of-week number:style="long"/>
      <number:day number:style="long"/>
      <number:text>/</number:text>
      <number:month number:style="long"/>
      <number:text>/</number:text>
      <number:year number:style="long"/>
    </number:date-style>
    <number:number-style style:name="N43">
      <number:number number:decimal-places="0" number:min-integer-digits="11">
        <number:embedded-text number:position="5">.</number:embedded-text>
        <number:embedded-text number:position="7">.</number:embedded-text>
      </number:number>
    </number:number-style>
    <number:number-style style:name="N44">
      <number:number number:decimal-places="0" number:min-integer-digits="11">
        <number:embedded-text number:position="5"> </number:embedded-text>
      </number:number>
    </number:number-style>
    <number:number-style style:name="N45P0">
      <number:number number:decimal-places="0" number:min-integer-digits="4"/>
    </number:number-style>
    <number:number-style style:name="N45">
      <number:number number:min-integer-digits="1"/>
      <style:map style:condition="value()&lt;=9999" style:apply-style-name="N45P0"/>
    </number:number-style>
    <number:number-style style:name="N46P0">
      <number:text>N-</number:text>
      <number:number number:decimal-places="0" number:min-integer-digits="4"/>
    </number:number-style>
    <number:number-style style:name="N46">
      <number:number number:min-integer-digits="1"/>
      <style:map style:condition="value()&lt;=9999" style:apply-style-name="N46P0"/>
    </number:number-style>
    <number:text-style style:name="N47P0"/>
    <number:text-style style:name="N47P1"/>
    <number:text-style style:name="N47P2"/>
    <number:text-style style:name="N47">
      <style:map style:condition="value()&gt;0" style:apply-style-name="N47P0"/>
      <style:map style:condition="value()&lt;0" style:apply-style-name="N47P1"/>
      <style:map style:condition="value()=0" style:apply-style-name="N47P2"/>
    </number:text-style>
    <number:text-style style:name="N48P0"/>
    <number:text-style style:name="N48P1"/>
    <number:text-style style:name="N48">
      <style:map style:condition="value()&gt;0" style:apply-style-name="N48P0"/>
      <style:map style:condition="value()&lt;0" style:apply-style-name="N48P1"/>
    </number:text-style>
    <number:number-style style:name="N49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9">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9P0"/>
    </number:number-style>
    <number:time-style style:name="N50" number:truncate-on-overflow="false">
      <number:hours/>
      <number:text>:</number:text>
      <number:minutes number:style="long"/>
    </number:time-style>
    <number:time-style style:name="N51" number:truncate-on-overflow="false">
      <number:hours number:style="long"/>
      <number:text>:</number:text>
      <number:minutes number:style="long"/>
    </number:time-style>
    <number:number-style style:name="N52">
      <number:number number:decimal-places="0" number:min-integer-digits="2"/>
    </number:number-style>
    <number:number-style style:name="N53">
      <number:number number:decimal-places="0" number:min-integer-digits="3"/>
    </number:number-style>
    <number:number-style style:name="N54">
      <number:number number:decimal-places="0" number:min-integer-digits="1" number:grouping="true" number:display-factor="1000"/>
    </number:number-style>
    <number:number-style style:name="N55P0">
      <style:text-properties fo:color="#0000FF"/>
      <number:number number:decimal-places="2" number:min-integer-digits="1" number:grouping="true"/>
    </number:number-style>
    <number:number-style style:name="N55P1">
      <style:text-properties fo:color="#FF0000"/>
      <number:text>-</number:text>
      <number:number number:decimal-places="2" number:min-integer-digits="1" number:grouping="true"/>
    </number:number-style>
    <number:number-style style:name="N55">
      <number:number number:decimal-places="2" number:min-integer-digits="1"/>
      <style:map style:condition="value()&gt;0" style:apply-style-name="N55P0"/>
      <style:map style:condition="value()&lt;0" style:apply-style-name="N55P1"/>
    </number:number-style>
    <number:number-style style:name="N56P0">
      <number:text>kr</number:text>
      <number:number number:decimal-places="0" number:min-integer-digits="1" number:grouping="true" number:display-factor="1000"/>
    </number:number-style>
    <number:number-style style:name="N56">
      <number:text>kr-</number:text>
      <number:number number:decimal-places="0" number:min-integer-digits="1" number:grouping="true" number:display-factor="1000"/>
      <style:map style:condition="value()&gt;=0" style:apply-style-name="N56P0"/>
    </number:number-style>
    <number:number-style style:name="N57P0">
      <style:text-properties fo:color="#0000FF"/>
      <number:text>kr</number:text>
      <number:number number:decimal-places="2" number:min-integer-digits="1" number:grouping="true"/>
    </number:number-style>
    <number:number-style style:name="N57P1">
      <style:text-properties fo:color="#FF0000"/>
      <number:text>kr-</number:text>
      <number:number number:decimal-places="2" number:min-integer-digits="1" number:grouping="true"/>
    </number:number-style>
    <number:number-style style:name="N57">
      <number:number number:decimal-places="2" number:min-integer-digits="1"/>
      <style:map style:condition="value()&gt;0" style:apply-style-name="N57P0"/>
      <style:map style:condition="value()&lt;0" style:apply-style-name="N57P1"/>
    </number:number-style>
    <number:date-style style:name="N58">
      <number:month number:style="long" number:textual="true"/>
      <number:text> </number:text>
      <number:year number:style="long"/>
    </number:date-style>
    <number:currency-style style:name="N59">
      <number:currency-symbol>£</number:currency-symbol>
      <number:number number:decimal-places="2" number:min-integer-digits="1" number:grouping="true"/>
    </number:currency-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37__32_2" style:display-name="% 2" style:family="table-cell" style:data-style-name="N0">
      <style:table-cell-properties style:vertical-align="automatic" fo:background-color="transparent"/>
      <style:text-properties fo:color="#000000"/>
    </style:style>
    <style:style style:name="_197_rMndDag" style:display-name="ÅrMndDag" style:family="table-cell" style:data-style-name="N38"/>
    <style:style style:name="Caption" style:family="table-cell" style:data-style-name="N39">
      <style:table-cell-properties style:vertical-align="automatic" fo:background-color="#000080" style:cell-protect="none"/>
      <style:text-properties fo:color="#FFFFFF" fo:font-size="11pt" style:font-size-asian="11pt" style:font-size-complex="11pt"/>
    </style:style>
    <style:style style:name="Comma_32_2" style:display-name="Comma 2" style:family="table-cell" style:data-style-name="N37"/>
    <style:style style:name="Comma_32_3" style:display-name="Comma 3" style:family="table-cell" style:data-style-name="N37"/>
    <style:style style:name="Comma_32_3_32_2" style:display-name="Comma 3 2" style:family="table-cell" style:data-style-name="N37"/>
    <style:style style:name="Comma_32_4" style:display-name="Comma 4" style:family="table-cell" style:data-style-name="N37"/>
    <style:style style:name="Comma_32_5" style:display-name="Comma 5" style:family="table-cell" style:data-style-name="N37"/>
    <style:style style:name="Comma_32_5_32_2" style:display-name="Comma 5 2" style:family="table-cell" style:data-style-name="N37"/>
    <style:style style:name="Comma_32_6" style:display-name="Comma 6" style:family="table-cell" style:data-style-name="N37"/>
    <style:style style:name="Comma_32_7" style:display-name="Comma 7" style:family="table-cell" style:data-style-name="N37"/>
    <style:style style:name="Comma_32_7_32_2" style:display-name="Comma 7 2" style:family="table-cell" style:data-style-name="N37"/>
    <style:style style:name="Currency_32_2" style:display-name="Currency 2" style:family="table-cell" style:data-style-name="N36"/>
    <style:style style:name="Currency_32_2_32_2" style:display-name="Currency 2 2" style:family="table-cell" style:data-style-name="N36"/>
    <style:style style:name="DagerOgTimer" style:family="table-cell" style:data-style-name="N40"/>
    <style:style style:name="DagOgDato" style:family="table-cell" style:data-style-name="N41"/>
    <style:style style:name="DagOgDatoLang" style:family="table-cell" style:data-style-name="N42"/>
    <style:style style:name="Dato" style:family="table-cell" style:data-style-name="N19"/>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3"/>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3_32_3_32_2" style:display-name="Normal 3 3 2" style:family="table-cell" style:data-style-name="N0">
      <style:table-cell-properties style:vertical-align="automatic" fo:background-color="transparent"/>
      <style:text-properties fo:color="#000000"/>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5_32_3" style:display-name="Normal 5 3" style:family="table-cell" style:data-style-name="N0">
      <style:table-cell-properties style:vertical-align="automatic" fo:background-color="transparent"/>
      <style:text-properties fo:color="#000000" fo:font-size="10pt" style:font-size-asian="10pt" style:font-size-complex="10pt"/>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8_32_2" style:display-name="Normal 8 2"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Normal_Book1_32_2" style:display-name="Normal_Book1 2" style:family="table-cell" style:data-style-name="N0">
      <style:table-cell-properties style:vertical-align="automatic" fo:background-color="transparent"/>
      <style:text-properties fo:color="#000000" fo:font-size="10pt" style:font-size-asian="10pt" style:font-size-complex="10pt"/>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4"/>
    <style:style style:name="PostNr" style:family="table-cell" style:data-style-name="N45"/>
    <style:style style:name="PostNrNorge" style:family="table-cell" style:data-style-name="N46"/>
    <style:style style:name="SkjulAlt" style:family="table-cell" style:data-style-name="N47"/>
    <style:style style:name="SkjulTall" style:family="table-cell" style:data-style-name="N48"/>
    <style:style style:name="Telefon" style:family="table-cell" style:data-style-name="N49"/>
    <style:style style:name="Timer1" style:family="table-cell" style:data-style-name="N50"/>
    <style:style style:name="Timer2" style:family="table-cell" style:data-style-name="N51"/>
    <style:style style:name="ToSiffer" style:family="table-cell" style:data-style-name="N52"/>
    <style:style style:name="TreSiffer" style:family="table-cell" style:data-style-name="N53"/>
    <style:style style:name="Tusenskille1000" style:family="table-cell" style:data-style-name="N54"/>
    <style:style style:name="TusenskilleFarger" style:family="table-cell" style:data-style-name="N55"/>
    <style:style style:name="Valuta1000" style:family="table-cell" style:data-style-name="N56"/>
    <style:style style:name="ValutaFarger" style:family="table-cell" style:data-style-name="N57"/>
    <style:style style:name="cf1" style:family="table-cell">
      <style:table-cell-properties fo:background-color="#FF0000"/>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portrait" style:print-page-order="ttb" style:first-page-number="continue" style:scale-to="7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style:page-layout style:name="pm5">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Soham Patel</meta:initial-creator>
    <dc:creator>Wilson, Andrew</dc:creator>
    <meta:creation-date>2011-03-30T15:28:39Z</meta:creation-date>
    <dc:date>2019-04-09T09:00:40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5be8327-bdee-43d4-b872-6842edc004c0</meta:user-defined>
  </office:meta>
</office:document-meta>
</file>